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 fo:wrap-option="wrap" fo:background-color="#FFFFFF"/>
    </style:style>
    <style:style style:name="ce6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middle"/>
    </style:style>
    <style:style style:name="ce45" style:family="table-cell" style:parent-style-name="Default" style:data-style-name="N0">
      <style:table-cell-properties style:vertical-align="middle"/>
      <style:text-properties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style:font-family-generic="swiss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6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9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0" style:family="table-cell" style:parent-style-name="Normal_32_2" style:data-style-name="N30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1" style:family="table-cell" style:parent-style-name="Normal_32_2" style:data-style-name="N3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2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4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5" style:family="table-cell" style:parent-style-name="Normal_32_4" style:data-style-name="N0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BFBFBF"/>
      <style:text-properties fo:font-weight="bold" style:font-weight-asian="bold" style:font-weight-complex="bold" style:font-family-generic="swiss"/>
    </style:style>
    <style:style style:name="ce68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7" style:family="table-cell" style:parent-style-name="Default" style:data-style-name="N30">
      <style:table-cell-properties fo:border="thin solid #000000" style:vertical-align="automatic" fo:wrap-option="wrap"/>
    </style:style>
    <style:style style:name="ce7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Default" style:data-style-name="N0">
      <style:table-cell-properties style:vertical-align="middle" fo:background-color="#FFFFFF"/>
      <style:text-properties fo:color="#FF0000" style:font-family-generic="swiss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1" style:family="table-cell" style:parent-style-name="Normal_32_5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Normal_32_5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3" style:family="table-cell" style:parent-style-name="Normal_32_5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4" style:family="table-cell" style:parent-style-name="Normal_32_5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5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6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7" style:family="table-cell" style:parent-style-name="Normal_32_5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8" style:family="table-cell" style:parent-style-name="Normal_32_5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9" style:family="table-cell" style:parent-style-name="Normal_32_5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0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1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/>
      <style:text-properties fo:font-weight="bold" style:font-weight-asian="bold" style:font-weight-complex="bold" style:font-family-generic="swiss"/>
    </style:style>
    <style:style style:name="ce94" style:family="table-cell" style:parent-style-name="Normal_32_4" style:data-style-name="N0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="thin solid #000000" style:vertical-align="middle"/>
    </style:style>
    <style:style style:name="ce97" style:family="table-cell" style:parent-style-name="Default" style:data-style-name="N0">
      <style:table-cell-properties style:vertical-align="middle" fo:wrap-option="wrap" fo:background-color="#FFFFFF"/>
      <style:text-properties fo:color="#FF0000" style:font-family-generic="swiss"/>
    </style:style>
    <style:style style:name="ce98" style:family="table-cell" style:parent-style-name="Normal_32_6" style:data-style-name="N0">
      <style:table-cell-properties style:vertical-align="middle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Normal_32_6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Normal_32_6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Normal_32_6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32_6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text-line-through-style="solid"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Normal_32_6" style:data-style-name="N0">
      <style:table-cell-properties style:vertical-align="middle" fo:background-color="#FFFFFF" style:cell-protect="protected"/>
      <style:text-properties fo:color="#FF0000" style:text-line-through-style="solid"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Normal_32_6" style:data-style-name="N0">
      <style:table-cell-properties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Normal_32_6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Normal_32_6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Normal_32_6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1" style:family="table-cell" style:parent-style-name="Normal_32_6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3" style:family="table-cell" style:parent-style-name="Normal_32_6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Normal_32_6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5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6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7" style:family="table-cell" style:parent-style-name="Normal_32_6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Normal_32_6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9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0" style:family="table-cell" style:parent-style-name="Normal_32_2" style:data-style-name="N30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1" style:family="table-cell" style:parent-style-name="Normal_32_2" style:data-style-name="N3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5" style:family="table-cell" style:parent-style-name="Normal_32_7" style:data-style-name="N3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8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32_2" style:data-style-name="N3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7" style:data-style-name="N3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Normal_32_2" style:data-style-name="N3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3" style:family="table-cell" style:parent-style-name="Default" style:data-style-name="N30">
      <style:table-cell-properties fo:border="thin solid #000000"/>
      <style:text-properties fo:color="#000000" style:font-family-generic="swiss"/>
    </style:style>
    <style:style style:name="ce134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 style:font-family-generic="swiss"/>
    </style:style>
    <style:style style:name="ce136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7" style:family="table-cell" style:parent-style-name="Normal_32_6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8" style:family="table-cell" style:parent-style-name="Normal_32_6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Normal_32_6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1" style:family="table-cell" style:parent-style-name="Normal_32_6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2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3" style:family="table-cell" style:parent-style-name="Normal_32_6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4" style:family="table-cell" style:parent-style-name="Normal_32_6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5" style:family="table-cell" style:parent-style-name="Normal_32_6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6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7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8" style:family="table-cell" style:parent-style-name="Normal_32_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9" style:family="table-cell" style:parent-style-name="Normal_32_6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0" style:family="table-cell" style:parent-style-name="Normal_32_6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1" style:family="table-cell" style:parent-style-name="Normal_32_6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64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5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6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7" style:family="table-cell" style:parent-style-name="Normal_32_2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8" style:family="table-cell" style:parent-style-name="Normal_32_2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3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4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5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6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7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8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4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6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7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9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0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1" style:family="table-cell" style:parent-style-name="Normal_32_2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3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5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7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8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9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0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1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2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04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5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6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7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08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09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10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1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2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3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4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5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17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18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9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0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21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22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3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4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5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6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7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8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9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0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1" style:family="table-cell" style:parent-style-name="Normal_32_5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2" style:family="table-cell" style:parent-style-name="Normal_32_5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3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4" style:family="table-cell" style:parent-style-name="Normal_32_5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5" style:family="table-cell" style:parent-style-name="Normal_32_5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6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4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55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6" style:family="table-cell" style:parent-style-name="Normal_32_4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7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58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9" style:family="table-cell" style:parent-style-name="Normal_32_4" style:data-style-name="N0">
      <style:table-cell-properties fo:border="thin solid #000000"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0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1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62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63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46805555555556cm"/>
    </style:style>
    <style:style style:name="co2" style:family="table-column">
      <style:table-column-properties fo:break-before="auto" style:column-width="23.4773611111111cm"/>
    </style:style>
    <style:style style:name="co3" style:family="table-column">
      <style:table-column-properties fo:break-before="auto" style:column-width="1.78152777777778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11.0243055555556cm"/>
    </style:style>
    <style:style style:name="co6" style:family="table-column">
      <style:table-column-properties fo:break-before="auto" style:column-width="0.97013888888888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7.72583333333333cm"/>
    </style:style>
    <style:style style:name="co9" style:family="table-column">
      <style:table-column-properties fo:break-before="auto" style:column-width="8.67833333333333cm"/>
    </style:style>
    <style:style style:name="co10" style:family="table-column">
      <style:table-column-properties fo:break-before="auto" style:column-width="20.6727777777778cm" style:use-optimal-column-width="true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04611111111111cm" style:use-optimal-column-width="true"/>
    </style:style>
    <style:style style:name="co13" style:family="table-column">
      <style:table-column-properties fo:break-before="auto" style:column-width="2.46944444444444cm"/>
    </style:style>
    <style:style style:name="co14" style:family="table-column">
      <style:table-column-properties fo:break-before="auto" style:column-width="8.09625cm"/>
    </style:style>
    <style:style style:name="co15" style:family="table-column">
      <style:table-column-properties fo:break-before="auto" style:column-width="3.01625cm" style:use-optimal-column-width="true"/>
    </style:style>
    <style:style style:name="co16" style:family="table-column">
      <style:table-column-properties fo:break-before="auto" style:column-width="9.50736111111111cm" style:use-optimal-column-width="true"/>
    </style:style>
    <style:style style:name="co17" style:family="table-column">
      <style:table-column-properties fo:break-before="auto" style:column-width="1.99319444444444cm" style:use-optimal-column-width="true"/>
    </style:style>
    <style:style style:name="co18" style:family="table-column">
      <style:table-column-properties fo:break-before="auto" style:column-width="8.34319444444444cm"/>
    </style:style>
    <style:style style:name="co19" style:family="table-column">
      <style:table-column-properties fo:break-before="auto" style:column-width="8.23736111111111cm"/>
    </style:style>
    <style:style style:name="co20" style:family="table-column">
      <style:table-column-properties fo:break-before="auto" style:column-width="3.33375cm"/>
    </style:style>
    <style:style style:name="co21" style:family="table-column">
      <style:table-column-properties fo:break-before="auto" style:column-width="9.73666666666667cm"/>
    </style:style>
    <style:style style:name="co22" style:family="table-column">
      <style:table-column-properties fo:break-before="auto" style:column-width="10.5127777777778cm"/>
    </style:style>
    <style:style style:name="co23" style:family="table-column">
      <style:table-column-properties fo:break-before="auto" style:column-width="14.0581944444444cm"/>
    </style:style>
    <style:style style:name="co24" style:family="table-column">
      <style:table-column-properties fo:break-before="auto" style:column-width="1.97555555555556cm" style:use-optimal-column-width="true"/>
    </style:style>
    <style:style style:name="co25" style:family="table-column">
      <style:table-column-properties fo:break-before="auto" style:column-width="7.12611111111111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5.15055555555556cm"/>
    </style:style>
    <style:style style:name="co28" style:family="table-column">
      <style:table-column-properties fo:break-before="auto" style:column-width="17.7976388888889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2.02847222222222cm"/>
    </style:style>
    <style:style style:name="co31" style:family="table-column">
      <style:table-column-properties fo:break-before="auto" style:column-width="10.1423611111111cm"/>
    </style:style>
    <style:style style:name="co32" style:family="table-column">
      <style:table-column-properties fo:break-before="auto" style:column-width="6.84388888888889cm" style:use-optimal-column-width="true"/>
    </style:style>
    <style:style style:name="co33" style:family="table-column">
      <style:table-column-properties fo:break-before="auto" style:column-width="1.12888888888889cm" style:use-optimal-column-width="true"/>
    </style:style>
    <style:style style:name="co34" style:family="table-column">
      <style:table-column-properties fo:break-before="auto" style:column-width="2.18722222222222cm"/>
    </style:style>
    <style:style style:name="co35" style:family="table-column">
      <style:table-column-properties fo:break-before="auto" style:column-width="10.0365277777778cm"/>
    </style:style>
    <style:style style:name="co36" style:family="table-column">
      <style:table-column-properties fo:break-before="auto" style:column-width="8.255cm"/>
    </style:style>
    <style:style style:name="co37" style:family="table-column">
      <style:table-column-properties fo:break-before="auto" style:column-width="6.70277777777778cm"/>
    </style:style>
    <style:style style:name="co38" style:family="table-column">
      <style:table-column-properties fo:break-before="auto" style:column-width="3.93347222222222cm"/>
    </style:style>
    <style:style style:name="co39" style:family="table-column">
      <style:table-column-properties fo:break-before="auto" style:column-width="10.3893055555556cm"/>
    </style:style>
    <style:style style:name="co40" style:family="table-column">
      <style:table-column-properties fo:break-before="auto" style:column-width="3.98638888888889cm"/>
    </style:style>
    <style:style style:name="co41" style:family="table-column">
      <style:table-column-properties fo:break-before="auto" style:column-width="12.9645833333333cm"/>
    </style:style>
    <style:style style:name="co42" style:family="table-column">
      <style:table-column-properties fo:break-before="auto" style:column-width="9.8425cm"/>
    </style:style>
    <style:style style:name="co43" style:family="table-column">
      <style:table-column-properties fo:break-before="auto" style:column-width="7.72583333333333cm" style:use-optimal-column-width="true"/>
    </style:style>
    <style:style style:name="co44" style:family="table-column">
      <style:table-column-properties fo:break-before="auto" style:column-width="3.45722222222222cm"/>
    </style:style>
    <style:style style:name="co45" style:family="table-column">
      <style:table-column-properties fo:break-before="auto" style:column-width="5.67972222222222cm" style:use-optimal-column-width="true"/>
    </style:style>
    <style:style style:name="co46" style:family="table-column">
      <style:table-column-properties fo:break-before="auto" style:column-width="1.74625cm"/>
    </style:style>
    <style:style style:name="co47" style:family="table-column">
      <style:table-column-properties fo:break-before="auto" style:column-width="5.57388888888889cm" style:use-optimal-column-width="true"/>
    </style:style>
    <style:style style:name="co48" style:family="table-column">
      <style:table-column-properties fo:break-before="auto" style:column-width="1.83444444444444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8.97819444444444cm"/>
    </style:style>
    <style:style style:name="co51" style:family="table-column">
      <style:table-column-properties fo:break-before="auto" style:column-width="7.10847222222222cm"/>
    </style:style>
    <style:style style:name="co52" style:family="table-column">
      <style:table-column-properties fo:break-before="auto" style:column-width="7.37305555555556cm"/>
    </style:style>
    <style:style style:name="co53" style:family="table-column">
      <style:table-column-properties fo:break-before="auto" style:column-width="3.58069444444444cm"/>
    </style:style>
    <style:style style:name="co54" style:family="table-column">
      <style:table-column-properties fo:break-before="auto" style:column-width="12.3472222222222cm"/>
    </style:style>
    <style:style style:name="co55" style:family="table-column">
      <style:table-column-properties fo:break-before="auto" style:column-width="4.03930555555556cm"/>
    </style:style>
    <style:style style:name="co56" style:family="table-column">
      <style:table-column-properties fo:break-before="auto" style:column-width="8.83708333333333cm" style:use-optimal-column-width="true"/>
    </style:style>
    <style:style style:name="co57" style:family="table-column">
      <style:table-column-properties fo:break-before="auto" style:column-width="1.41111111111111cm"/>
    </style:style>
    <style:style style:name="co58" style:family="table-column">
      <style:table-column-properties fo:break-before="auto" style:column-width="1.85208333333333cm" style:use-optimal-column-width="true"/>
    </style:style>
    <style:style style:name="co59" style:family="table-column">
      <style:table-column-properties fo:break-before="auto" style:column-width="7.67291666666667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2.5pt" style:use-optimal-row-height="tru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2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87.5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62.5pt" style:use-optimal-row-height="tru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30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17.15pt" style:use-optimal-row-height="fals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12.75pt" style:use-optimal-row-height="false" fo:break-before="auto"/>
    </style:style>
    <style:style style:name="ro20" style:family="table-row">
      <style:table-row-properties style:row-height="12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34.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14.5pt" style:use-optimal-row-height="true" fo:break-before="auto"/>
    </style:style>
    <style:style style:name="ro25" style:family="table-row">
      <style:table-row-properties style:row-height="21.75pt" style:use-optimal-row-height="false" fo:break-before="auto"/>
    </style:style>
    <style:style style:name="ro26" style:family="table-row">
      <style:table-row-properties style:row-height="20.25pt" style:use-optimal-row-height="false" fo:break-before="auto"/>
    </style:style>
    <style:style style:name="ro27" style:family="table-row">
      <style:table-row-properties style:row-height="50pt" style:use-optimal-row-height="true" fo:break-before="auto"/>
    </style:style>
    <style:style style:name="ro28" style:family="table-row">
      <style:table-row-properties style:row-height="29pt" style:use-optimal-row-height="true" fo:break-before="auto"/>
    </style:style>
    <style:style style:name="ro29" style:family="table-row">
      <style:table-row-properties style:row-height="28pt" style:use-optimal-row-height="false" fo:break-before="auto"/>
    </style:style>
    <style:style style:name="ro30" style:family="table-row">
      <style:table-row-properties style:row-height="24.65pt" style:use-optimal-row-height="false" fo:break-before="auto"/>
    </style:style>
    <style:style style:name="ro31" style:family="table-row">
      <style:table-row-properties style:row-height="88.5pt" style:use-optimal-row-height="false" fo:break-before="auto"/>
    </style:style>
    <style:style style:name="ro32" style:family="table-row">
      <style:table-row-properties style:row-height="26.25pt" style:use-optimal-row-height="false" fo:break-before="auto"/>
    </style:style>
    <style:style style:name="ro33" style:family="table-row">
      <style:table-row-properties style:row-height="43.5pt" style:use-optimal-row-height="true" fo:break-before="auto"/>
    </style:style>
    <style:style style:name="ro34" style:family="table-row">
      <style:table-row-properties style:row-height="58pt" style:use-optimal-row-height="true" fo:break-before="auto"/>
    </style:style>
    <style:style style:name="ro35" style:family="table-row">
      <style:table-row-properties style:row-height="72.5pt" style:use-optimal-row-height="true" fo:break-before="auto"/>
    </style:style>
    <style:style style:name="ro36" style:family="table-row">
      <style:table-row-properties style:row-height="145pt" style:use-optimal-row-height="true" fo:break-before="auto"/>
    </style:style>
    <style:style style:name="ro37" style:family="table-row">
      <style:table-row-properties style:row-height="159.5pt" style:use-optimal-row-height="true" fo:break-before="auto"/>
    </style:style>
    <style:style style:name="ro38" style:family="table-row">
      <style:table-row-properties style:row-height="101.5pt" style:use-optimal-row-height="true" fo:break-before="auto"/>
    </style:style>
    <style:style style:name="ro39" style:family="table-row">
      <style:table-row-properties style:row-height="87pt" style:use-optimal-row-height="true" fo:break-before="auto"/>
    </style:style>
    <style:style style:name="ro40" style:family="table-row">
      <style:table-row-properties style:row-height="29.5pt" style:use-optimal-row-height="false" fo:break-before="auto"/>
    </style:style>
    <style:style style:name="ro41" style:family="table-row">
      <style:table-row-properties style:row-height="34pt" style:use-optimal-row-height="false" fo:break-before="auto"/>
    </style:style>
    <style:style style:name="ro42" style:family="table-row">
      <style:table-row-properties style:row-height="35pt" style:use-optimal-row-height="false" fo:break-before="auto"/>
    </style:style>
    <style:style style:name="ro43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ce26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5:.$A$166]; [.A153])+COUNTIF([.$A$153:.$A$153]; [.A153])+COUNTIF([.$A$159:.$A$159]; [.A153])+COUNTIF([.$A$196:.$A$196]; [.A153])+COUNTIF([.$A$199:.$A$199]; [.A153])+COUNTIF([.$A$205:.$A$205]; [.A153])+COUNTIF([.$A$233:.$A$233]; [.A153])+COUNTIF([.$A$254:.$A$254]; [.A153])+COUNTIF([.$A$261:.$A$261]; [.A153])+COUNTIF([.$A$268:.$A$268]; [.A153])+COUNTIF([.$A$271:.$A$271]; [.A153])+COUNTIF([.$A$294:.$A$294]; [.A153])&gt;1;NOT(ISBLANK([.A153]))))" style:apply-style-name="cf1" style:base-cell-address="TS_ALUNO_5EF.A153"/>
    </style:style>
    <style:style style:name="ce26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1:.$A$201]; [.A201])&gt;1;NOT(ISBLANK([.A201]))))" style:apply-style-name="cf1" style:base-cell-address="TS_ALUNO_5EF.A201"/>
    </style:style>
    <style:style style:name="ce26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3:.$A$203]; [.A203])&gt;1;NOT(ISBLANK([.A203]))))" style:apply-style-name="cf1" style:base-cell-address="TS_ALUNO_5EF.A203"/>
    </style:style>
    <style:style style:name="ce26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65:.$A$265]; [.A265])&gt;1;NOT(ISBLANK([.A265]))))" style:apply-style-name="cf1" style:base-cell-address="TS_ALUNO_5EF.A265"/>
    </style:style>
    <style:style style:name="ce26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74:.$A$274]; [.A274])&gt;1;NOT(ISBLANK([.A274]))))" style:apply-style-name="cf1" style:base-cell-address="TS_ALUNO_5EF.A274"/>
    </style:style>
    <style:style style:name="ce27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1:.$A$161]; [.A161])&gt;1;NOT(ISBLANK([.A161]))))" style:apply-style-name="cf1" style:base-cell-address="TS_ALUNO_5EF.A161"/>
    </style:style>
    <style:style style:name="ce27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9:.$A$169]; [.A169])&gt;1;NOT(ISBLANK([.A169]))))" style:apply-style-name="cf1" style:base-cell-address="TS_ALUNO_5EF.A169"/>
    </style:style>
    <style:style style:name="ce27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2:.$A$172]; [.A172])&gt;1;NOT(ISBLANK([.A172]))))" style:apply-style-name="cf1" style:base-cell-address="TS_ALUNO_5EF.A172"/>
    </style:style>
    <style:style style:name="ce27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5:.$A$175]; [.A175])&gt;1;NOT(ISBLANK([.A175]))))" style:apply-style-name="cf1" style:base-cell-address="TS_ALUNO_5EF.A175"/>
    </style:style>
    <style:style style:name="ce27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8:.$A$178]; [.A178])&gt;1;NOT(ISBLANK([.A178]))))" style:apply-style-name="cf1" style:base-cell-address="TS_ALUNO_5EF.A178"/>
    </style:style>
    <style:style style:name="ce27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2:.$A$182]; [.A182])&gt;1;NOT(ISBLANK([.A182]))))" style:apply-style-name="cf1" style:base-cell-address="TS_ALUNO_5EF.A182"/>
    </style:style>
    <style:style style:name="ce27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6:.$A$186]; [.A186])&gt;1;NOT(ISBLANK([.A186]))))" style:apply-style-name="cf1" style:base-cell-address="TS_ALUNO_5EF.A186"/>
    </style:style>
    <style:style style:name="ce27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5:.$A$235]; [.A235])&gt;1;NOT(ISBLANK([.A235]))))" style:apply-style-name="cf1" style:base-cell-address="TS_ALUNO_5EF.A235"/>
    </style:style>
    <style:style style:name="ce27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7:.$A$237]; [.A237])&gt;1;NOT(ISBLANK([.A237]))))" style:apply-style-name="cf1" style:base-cell-address="TS_ALUNO_5EF.A237"/>
    </style:style>
    <style:style style:name="ce27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9:.$A$239]; [.A239])&gt;1;NOT(ISBLANK([.A239]))))" style:apply-style-name="cf1" style:base-cell-address="TS_ALUNO_5EF.A239"/>
    </style:style>
    <style:style style:name="ce28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1:.$A$241]; [.A241])&gt;1;NOT(ISBLANK([.A241]))))" style:apply-style-name="cf1" style:base-cell-address="TS_ALUNO_5EF.A241"/>
    </style:style>
    <style:style style:name="ce28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9:.$A$209]; [.A209])&gt;1;NOT(ISBLANK([.A209]))))" style:apply-style-name="cf1" style:base-cell-address="TS_ALUNO_5EF.A209"/>
    </style:style>
    <style:style style:name="ce28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3:.$A$213]; [.A213])&gt;1;NOT(ISBLANK([.A213]))))" style:apply-style-name="cf1" style:base-cell-address="TS_ALUNO_5EF.A213"/>
    </style:style>
    <style:style style:name="ce28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7:.$A$217]; [.A217])&gt;1;NOT(ISBLANK([.A217]))))" style:apply-style-name="cf1" style:base-cell-address="TS_ALUNO_5EF.A217"/>
    </style:style>
    <style:style style:name="ce28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1:.$A$221]; [.A221])&gt;1;NOT(ISBLANK([.A221]))))" style:apply-style-name="cf1" style:base-cell-address="TS_ALUNO_5EF.A221"/>
    </style:style>
    <style:style style:name="ce28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5:.$A$225]; [.A225])&gt;1;NOT(ISBLANK([.A225]))))" style:apply-style-name="cf1" style:base-cell-address="TS_ALUNO_5EF.A225"/>
    </style:style>
    <style:style style:name="ce28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9:.$A$229]; [.A229])&gt;1;NOT(ISBLANK([.A229]))))" style:apply-style-name="cf1" style:base-cell-address="TS_ALUNO_5EF.A229"/>
    </style:style>
    <style:style style:name="ce28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3:.$A$243]; [.A243])&gt;1;NOT(ISBLANK([.A243]))))" style:apply-style-name="cf1" style:base-cell-address="TS_ALUNO_5EF.A243"/>
    </style:style>
    <style:style style:name="ce28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5:.$A$245]; [.A245])&gt;1;NOT(ISBLANK([.A245]))))" style:apply-style-name="cf1" style:base-cell-address="TS_ALUNO_5EF.A245"/>
    </style:style>
    <style:style style:name="ce28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7:.$A$247]; [.A247])&gt;1;NOT(ISBLANK([.A247]))))" style:apply-style-name="cf1" style:base-cell-address="TS_ALUNO_5EF.A247"/>
    </style:style>
    <style:style style:name="ce29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9:.$A$249]; [.A249])&gt;1;NOT(ISBLANK([.A249]))))" style:apply-style-name="cf1" style:base-cell-address="TS_ALUNO_5EF.A249"/>
    </style:style>
    <style:style style:name="ce29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1:.$A$251]; [.A251])&gt;1;NOT(ISBLANK([.A251]))))" style:apply-style-name="cf1" style:base-cell-address="TS_ALUNO_5EF.A251"/>
    </style:style>
    <style:style style:name="ce29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78:.$A$278]; [.A278])&gt;1;NOT(ISBLANK([.A278]))))" style:apply-style-name="cf1" style:base-cell-address="TS_ALUNO_5EF.A278"/>
    </style:style>
    <style:style style:name="ce29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82:.$A$282]; [.A282])&gt;1;NOT(ISBLANK([.A282]))))" style:apply-style-name="cf1" style:base-cell-address="TS_ALUNO_5EF.A282"/>
    </style:style>
    <style:style style:name="ce29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86:.$A$286]; [.A286])&gt;1;NOT(ISBLANK([.A286]))))" style:apply-style-name="cf1" style:base-cell-address="TS_ALUNO_5EF.A286"/>
    </style:style>
    <style:style style:name="ce29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90:.$A$290]; [.A290])&gt;1;NOT(ISBLANK([.A290]))))" style:apply-style-name="cf1" style:base-cell-address="TS_ALUNO_5EF.A290"/>
    </style:style>
    <style:style style:name="ce29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97:.$A$297]; [.A297])&gt;1;NOT(ISBLANK([.A297]))))" style:apply-style-name="cf1" style:base-cell-address="TS_ALUNO_5EF.A297"/>
    </style:style>
    <style:style style:name="ce29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300:.$A$300]; [.A300])&gt;1;NOT(ISBLANK([.A300]))))" style:apply-style-name="cf1" style:base-cell-address="TS_ALUNO_5EF.A300"/>
    </style:style>
    <style:style style:name="ce29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9:.$A$209]; [.A209])&gt;1;NOT(ISBLANK([.A209]))))" style:apply-style-name="cf1" style:base-cell-address="TS_ALUNO_9EF.A209"/>
    </style:style>
    <style:style style:name="ce29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13:.$A$213]; [.A213])&gt;1;NOT(ISBLANK([.A213]))))" style:apply-style-name="cf1" style:base-cell-address="TS_ALUNO_9EF.A213"/>
    </style:style>
    <style:style style:name="ce30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17:.$A$217]; [.A217])&gt;1;NOT(ISBLANK([.A217]))))" style:apply-style-name="cf1" style:base-cell-address="TS_ALUNO_9EF.A217"/>
    </style:style>
    <style:style style:name="ce30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21:.$A$221]; [.A221])&gt;1;NOT(ISBLANK([.A221]))))" style:apply-style-name="cf1" style:base-cell-address="TS_ALUNO_9EF.A221"/>
    </style:style>
    <style:style style:name="ce30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25:.$A$225]; [.A225])&gt;1;NOT(ISBLANK([.A225]))))" style:apply-style-name="cf1" style:base-cell-address="TS_ALUNO_9EF.A225"/>
    </style:style>
    <style:style style:name="ce30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29:.$A$229]; [.A229])&gt;1;NOT(ISBLANK([.A229]))))" style:apply-style-name="cf1" style:base-cell-address="TS_ALUNO_9EF.A229"/>
    </style:style>
    <style:style style:name="ce30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65:.$A$166]; [.A153])+COUNTIF([.$A$153:.$A$153]; [.A153])+COUNTIF([.$A$159:.$A$159]; [.A153])+COUNTIF([.$A$196:.$A$196]; [.A153])+COUNTIF([.$A$199:.$A$199]; [.A153])+COUNTIF([.$A$205:.$A$205]; [.A153])+COUNTIF([.$A$233:.$A$233]; [.A153])+COUNTIF([.$A$254:.$A$254]; [.A153])+COUNTIF([.$A$261:.$A$261]; [.A153])+COUNTIF([.$A$268:.$A$268]; [.A153])+COUNTIF([.$A$271:.$A$271]; [.A153])+COUNTIF([.$A$294:.$A$294]; [.A153])&gt;1;NOT(ISBLANK([.A153]))))" style:apply-style-name="cf1" style:base-cell-address="TS_ALUNO_9EF.A153"/>
    </style:style>
    <style:style style:name="ce30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1:.$A$201]; [.A201])&gt;1;NOT(ISBLANK([.A201]))))" style:apply-style-name="cf1" style:base-cell-address="TS_ALUNO_9EF.A201"/>
    </style:style>
    <style:style style:name="ce30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3:.$A$203]; [.A203])&gt;1;NOT(ISBLANK([.A203]))))" style:apply-style-name="cf1" style:base-cell-address="TS_ALUNO_9EF.A203"/>
    </style:style>
    <style:style style:name="ce30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35:.$A$235]; [.A235])&gt;1;NOT(ISBLANK([.A235]))))" style:apply-style-name="cf1" style:base-cell-address="TS_ALUNO_9EF.A235"/>
    </style:style>
    <style:style style:name="ce30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37:.$A$237]; [.A237])&gt;1;NOT(ISBLANK([.A237]))))" style:apply-style-name="cf1" style:base-cell-address="TS_ALUNO_9EF.A237"/>
    </style:style>
    <style:style style:name="ce30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39:.$A$239]; [.A239])&gt;1;NOT(ISBLANK([.A239]))))" style:apply-style-name="cf1" style:base-cell-address="TS_ALUNO_9EF.A239"/>
    </style:style>
    <style:style style:name="ce31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1:.$A$241]; [.A241])&gt;1;NOT(ISBLANK([.A241]))))" style:apply-style-name="cf1" style:base-cell-address="TS_ALUNO_9EF.A241"/>
    </style:style>
    <style:style style:name="ce31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3:.$A$243]; [.A243])&gt;1;NOT(ISBLANK([.A243]))))" style:apply-style-name="cf1" style:base-cell-address="TS_ALUNO_9EF.A243"/>
    </style:style>
    <style:style style:name="ce31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5:.$A$245]; [.A245])&gt;1;NOT(ISBLANK([.A245]))))" style:apply-style-name="cf1" style:base-cell-address="TS_ALUNO_9EF.A245"/>
    </style:style>
    <style:style style:name="ce31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7:.$A$247]; [.A247])&gt;1;NOT(ISBLANK([.A247]))))" style:apply-style-name="cf1" style:base-cell-address="TS_ALUNO_9EF.A247"/>
    </style:style>
    <style:style style:name="ce31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9:.$A$249]; [.A249])&gt;1;NOT(ISBLANK([.A249]))))" style:apply-style-name="cf1" style:base-cell-address="TS_ALUNO_9EF.A249"/>
    </style:style>
    <style:style style:name="ce31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51:.$A$251]; [.A251])&gt;1;NOT(ISBLANK([.A251]))))" style:apply-style-name="cf1" style:base-cell-address="TS_ALUNO_9EF.A251"/>
    </style:style>
    <style:style style:name="ce31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69:.$A$169]; [.A169])&gt;1;NOT(ISBLANK([.A169]))))" style:apply-style-name="cf1" style:base-cell-address="TS_ALUNO_9EF.A169"/>
    </style:style>
    <style:style style:name="ce31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2:.$A$172]; [.A172])&gt;1;NOT(ISBLANK([.A172]))))" style:apply-style-name="cf1" style:base-cell-address="TS_ALUNO_9EF.A172"/>
    </style:style>
    <style:style style:name="ce31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5:.$A$175]; [.A175])&gt;1;NOT(ISBLANK([.A175]))))" style:apply-style-name="cf1" style:base-cell-address="TS_ALUNO_9EF.A175"/>
    </style:style>
    <style:style style:name="ce31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8:.$A$178]; [.A178])&gt;1;NOT(ISBLANK([.A178]))))" style:apply-style-name="cf1" style:base-cell-address="TS_ALUNO_9EF.A178"/>
    </style:style>
    <style:style style:name="ce32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82:.$A$182]; [.A182])&gt;1;NOT(ISBLANK([.A182]))))" style:apply-style-name="cf1" style:base-cell-address="TS_ALUNO_9EF.A182"/>
    </style:style>
    <style:style style:name="ce32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86:.$A$186]; [.A186])&gt;1;NOT(ISBLANK([.A186]))))" style:apply-style-name="cf1" style:base-cell-address="TS_ALUNO_9EF.A186"/>
    </style:style>
    <style:style style:name="ce32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61:.$A$161]; [.A161])&gt;1;NOT(ISBLANK([.A161]))))" style:apply-style-name="cf1" style:base-cell-address="TS_ALUNO_9EF.A161"/>
    </style:style>
    <style:style style:name="ce32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65:.$A$265]; [.A265])&gt;1;NOT(ISBLANK([.A265]))))" style:apply-style-name="cf1" style:base-cell-address="TS_ALUNO_9EF.A265"/>
    </style:style>
    <style:style style:name="ce32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74:.$A$274]; [.A274])&gt;1;NOT(ISBLANK([.A274]))))" style:apply-style-name="cf1" style:base-cell-address="TS_ALUNO_9EF.A274"/>
    </style:style>
    <style:style style:name="ce32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78:.$A$278]; [.A278])&gt;1;NOT(ISBLANK([.A278]))))" style:apply-style-name="cf1" style:base-cell-address="TS_ALUNO_9EF.A278"/>
    </style:style>
    <style:style style:name="ce32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82:.$A$282]; [.A282])&gt;1;NOT(ISBLANK([.A282]))))" style:apply-style-name="cf1" style:base-cell-address="TS_ALUNO_9EF.A282"/>
    </style:style>
    <style:style style:name="ce32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86:.$A$286]; [.A286])&gt;1;NOT(ISBLANK([.A286]))))" style:apply-style-name="cf1" style:base-cell-address="TS_ALUNO_9EF.A286"/>
    </style:style>
    <style:style style:name="ce32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90:.$A$290]; [.A290])&gt;1;NOT(ISBLANK([.A290]))))" style:apply-style-name="cf1" style:base-cell-address="TS_ALUNO_9EF.A290"/>
    </style:style>
    <style:style style:name="ce32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97:.$A$297]; [.A297])&gt;1;NOT(ISBLANK([.A297]))))" style:apply-style-name="cf1" style:base-cell-address="TS_ALUNO_9EF.A297"/>
    </style:style>
    <style:style style:name="ce33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300:.$A$300]; [.A300])&gt;1;NOT(ISBLANK([.A300]))))" style:apply-style-name="cf1" style:base-cell-address="TS_ALUNO_9EF.A300"/>
    </style:style>
    <style:style style:name="ce33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19:.$A$120]; [.A107])+COUNTIF([.$A$107:.$A$107]; [.A107])+COUNTIF([.$A$113:.$A$113]; [.A107])+COUNTIF([.$A$150:.$A$150]; [.A107])+COUNTIF([.$A$153:.$A$153]; [.A107])+COUNTIF([.$A$159:.$A$159]; [.A107])+COUNTIF([.$A$187:.$A$187]; [.A107])+COUNTIF([.$A$208:.$A$208]; [.A107])+COUNTIF([.$A$215:.$A$215]; [.A107])+COUNTIF([.$A$222:.$A$222]; [.A107])+COUNTIF([.$A$225:.$A$225]; [.A107])+COUNTIF([.$A$248:.$A$248]; [.A107])&gt;1;NOT(ISBLANK([.A107]))))" style:apply-style-name="cf1" style:base-cell-address="TS_ALUNO_34EM.A107"/>
    </style:style>
    <style:style style:name="ce33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15:.$A$115]; [.A115])&gt;1;NOT(ISBLANK([.A115]))))" style:apply-style-name="cf1" style:base-cell-address="TS_ALUNO_34EM.A115"/>
    </style:style>
    <style:style style:name="ce33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23:.$A$123]; [.A123])&gt;1;NOT(ISBLANK([.A123]))))" style:apply-style-name="cf1" style:base-cell-address="TS_ALUNO_34EM.A123"/>
    </style:style>
    <style:style style:name="ce33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26:.$A$126]; [.A126])&gt;1;NOT(ISBLANK([.A126]))))" style:apply-style-name="cf1" style:base-cell-address="TS_ALUNO_34EM.A126"/>
    </style:style>
    <style:style style:name="ce33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29:.$A$129]; [.A129])&gt;1;NOT(ISBLANK([.A129]))))" style:apply-style-name="cf1" style:base-cell-address="TS_ALUNO_34EM.A129"/>
    </style:style>
    <style:style style:name="ce33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32:.$A$132]; [.A132])&gt;1;NOT(ISBLANK([.A132]))))" style:apply-style-name="cf1" style:base-cell-address="TS_ALUNO_34EM.A132"/>
    </style:style>
    <style:style style:name="ce33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36:.$A$136]; [.A136])&gt;1;NOT(ISBLANK([.A136]))))" style:apply-style-name="cf1" style:base-cell-address="TS_ALUNO_34EM.A136"/>
    </style:style>
    <style:style style:name="ce33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40:.$A$140]; [.A140])&gt;1;NOT(ISBLANK([.A140]))))" style:apply-style-name="cf1" style:base-cell-address="TS_ALUNO_34EM.A140"/>
    </style:style>
    <style:style style:name="ce33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55:.$A$155]; [.A155])&gt;1;NOT(ISBLANK([.A155]))))" style:apply-style-name="cf1" style:base-cell-address="TS_ALUNO_34EM.A155"/>
    </style:style>
    <style:style style:name="ce34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57:.$A$157]; [.A157])&gt;1;NOT(ISBLANK([.A157]))))" style:apply-style-name="cf1" style:base-cell-address="TS_ALUNO_34EM.A157"/>
    </style:style>
    <style:style style:name="ce34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19:.$A$219]; [.A219])&gt;1;NOT(ISBLANK([.A219]))))" style:apply-style-name="cf1" style:base-cell-address="TS_ALUNO_34EM.A219"/>
    </style:style>
    <style:style style:name="ce34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28:.$A$228]; [.A228])&gt;1;NOT(ISBLANK([.A228]))))" style:apply-style-name="cf1" style:base-cell-address="TS_ALUNO_34EM.A228"/>
    </style:style>
    <style:style style:name="ce34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89:.$A$189]; [.A189])&gt;1;NOT(ISBLANK([.A189]))))" style:apply-style-name="cf1" style:base-cell-address="TS_ALUNO_34EM.A189"/>
    </style:style>
    <style:style style:name="ce34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91:.$A$191]; [.A191])&gt;1;NOT(ISBLANK([.A191]))))" style:apply-style-name="cf1" style:base-cell-address="TS_ALUNO_34EM.A191"/>
    </style:style>
    <style:style style:name="ce34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93:.$A$193]; [.A193])&gt;1;NOT(ISBLANK([.A193]))))" style:apply-style-name="cf1" style:base-cell-address="TS_ALUNO_34EM.A193"/>
    </style:style>
    <style:style style:name="ce34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95:.$A$195]; [.A195])&gt;1;NOT(ISBLANK([.A195]))))" style:apply-style-name="cf1" style:base-cell-address="TS_ALUNO_34EM.A195"/>
    </style:style>
    <style:style style:name="ce34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63:.$A$163]; [.A163])&gt;1;NOT(ISBLANK([.A163]))))" style:apply-style-name="cf1" style:base-cell-address="TS_ALUNO_34EM.A163"/>
    </style:style>
    <style:style style:name="ce34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67:.$A$167]; [.A167])&gt;1;NOT(ISBLANK([.A167]))))" style:apply-style-name="cf1" style:base-cell-address="TS_ALUNO_34EM.A167"/>
    </style:style>
    <style:style style:name="ce34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1:.$A$171]; [.A171])&gt;1;NOT(ISBLANK([.A171]))))" style:apply-style-name="cf1" style:base-cell-address="TS_ALUNO_34EM.A171"/>
    </style:style>
    <style:style style:name="ce35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5:.$A$175]; [.A175])&gt;1;NOT(ISBLANK([.A175]))))" style:apply-style-name="cf1" style:base-cell-address="TS_ALUNO_34EM.A175"/>
    </style:style>
    <style:style style:name="ce35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79:.$A$179]; [.A179])&gt;1;NOT(ISBLANK([.A179]))))" style:apply-style-name="cf1" style:base-cell-address="TS_ALUNO_34EM.A179"/>
    </style:style>
    <style:style style:name="ce35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83:.$A$183]; [.A183])&gt;1;NOT(ISBLANK([.A183]))))" style:apply-style-name="cf1" style:base-cell-address="TS_ALUNO_34EM.A183"/>
    </style:style>
    <style:style style:name="ce35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97:.$A$197]; [.A197])&gt;1;NOT(ISBLANK([.A197]))))" style:apply-style-name="cf1" style:base-cell-address="TS_ALUNO_34EM.A197"/>
    </style:style>
    <style:style style:name="ce35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199:.$A$199]; [.A199])&gt;1;NOT(ISBLANK([.A199]))))" style:apply-style-name="cf1" style:base-cell-address="TS_ALUNO_34EM.A199"/>
    </style:style>
    <style:style style:name="ce35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1:.$A$201]; [.A201])&gt;1;NOT(ISBLANK([.A201]))))" style:apply-style-name="cf1" style:base-cell-address="TS_ALUNO_34EM.A201"/>
    </style:style>
    <style:style style:name="ce35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3:.$A$203]; [.A203])&gt;1;NOT(ISBLANK([.A203]))))" style:apply-style-name="cf1" style:base-cell-address="TS_ALUNO_34EM.A203"/>
    </style:style>
    <style:style style:name="ce35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05:.$A$205]; [.A205])&gt;1;NOT(ISBLANK([.A205]))))" style:apply-style-name="cf1" style:base-cell-address="TS_ALUNO_34EM.A205"/>
    </style:style>
    <style:style style:name="ce35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32:.$A$232]; [.A232])&gt;1;NOT(ISBLANK([.A232]))))" style:apply-style-name="cf1" style:base-cell-address="TS_ALUNO_34EM.A232"/>
    </style:style>
    <style:style style:name="ce35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36:.$A$236]; [.A236])&gt;1;NOT(ISBLANK([.A236]))))" style:apply-style-name="cf1" style:base-cell-address="TS_ALUNO_34EM.A236"/>
    </style:style>
    <style:style style:name="ce36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0:.$A$240]; [.A240])&gt;1;NOT(ISBLANK([.A240]))))" style:apply-style-name="cf1" style:base-cell-address="TS_ALUNO_34EM.A240"/>
    </style:style>
    <style:style style:name="ce36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44:.$A$244]; [.A244])&gt;1;NOT(ISBLANK([.A244]))))" style:apply-style-name="cf1" style:base-cell-address="TS_ALUNO_34EM.A244"/>
    </style:style>
    <style:style style:name="ce36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51:.$A$251]; [.A251])&gt;1;NOT(ISBLANK([.A251]))))" style:apply-style-name="cf1" style:base-cell-address="TS_ALUNO_34EM.A251"/>
    </style:style>
    <style:style style:name="ce36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  <style:map style:condition="of:is-true-formula(AND(COUNTIF([.$A$254:.$A$254]; [.A254])&gt;1;NOT(ISBLANK([.A254]))))" style:apply-style-name="cf1" style:base-cell-address="TS_ALUNO_34EM.A25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Índ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2" table:number-rows-spanned="1" table:style-name="ce135">
            <text:p>MICRODADOS - SAEB 2023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6">
            <text:p>Tabela</text:p>
          </table:table-cell>
          <table:table-cell office:value-type="string" table:style-name="ce16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2EF</text:p>
          </table:table-cell>
          <table:table-cell office:value-type="string" table:style-name="ce20">
            <text:p>Informações das respostas à prova do SAEB e das proficiências dos alunos do 2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5EF</text:p>
          </table:table-cell>
          <table:table-cell office:value-type="string" table:style-name="ce20">
            <text:p>Informações das respostas ao questionário, à prova do SAEBe das proficiências dos alunos do 5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9EF</text:p>
          </table:table-cell>
          <table:table-cell office:value-type="string" table:style-name="ce20">
            <text:p>Informações das respostas ao questionário, à prova do SAEB e das proficiências dos alunos do 9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34EM</text:p>
          </table:table-cell>
          <table:table-cell office:value-type="string" table:style-name="ce24">
            <text:p>Informações das respostas ao questionário, à prova do SAEB e das proficiências dos alunos da 3ª/4ª série do EM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 ESCOLA</text:p>
          </table:table-cell>
          <table:table-cell office:value-type="string" table:style-name="ce7">
            <text:p>Resultados do SAEB e indicadores por Escol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PROFESSOR</text:p>
          </table:table-cell>
          <table:table-cell office:value-type="string" table:style-name="ce21">
            <text:p>Resposta do questionário aplicado ao Professor de cada disciplina de cada séri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DIRETOR</text:p>
          </table:table-cell>
          <table:table-cell office:value-type="string" table:style-name="ce21">
            <text:p>Resposta do questionário aplicado ao Diretor de cada escola - Coletado por meio de aplicação eletrônic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SECRETARIO_MUNICIPAL</text:p>
          </table:table-cell>
          <table:table-cell office:value-type="string" table:style-name="ce21">
            <text:p>Resposta do questionário aplicado aos Secretários Municipais de Educação - Coletado por meio de aplicação eletrônic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ITEM</text:p>
          </table:table-cell>
          <table:table-cell office:value-type="string" table:style-name="ce7">
            <text:p>Informações dos itens da prova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TS_ALUNO_2EF" table:style-name="ta2">
        <table:table-column table:style-name="co5" table:default-cell-style-name="ce98"/>
        <table:table-column table:style-name="co6" table:default-cell-style-name="ce98"/>
        <table:table-column table:style-name="co7" table:default-cell-style-name="ce11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3" table:number-columns-repeated="3" table:default-cell-style-name="ce98"/>
        <table:table-column table:style-name="co11" table:default-cell-style-name="ce98"/>
        <table:table-column table:style-name="co3" table:number-columns-repeated="6" table:default-cell-style-name="ce98"/>
        <table:table-column table:style-name="co12" table:default-cell-style-name="ce98"/>
        <table:table-column table:style-name="co3" table:number-columns-repeated="16367" table:default-cell-style-name="ce98"/>
        <table:table-row table:style-name="ro3">
          <table:table-cell office:value-type="string" table:number-columns-spanned="5" table:number-rows-spanned="1" table:style-name="ce145">
            <text:p>TS_ALUNO_2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99">
            <text:p>Variável</text:p>
          </table:table-cell>
          <table:table-cell office:value-type="string" table:style-name="ce99">
            <text:p>Tipo</text:p>
          </table:table-cell>
          <table:table-cell office:value-type="string" table:style-name="ce99">
            <text:p>Tamanho</text:p>
          </table:table-cell>
          <table:table-cell office:value-type="string" table:style-name="ce99">
            <text:p>Descrição</text:p>
          </table:table-cell>
          <table:table-cell office:value-type="string" table:style-name="ce99">
            <text:p>Código de Preenchimento</text:p>
          </table:table-cell>
          <table:table-cell table:number-columns-repeated="16379"/>
        </table:table-row>
        <table:table-row table:style-name="ro5">
          <table:table-cell office:value-type="string" table:style-name="ce100">
            <text:p>ID_SAEB</text:p>
          </table:table-cell>
          <table:table-cell office:value-type="string" table:style-name="ce101">
            <text:p>Num</text:p>
          </table:table-cell>
          <table:table-cell office:value-type="float" office:value="4" table:style-name="ce101">
            <text:p>4</text:p>
          </table:table-cell>
          <table:table-cell office:value-type="string" table:style-name="ce102">
            <text:p>Ano de aplicação do Saeb</text:p>
          </table:table-cell>
          <table:table-cell office:value-type="float" office:value="2023" table:style-name="ce102">
            <text:p>202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46">
            <text:p>ID_REGIAO</text:p>
          </table:table-cell>
          <table:table-cell office:value-type="string" table:number-columns-spanned="1" table:number-rows-spanned="5" table:style-name="ce147">
            <text:p>Num</text:p>
          </table:table-cell>
          <table:table-cell office:value-type="float" office:value="1" table:number-columns-spanned="1" table:number-rows-spanned="5" table:style-name="ce147">
            <text:p>1</text:p>
          </table:table-cell>
          <table:table-cell office:value-type="string" table:number-columns-spanned="1" table:number-rows-spanned="5" table:style-name="ce148">
            <text:p>Código da Região</text:p>
          </table:table-cell>
          <table:table-cell office:value-type="string" table:style-name="ce102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46">
            <text:p>ID_UF</text:p>
          </table:table-cell>
          <table:table-cell office:value-type="string" table:number-columns-spanned="1" table:number-rows-spanned="27" table:style-name="ce148">
            <text:p>Num</text:p>
          </table:table-cell>
          <table:table-cell office:value-type="float" office:value="2" table:number-columns-spanned="1" table:number-rows-spanned="27" table:style-name="ce147">
            <text:p>2</text:p>
          </table:table-cell>
          <table:table-cell office:value-type="string" table:number-columns-spanned="1" table:number-rows-spanned="27" table:style-name="ce148">
            <text:p>Código da Unidade da Federação</text:p>
          </table:table-cell>
          <table:table-cell office:value-type="string" table:style-name="ce103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50-MS</text:p>
          </table:table-cell>
          <table:table-cell table:number-columns-repeated="16379" table:style-name="ce9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51-MT</text:p>
          </table:table-cell>
          <table:table-cell table:number-columns-repeated="16379" table:style-name="ce9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52-GO</text:p>
          </table:table-cell>
          <table:table-cell table:number-columns-repeated="16379" table:style-name="ce9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3">
            <text:p>53-DF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00">
            <text:p>ID_MUNICIPIO</text:p>
          </table:table-cell>
          <table:table-cell office:value-type="string" table:style-name="ce101">
            <text:p>Num</text:p>
          </table:table-cell>
          <table:table-cell office:value-type="float" office:value="7" table:style-name="ce101">
            <text:p>7</text:p>
          </table:table-cell>
          <table:table-cell office:value-type="string" table:style-name="ce104">
            <text:p>Máscaras dos Códigos de Municípios (são códigos fictícios)</text:p>
          </table:table-cell>
          <table:table-cell table:style-name="ce105"/>
          <table:table-cell table:number-columns-repeated="16379" table:style-name="ce106"/>
        </table:table-row>
        <table:table-row table:style-name="ro4">
          <table:table-cell office:value-type="string" table:number-columns-spanned="1" table:number-rows-spanned="2" table:style-name="ce146">
            <text:p>ID_AREA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Área</text:p>
          </table:table-cell>
          <table:table-cell office:value-type="string" table:style-name="ce104">
            <text:p>1 - Capital</text:p>
          </table:table-cell>
          <table:table-cell table:number-columns-repeated="16379" table:style-name="ce9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 - Interior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00">
            <text:p>ID_ESCOLA</text:p>
          </table:table-cell>
          <table:table-cell office:value-type="string" table:style-name="ce101">
            <text:p>Num</text:p>
          </table:table-cell>
          <table:table-cell office:value-type="float" office:value="8" table:style-name="ce101">
            <text:p>8</text:p>
          </table:table-cell>
          <table:table-cell office:value-type="string" table:style-name="ce104">
            <text:p>Máscaras dos Códigos de Escola (são códigos fictícios)</text:p>
          </table:table-cell>
          <table:table-cell table:style-name="ce105"/>
          <table:table-cell table:number-columns-repeated="16379" table:style-name="ce106"/>
        </table:table-row>
        <table:table-row table:style-name="ro4">
          <table:table-cell office:value-type="string" table:number-columns-spanned="1" table:number-rows-spanned="2" table:style-name="ce146">
            <text:p>IN_PUBLICA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 se a escola é pública ou não</text:p>
          </table:table-cell>
          <table:table-cell office:value-type="string" table:style-name="ce102">
            <text:p>0 - Privada</text:p>
          </table:table-cell>
          <table:table-cell table:number-columns-repeated="16379" table:style-name="ce10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Pública</text:p>
          </table:table-cell>
          <table:table-cell table:number-columns-repeated="16379" table:style-name="ce107"/>
        </table:table-row>
        <table:table-row table:style-name="ro4">
          <table:table-cell office:value-type="string" table:number-columns-spanned="1" table:number-rows-spanned="2" table:style-name="ce146">
            <text:p>ID_LOCALIZACAO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Localização</text:p>
          </table:table-cell>
          <table:table-cell office:value-type="string" table:style-name="ce102">
            <text:p>1 - Urbana</text:p>
          </table:table-cell>
          <table:table-cell table:number-columns-repeated="16379" table:style-name="ce9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2 - Rural</text:p>
          </table:table-cell>
          <table:table-cell table:number-columns-repeated="16379" table:style-name="ce98"/>
        </table:table-row>
        <table:table-row table:style-name="ro5">
          <table:table-cell office:value-type="string" table:style-name="ce100">
            <text:p>ID_TURMA</text:p>
          </table:table-cell>
          <table:table-cell office:value-type="string" table:style-name="ce101">
            <text:p>Num</text:p>
          </table:table-cell>
          <table:table-cell office:value-type="float" office:value="7" table:style-name="ce101">
            <text:p>7</text:p>
          </table:table-cell>
          <table:table-cell office:value-type="string" table:style-name="ce102">
            <text:p>Código da turma no Saeb</text:p>
          </table:table-cell>
          <table:table-cell table:style-name="ce100"/>
          <table:table-cell table:number-columns-repeated="16379" table:style-name="ce98"/>
        </table:table-row>
        <table:table-row table:style-name="ro5">
          <table:table-cell office:value-type="string" table:style-name="ce100">
            <text:p>ID_SERIE</text:p>
          </table:table-cell>
          <table:table-cell office:value-type="string" table:style-name="ce101">
            <text:p>Num</text:p>
          </table:table-cell>
          <table:table-cell office:value-type="float" office:value="1" table:style-name="ce101">
            <text:p>1</text:p>
          </table:table-cell>
          <table:table-cell office:value-type="string" table:style-name="ce102">
            <text:p>Ano Escolar</text:p>
          </table:table-cell>
          <table:table-cell office:value-type="string" table:style-name="ce103">
            <text:p>2 - 2º ano do Ensino Fundamental</text:p>
          </table:table-cell>
          <table:table-cell table:style-name="ce108"/>
          <table:table-cell table:number-columns-repeated="16378"/>
        </table:table-row>
        <table:table-row table:style-name="ro5">
          <table:table-cell office:value-type="string" table:style-name="ce100">
            <text:p>ID_ALUNO</text:p>
          </table:table-cell>
          <table:table-cell office:value-type="string" table:style-name="ce101">
            <text:p>Num</text:p>
          </table:table-cell>
          <table:table-cell office:value-type="float" office:value="8" table:style-name="ce101">
            <text:p>8</text:p>
          </table:table-cell>
          <table:table-cell office:value-type="string" table:style-name="ce102">
            <text:p>Código do aluno no Saeb</text:p>
          </table:table-cell>
          <table:table-cell table:style-name="ce100"/>
          <table:table-cell table:number-columns-repeated="16379" table:style-name="ce98"/>
        </table:table-row>
        <table:table-row table:style-name="ro7">
          <table:table-cell office:value-type="string" table:number-columns-spanned="1" table:number-rows-spanned="2" table:style-name="ce146">
            <text:p>IN_SITUACAO_CENSO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consistência entre os dados da aplicação do Saeb 2023 com o Censo da Educação Básica 2023 finalizado</text:p>
          </table:table-cell>
          <table:table-cell office:value-type="string" table:style-name="ce102">
            <text:p>0 - Não consistente</text:p>
          </table:table-cell>
          <table:table-cell table:number-columns-repeated="16379" table:style-name="ce9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02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N_PREENCHIMENTO_LP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preenchimento da prova de Língua Portuguesa</text:p>
          </table:table-cell>
          <table:table-cell office:value-type="string" table:style-name="ce102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N_PREENCHIMENTO_MT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preenchimento da prova de Matemática</text:p>
          </table:table-cell>
          <table:table-cell office:value-type="string" table:style-name="ce102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N_PRESENCA_LP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presença na prova de Língua Portuguesa</text:p>
          </table:table-cell>
          <table:table-cell office:value-type="string" table:style-name="ce102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N_PRESENCA_MT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presença na prova de Matemática</text:p>
          </table:table-cell>
          <table:table-cell office:value-type="string" table:style-name="ce102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D_CADERNO_LP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2" table:number-columns-spanned="1" table:number-rows-spanned="2" table:style-name="ce147">
            <text:p>2</text:p>
          </table:table-cell>
          <table:table-cell office:value-type="string" table:number-columns-spanned="1" table:number-rows-spanned="2" table:style-name="ce148">
            <text:p>Número do caderno de prova de Língua Portuguesa</text:p>
          </table:table-cell>
          <table:table-cell office:value-type="string" table:style-name="ce109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9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110">
            <text:p>ID_BLOCO_1_LP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1 de Língua Portuguesa<text:s/>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110">
            <text:p>ID_BLOCO_2_LP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2 de Língua Portuguesa<text:s/>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112">
            <text:p>NU_BLOCO_1_ABERTA_LP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1 de resposta construída em Língua Portuguesa<text:s/>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112">
            <text:p>NU_BLOCO_2_ABERTA_LP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2 de resposta construída em Língua Portuguesa<text:s/>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6">
            <text:p>ID_CADERNO_MT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2" table:number-columns-spanned="1" table:number-rows-spanned="2" table:style-name="ce147">
            <text:p>2</text:p>
          </table:table-cell>
          <table:table-cell office:value-type="string" table:number-columns-spanned="1" table:number-rows-spanned="2" table:style-name="ce148">
            <text:p>Número do caderno de prova de Matemática</text:p>
          </table:table-cell>
          <table:table-cell office:value-type="string" table:style-name="ce109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9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110">
            <text:p>ID_BLOCO_1_MT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1 de Matemática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110">
            <text:p>ID_BLOCO_2_MT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2 de Matemática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NU_BLOCO_1_ABERTA_MT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1 de resposta construída em Matemática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NU_BLOCO_2_ABERTA_MT</text:p>
          </table:table-cell>
          <table:table-cell office:value-type="string" table:style-name="ce111">
            <text:p>Num</text:p>
          </table:table-cell>
          <table:table-cell office:value-type="float" office:value="1" table:style-name="ce111">
            <text:p>1</text:p>
          </table:table-cell>
          <table:table-cell office:value-type="string" table:style-name="ce104">
            <text:p>Identificador do Bloco 2 de resposta construída em Matemática</text:p>
          </table:table-cell>
          <table:table-cell office:value-type="string" table:style-name="ce103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TX_RESP_BLOCO1_LP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8</text:p>
          </table:table-cell>
          <table:table-cell office:value-type="string" table:style-name="ce104">
            <text:p>Resposta do aluno ao Bloco 1 da prova de Língua Portuguesa</text:p>
          </table:table-cell>
          <table:table-cell office:value-type="string" table:style-name="ce115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TX_RESP_BLOCO2_LP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8</text:p>
          </table:table-cell>
          <table:table-cell office:value-type="string" table:style-name="ce104">
            <text:p>Resposta do aluno ao Bloco 2 da prova de Língua Portuguesa</text:p>
          </table:table-cell>
          <table:table-cell office:value-type="string" table:style-name="ce115">
            <text:p>A, B, C, D, . (branco), * (nulo)</text:p>
          </table:table-cell>
          <table:table-cell table:number-columns-repeated="16379"/>
        </table:table-row>
        <table:table-row table:style-name="ro8">
          <table:table-cell office:value-type="string" table:style-name="ce110">
            <text:p>CO_CONCEITO_Q1_LP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2</text:p>
          </table:table-cell>
          <table:table-cell office:value-type="string" table:style-name="ce104">
            <text:p>Conceito obtido na questão 1 de resposta construída em Língua Portuguesa</text:p>
          </table:table-cell>
          <table:table-cell office:value-type="string" table:style-name="ce116">
            <text:p>A – Escrita ortográfica</text:p>
            <text:p>B – Escrita alfabética</text:p>
            <text:p>E – Escrita silábico-alfabética</text:p>
            <text:p>F – Escrita silábica</text:p>
            <text:p>G – Escrita incompreensível</text:p>
            <text:p>. – Branco</text:p>
            <text:p>IP – Imagem com problema</text:p>
          </table:table-cell>
          <table:table-cell table:number-columns-repeated="16379"/>
        </table:table-row>
        <table:table-row table:style-name="ro8">
          <table:table-cell office:value-type="string" table:style-name="ce110">
            <text:p>CO_CONCEITO_Q2_LP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2</text:p>
          </table:table-cell>
          <table:table-cell office:value-type="string" table:style-name="ce104">
            <text:p>Conceito obtido na questão 2 de resposta construída em Língua Portuguesa</text:p>
          </table:table-cell>
          <table:table-cell office:value-type="string" table:style-name="ce116">
            <text:p>A – Escrita ortográfica</text:p>
            <text:p>B – Escrita alfabética</text:p>
            <text:p>E – Escrita silábico-alfabética</text:p>
            <text:p>F – Escrita silábica</text:p>
            <text:p>G – Escrita incompreensível</text:p>
            <text:p>. – Branco</text:p>
            <text:p>IP – Imagem com problema</text:p>
          </table:table-cell>
          <table:table-cell table:number-columns-repeated="16379"/>
        </table:table-row>
        <table:table-row table:style-name="ro9">
          <table:table-cell office:value-type="string" table:style-name="ce110">
            <text:p>CO_RESPOSTA_TEXTO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2</text:p>
          </table:table-cell>
          <table:table-cell office:value-type="string" table:style-name="ce104">
            <text:p>Análise da Produção Textual</text:p>
          </table:table-cell>
          <table:table-cell office:value-type="string" table:style-name="ce116">
            <text:p>BR - Branco</text:p>
            <text:p>NL - Nulo</text:p>
            <text:p>TX - Texto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CO_CONCEITO_SEQUENCIA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1</text:p>
          </table:table-cell>
          <table:table-cell office:value-type="string" table:style-name="ce104">
            <text:p>Conceito obtido para sequência narrativa na produção de texto em Língua Portuguesa</text:p>
          </table:table-cell>
          <table:table-cell office:value-type="string" table:style-name="ce115">
            <text:p>A, B, C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CO_CONCEITO_COESAO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1</text:p>
          </table:table-cell>
          <table:table-cell office:value-type="string" table:style-name="ce104">
            <text:p>Conceito obtido para coesão na produção de texto em Língua Portuguesa</text:p>
          </table:table-cell>
          <table:table-cell office:value-type="string" table:style-name="ce115">
            <text:p>A, B, C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CO_CONCEITO_PONTUACAO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1</text:p>
          </table:table-cell>
          <table:table-cell office:value-type="string" table:style-name="ce104">
            <text:p>Conceito obtido para pontuação na produção de texto em Língua Portuguesa</text:p>
          </table:table-cell>
          <table:table-cell office:value-type="string" table:style-name="ce115">
            <text:p>A, B, C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CO_CONCEITO_SEGMENTACAO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1</text:p>
          </table:table-cell>
          <table:table-cell office:value-type="string" table:style-name="ce104">
            <text:p>Conceito obtido para segmentação na produção de texto em Língua Portuguesa</text:p>
          </table:table-cell>
          <table:table-cell office:value-type="string" table:style-name="ce115">
            <text:p>A, B, C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CO_TEXTO_GRAFIA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1</text:p>
          </table:table-cell>
          <table:table-cell office:value-type="string" table:style-name="ce104">
            <text:p>Conceito obtido para grafia na produção de texto em Língua Portuguesa</text:p>
          </table:table-cell>
          <table:table-cell office:value-type="string" table:style-name="ce115">
            <text:p>A, B, C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TX_RESP_BLOCO1_MT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9</text:p>
          </table:table-cell>
          <table:table-cell office:value-type="string" table:style-name="ce104">
            <text:p>Resposta do aluno ao Bloco 1 da prova de Matemática</text:p>
          </table:table-cell>
          <table:table-cell office:value-type="string" table:style-name="ce115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110">
            <text:p>TX_RESP_BLOCO2_MT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9</text:p>
          </table:table-cell>
          <table:table-cell office:value-type="string" table:style-name="ce104">
            <text:p>Resposta do aluno ao Bloco 2 da prova de Matemática</text:p>
          </table:table-cell>
          <table:table-cell office:value-type="string" table:style-name="ce115">
            <text:p>A, B, C, D, . (branco), * (nulo)</text:p>
          </table:table-cell>
          <table:table-cell table:number-columns-repeated="16379"/>
        </table:table-row>
        <table:table-row table:style-name="ro10">
          <table:table-cell office:value-type="string" table:style-name="ce110">
            <text:p>CO_CONCEITO_Q1_MT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2</text:p>
          </table:table-cell>
          <table:table-cell office:value-type="string" table:style-name="ce104">
            <text:p>Conceito obtido na questão 1 de resposta construída em Matemática</text:p>
          </table:table-cell>
          <table:table-cell office:value-type="string" table:style-name="ce116">
            <text:p>20, 21, 22, 23 – Crédito completo</text:p>
            <text:p>10, 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10">
          <table:table-cell office:value-type="string" table:style-name="ce110">
            <text:p>CO_CONCEITO_Q2_MT</text:p>
          </table:table-cell>
          <table:table-cell office:value-type="string" table:style-name="ce113">
            <text:p>Char</text:p>
          </table:table-cell>
          <table:table-cell office:value-type="string" table:style-name="ce114">
            <text:p>2</text:p>
          </table:table-cell>
          <table:table-cell office:value-type="string" table:style-name="ce104">
            <text:p>Conceito obtido na questão 2 de resposta construída em Matemática</text:p>
          </table:table-cell>
          <table:table-cell office:value-type="string" table:style-name="ce116">
            <text:p>20, 21, 22, 23 – Crédito completo</text:p>
            <text:p>10, 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2" table:style-name="ce149">
            <text:p>IN_PROFICIENCIA_LP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para cálculo da proficiência (no mínimo três itens respondidos no caderno de prova de Língua Portuguesa)</text:p>
          </table:table-cell>
          <table:table-cell office:value-type="string" table:style-name="ce102">
            <text:p>0 - Não<text:s text:c="2"/></text:p>
          </table:table-cell>
          <table:table-cell table:number-columns-repeated="16379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02">
            <text:p>1 - Sim</text:p>
          </table:table-cell>
          <table:table-cell table:number-columns-repeated="16379"/>
        </table:table-row>
        <table:table-row table:style-name="ro12">
          <table:table-cell office:value-type="string" table:number-columns-spanned="1" table:number-rows-spanned="2" table:style-name="ce149">
            <text:p>IN_PROFICIENCIA_MT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para cálculo da proficiência (no mínimo três itens respondidos no caderno de prova de Matemática)</text:p>
          </table:table-cell>
          <table:table-cell office:value-type="string" table:style-name="ce102">
            <text:p>0 - Não<text:s text:c="2"/></text:p>
          </table:table-cell>
          <table:table-cell table:number-columns-repeated="1637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02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9">
            <text:p>IN_AMOSTRA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de participação da amostra</text:p>
          </table:table-cell>
          <table:table-cell office:value-type="string" table:style-name="ce102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2">
            <text:p>1 - Sim</text:p>
          </table:table-cell>
          <table:table-cell table:number-columns-repeated="16379"/>
        </table:table-row>
        <table:table-row table:style-name="ro10">
          <table:table-cell office:value-type="string" table:style-name="ce117">
            <text:p>ESTRATO</text:p>
          </table:table-cell>
          <table:table-cell office:value-type="string" table:style-name="ce101">
            <text:p>Char</text:p>
          </table:table-cell>
          <table:table-cell office:value-type="float" office:value="14" table:style-name="ce101">
            <text:p>14</text:p>
          </table:table-cell>
          <table:table-cell office:value-type="string" table:style-name="ce102">
            <text:p>Descrição dos estratos</text:p>
          </table:table-cell>
          <table:table-cell office:value-type="string" table:style-name="ce102">
            <text:p>Os estratos são compostos por características da participação da escola na avaliação e representam agrupamentos para os quais a avaliação fornece resultados confiáveis. Para mais detalhes consulte o Relatório de Amostragem do Saeb 2023.</text:p>
          </table:table-cell>
          <table:table-cell table:number-columns-repeated="16379"/>
        </table:table-row>
        <table:table-row table:style-name="ro5">
          <table:table-cell office:value-type="string" table:style-name="ce117">
            <text:p>PESO_ALUNO_LP</text:p>
          </table:table-cell>
          <table:table-cell office:value-type="string" table:style-name="ce102">
            <text:p>Num</text:p>
          </table:table-cell>
          <table:table-cell office:value-type="float" office:value="12" table:style-name="ce101">
            <text:p>12</text:p>
          </table:table-cell>
          <table:table-cell office:value-type="string" table:style-name="ce102">
            <text:p>Peso do aluno em Língua Portugues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13">
          <table:table-cell office:value-type="string" table:number-columns-spanned="1" table:number-rows-spanned="2" table:style-name="ce149">
            <text:p>IN_ALFABETIZADO</text:p>
          </table:table-cell>
          <table:table-cell office:value-type="string" table:number-columns-spanned="1" table:number-rows-spanned="2" table:style-name="ce147">
            <text:p>Num</text:p>
          </table:table-cell>
          <table:table-cell office:value-type="float" office:value="1" table:number-columns-spanned="1" table:number-rows-spanned="2" table:style-name="ce147">
            <text:p>1</text:p>
          </table:table-cell>
          <table:table-cell office:value-type="string" table:number-columns-spanned="1" table:number-rows-spanned="2" table:style-name="ce148">
            <text:p>Indicador para o aluno classificado como alfabetizado em <text:s/>Língua Portuguesa, ou seja, aquele com PROFICIENCIA_LP_SAEB maior ou igual a 743.</text:p>
          </table:table-cell>
          <table:table-cell office:value-type="string" table:style-name="ce102">
            <text:p>0 - Não<text:s text:c="2"/></text:p>
          </table:table-cell>
          <table:table-cell table:number-columns-repeated="16379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style-name="ce102">
            <text:p>1 - Sim</text:p>
          </table:table-cell>
          <table:table-cell table:number-columns-repeated="16379"/>
        </table:table-row>
        <table:table-row table:style-name="ro9">
          <table:table-cell office:value-type="string" table:style-name="ce100">
            <text:p>PROFICIENCIA_LP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Proficiência do aluno em Língua Portuguesa calculada na escala única do SAEB, com média = 0 e desvio = 1 na população de referênci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00">
            <text:p>ERRO_PADRAO_LP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Erro padrão da proficiência em Língua Portugues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00">
            <text:p>PROFICIENCIA_LP_SAEB</text:p>
          </table:table-cell>
          <table:table-cell office:value-type="string" table:style-name="ce111">
            <text:p>Num</text:p>
          </table:table-cell>
          <table:table-cell office:value-type="float" office:value="12" table:style-name="ce101">
            <text:p>12</text:p>
          </table:table-cell>
          <table:table-cell office:value-type="string" table:style-name="ce102">
            <text:p>Proficiência em Língua Portuguesa transformada na escala única do SAEB, com média = 750, desvio = 50 (do SAEB/19)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00">
            <text:p>ERRO_PADRAO_LP_SAEB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Erro padrão da proficiência transformada em Língua Portugues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17">
            <text:p>PESO_ALUNO_MT</text:p>
          </table:table-cell>
          <table:table-cell office:value-type="string" table:style-name="ce102">
            <text:p>Num</text:p>
          </table:table-cell>
          <table:table-cell office:value-type="float" office:value="12" table:style-name="ce101">
            <text:p>12</text:p>
          </table:table-cell>
          <table:table-cell office:value-type="string" table:style-name="ce102">
            <text:p>Peso do aluno em Matemátic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00">
            <text:p>PROFICIENCIA_MT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Proficiência do aluno em Matemática calculada na escala única do SAEB, com média = 0 e desvio = 1 na população de referênci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17">
            <text:p>ERRO_PADRAO_MT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Erro padrão da proficiência em Matemátic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00">
            <text:p>PROFICIENCIA_MT_SAEB</text:p>
          </table:table-cell>
          <table:table-cell office:value-type="string" table:style-name="ce111">
            <text:p>Num</text:p>
          </table:table-cell>
          <table:table-cell office:value-type="float" office:value="12" table:style-name="ce101">
            <text:p>12</text:p>
          </table:table-cell>
          <table:table-cell office:value-type="string" table:style-name="ce102">
            <text:p>Proficiência do aluno em Matemática transformada na escala única do SAEB, com média = 750, desvio = 50 (do SAEB/19)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17">
            <text:p>ERRO_PADRAO_MT_SAEB</text:p>
          </table:table-cell>
          <table:table-cell office:value-type="string" table:style-name="ce111">
            <text:p>Num</text:p>
          </table:table-cell>
          <table:table-cell office:value-type="float" office:value="10" table:style-name="ce101">
            <text:p>10</text:p>
          </table:table-cell>
          <table:table-cell office:value-type="string" table:style-name="ce102">
            <text:p>Erro padrão da proficiência transformada em Matemática</text:p>
          </table:table-cell>
          <table:table-cell office:value-type="string" table:style-name="ce102">
            <text:p>Valor com 7 casas decimais</text:p>
          </table:table-cell>
          <table:table-cell table:number-columns-repeated="16379"/>
        </table:table-row>
        <table:table-row table:number-rows-repeated="1048474" table:style-name="ro4">
          <table:table-cell table:number-columns-repeated="16384"/>
        </table:table-row>
      </table:table>
      <table:table table:name="TS_ALUNO_5EF" table:style-name="ta3">
        <table:table-column table:style-name="co5" table:default-cell-style-name="ce36"/>
        <table:table-column table:style-name="co6" table:default-cell-style-name="ce40"/>
        <table:table-column table:style-name="co13" table:default-cell-style-name="ce40"/>
        <table:table-column table:style-name="co8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3" table:number-columns-repeated="16377" table:default-cell-style-name="ce36"/>
        <table:table-row table:style-name="ro3">
          <table:table-cell office:value-type="string" table:number-columns-spanned="5" table:number-rows-spanned="1" table:style-name="ce179">
            <text:p>TS_ALUNO_5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3" table:style-name="ce24">
            <text:p>202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0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0">
            <text:p>ID_UF</text:p>
          </table:table-cell>
          <table:table-cell office:value-type="string" table:number-columns-spanned="1" table:number-rows-spanned="27" table:style-name="ce154">
            <text:p>Num</text:p>
          </table:table-cell>
          <table:table-cell office:value-type="float" office:value="2" table:number-columns-spanned="1" table:number-rows-spanned="27" table:style-name="ce153">
            <text:p>2</text:p>
          </table:table-cell>
          <table:table-cell office:value-type="string" table:number-columns-spanned="1" table:number-rows-spanned="27" table:style-name="ce154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N_PUBLIC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LOCALIZACA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5">
          <table:table-cell office:value-type="string" table:style-name="ce22">
            <text:p>ID_SERIE</text:p>
          </table:table-cell>
          <table:table-cell office:value-type="string" table:style-name="ce25">
            <text:p>Num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Ano Escolar</text:p>
          </table:table-cell>
          <table:table-cell office:value-type="string" table:style-name="ce20">
            <text:p>5 - 5º ano do Ensino Fundamental</text:p>
          </table:table-cell>
          <table:table-cell table:style-name="ce38"/>
          <table:table-cell table:number-columns-repeated="16378"/>
        </table:table-row>
        <table:table-row table:style-name="ro5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14">
          <table:table-cell office:value-type="string" table:number-columns-spanned="1" table:number-rows-spanned="2" table:style-name="ce180">
            <text:p>IN_SITUACAO_CENS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consistência entre os dados da aplicação do Saeb 2023 com o Censo da Educação Básica 2023 finalizado</text:p>
          </table:table-cell>
          <table:table-cell office:value-type="string" table:style-name="ce24">
            <text:p>0 - Não consistente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0">
            <text:p>IN_PREENCHIMENTO_CH</text:p>
          </table:table-cell>
          <table:table-cell office:value-type="string" table:number-columns-spanned="1" table:number-rows-spanned="3" table:style-name="ce153">
            <text:p>Num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dicador de preenchimento da prova de Ciências Humanas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H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0">
            <text:p>IN_PREENCHIMENTO_CN</text:p>
          </table:table-cell>
          <table:table-cell office:value-type="string" table:number-columns-spanned="1" table:number-rows-spanned="3" table:style-name="ce153">
            <text:p>Num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dicador de preenchimento da prova de Ciências da Naturez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N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Ciências Humanas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Ciências da Naturez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Ciências Humanas</text:p>
          </table:table-cell>
          <table:table-cell office:value-type="string" table:style-name="ce24">
            <text:p>Prova Regular (Cadernos 1 a 28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29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ID_BLOCO_1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Humanas</text:p>
          </table:table-cell>
          <table:table-cell office:value-type="string" table:style-name="ce24">
            <text:p>De 1 a 8</text:p>
            <text:p>Macrotipo 18 (Bloco 9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ID_BLOCO_2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Humanas</text:p>
          </table:table-cell>
          <table:table-cell office:value-type="string" table:style-name="ce24">
            <text:p>De 1 a 8</text:p>
            <text:p>Macrotipo 18 (Bloco 10)</text:p>
          </table:table-cell>
          <table:table-cell table:number-columns-repeated="16379"/>
        </table:table-row>
        <table:table-row table:style-name="ro6">
          <table:table-cell office:value-type="string" table:style-name="ce39">
            <text:p>NU_BLOCO_1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Humanas</text:p>
          </table:table-cell>
          <table:table-cell office:value-type="string" table:style-name="ce20">
            <text:p>De 1 a 8</text:p>
          </table:table-cell>
          <table:table-cell table:number-columns-repeated="16379"/>
        </table:table-row>
        <table:table-row table:style-name="ro6">
          <table:table-cell office:value-type="string" table:style-name="ce39">
            <text:p>NU_BLOCO_2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Humanas</text:p>
          </table:table-cell>
          <table:table-cell office:value-type="string" table:style-name="ce20">
            <text:p>De 1 a 8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80">
            <text:p>ID_CADERNO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Ciências da Natureza</text:p>
          </table:table-cell>
          <table:table-cell office:value-type="string" table:style-name="ce24">
            <text:p>Prova Regular (Cadernos 1 a 12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13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ID_BLOCO_1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da Natureza</text:p>
          </table:table-cell>
          <table:table-cell office:value-type="string" table:style-name="ce24">
            <text:p>De 1 a 9</text:p>
            <text:p>Macrotipo 18 (Bloco 10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ID_BLOCO_2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da Natureza</text:p>
          </table:table-cell>
          <table:table-cell office:value-type="string" table:style-name="ce24">
            <text:p>De 1 a 9</text:p>
            <text:p>Macrotipo 18 (Bloco 11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ID_BLOCO_3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3 de Ciências da Natureza</text:p>
          </table:table-cell>
          <table:table-cell office:value-type="string" table:style-name="ce24">
            <text:p>De 1 a 9</text:p>
            <text:p>Macrotipo 18 (Bloco 12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9">
            <text:p>NU_BLOCO_1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/>
        </table:table-row>
        <table:table-row table:style-name="ro6">
          <table:table-cell office:value-type="string" table:style-name="ce39">
            <text:p>NU_BLOCO_2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1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32">
            <text:p>TX_RESP_BLOCO_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2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 table:style-name="ce79"/>
        </table:table-row>
        <table:table-row table:style-name="ro8">
          <table:table-cell office:value-type="string" table:style-name="ce32">
            <text:p>CO_CONCEITO_Q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 table:style-name="ce79"/>
        </table:table-row>
        <table:table-row table:style-name="ro8">
          <table:table-cell office:value-type="string" table:style-name="ce32">
            <text:p>CO_CONCEITO_Q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32">
            <text:p>TX_RESP_BLOCO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1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32">
            <text:p>TX_RESP_BLOCO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32">
            <text:p>TX_RESP_BLOCO3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 table:style-name="ce79"/>
        </table:table-row>
        <table:table-row table:style-name="ro8">
          <table:table-cell office:value-type="string" table:style-name="ce32">
            <text:p>CO_CONCEITO_Q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 table:style-name="ce79"/>
        </table:table-row>
        <table:table-row table:style-name="ro8">
          <table:table-cell office:value-type="string" table:style-name="ce32">
            <text:p>CO_CONCEITO_Q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 table:style-name="ce79"/>
        </table:table-row>
        <table:table-row table:style-name="ro16">
          <table:table-cell office:value-type="string" table:number-columns-spanned="1" table:number-rows-spanned="2" table:style-name="ce152">
            <text:p>IN_PROFICIENCI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7">
          <table:table-cell office:value-type="string" table:number-columns-spanned="1" table:number-rows-spanned="2" table:style-name="ce152">
            <text:p>IN_PROFICIENCI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52">
            <text:p>IN_PROFICIENCIA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Ciências Humanas)</text:p>
          </table:table-cell>
          <table:table-cell office:value-type="string" table:style-name="ce24">
            <text:p>0 - Não<text:s text:c="2"/></text:p>
          </table:table-cell>
          <table:table-cell table:number-columns-repeated="16379" table:style-name="ce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 table:style-name="ce79"/>
        </table:table-row>
        <table:table-row table:style-name="ro15">
          <table:table-cell office:value-type="string" table:number-columns-spanned="1" table:number-rows-spanned="2" table:style-name="ce152">
            <text:p>IN_PROFICIENCIA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Ciências da Natureza)</text:p>
          </table:table-cell>
          <table:table-cell office:value-type="string" table:style-name="ce24">
            <text:p>0 - Não<text:s text:c="2"/></text:p>
          </table:table-cell>
          <table:table-cell table:number-columns-repeated="16379" table:style-name="ce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 table:style-name="ce79"/>
        </table:table-row>
        <table:table-row table:style-name="ro4">
          <table:table-cell office:value-type="string" table:number-columns-spanned="1" table:number-rows-spanned="2" table:style-name="ce152">
            <text:p>IN_AMOSTR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 table:style-name="ce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 table:style-name="ce79"/>
        </table:table-row>
        <table:table-row table:style-name="ro18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23.</text:p>
          </table:table-cell>
          <table:table-cell table:number-columns-repeated="16379" table:style-name="ce79"/>
        </table:table-row>
        <table:table-row table:style-name="ro8">
          <table:table-cell office:value-type="string" table:style-name="ce15">
            <text:p>ESTRATO_CIENCIAS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 para amostra de Ciências Humanas e Ciências da Natureza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 para Ciências Humanas e Ciências da Natureza. Para mais detalhes consulte o Relatório de Amostragem do Saeb 2023.</text:p>
          </table:table-cell>
          <table:table-cell table:number-columns-repeated="16379" table:style-name="ce79"/>
        </table:table-row>
        <table:table-row table:style-name="ro5">
          <table:table-cell office:value-type="string" table:style-name="ce15">
            <text:p>PESO_ALUNO_LP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9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9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6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5">
          <table:table-cell office:value-type="string" table:style-name="ce15">
            <text:p>PESO_ALUNO_MT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79"/>
        </table:table-row>
        <table:table-row table:style-name="ro19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5"/>
        </table:table-row>
        <table:table-row table:style-name="ro20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5"/>
        </table:table-row>
        <table:table-row table:style-name="ro9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21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5">
          <table:table-cell office:value-type="string" table:style-name="ce15">
            <text:p>PESO_ALUNO_CH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Humanas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H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Humanas transformada na escala única do SAEB, com média = 250, desvio = 50 (do SAEB/23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H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5">
          <table:table-cell office:value-type="string" table:style-name="ce15">
            <text:p>PESO_ALUNO_CN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da Naturez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N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da Natureza transformada na escala única do SAEB, com média = 250, desvio = 50 (do SAEB/23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N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180">
            <text:p>IN_PREENCHIMENTO_QUESTIONARI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97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/>
        </table:table-row>
        <table:table-row table:style-name="ro19">
          <table:table-cell office:value-type="string" table:number-columns-spanned="1" table:number-rows-spanned="2" table:style-name="ce152">
            <text:p>IN_INSE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9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9">
          <table:table-cell office:value-type="string" table:number-columns-spanned="1" table:number-rows-spanned="8" table:style-name="ce152">
            <text:p>NU_TIPO_NIVEL_INSE</text:p>
          </table:table-cell>
          <table:table-cell office:value-type="string" table:number-columns-spanned="1" table:number-rows-spanned="8" table:style-name="ce153">
            <text:p>Num</text:p>
          </table:table-cell>
          <table:table-cell office:value-type="float" office:value="1" table:number-columns-spanned="1" table:number-rows-spanned="8" table:style-name="ce153">
            <text:p>1</text:p>
          </table:table-cell>
          <table:table-cell office:value-type="string" table:number-columns-spanned="1" table:number-rows-spanned="8" table:style-name="ce154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9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19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3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19">
          <table:table-cell office:value-type="string" table:style-name="ce122">
            <text:p>Variável</text:p>
          </table:table-cell>
          <table:table-cell office:value-type="string" table:style-name="ce122">
            <text:p>Tipo</text:p>
          </table:table-cell>
          <table:table-cell office:value-type="string" table:style-name="ce122">
            <text:p>Tamanho</text:p>
          </table:table-cell>
          <table:table-cell office:value-type="string" table:style-name="ce122">
            <text:p>Código da Questão</text:p>
          </table:table-cell>
          <table:table-cell office:value-type="string" table:style-name="ce123">
            <text:p>Descrição (texto da pergunta)</text:p>
          </table:table-cell>
          <table:table-cell office:value-type="string" table:style-name="ce124">
            <text:p>Código da opção de resposta</text:p>
          </table:table-cell>
          <table:table-cell office:value-type="string" table:style-name="ce123">
            <text:p>Texto da opção de resposta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72">
            <text:p>TX_RESP_Q01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8">
            <text:p>Qual é o seu sexo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Masculino.</text:p>
          </table:table-cell>
          <table:table-cell table:number-columns-repeated="16377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Femini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C</text:p>
          </table:table-cell>
          <table:table-cell office:value-type="string" table:style-name="ce120">
            <text:p>Não quero declarar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72">
            <text:p>TX_RESP_Q02</text:p>
          </table:table-cell>
          <table:table-cell office:value-type="string" table:number-columns-spanned="1" table:number-rows-spanned="8" table:style-name="ce164">
            <text:p>Char</text:p>
          </table:table-cell>
          <table:table-cell office:value-type="float" office:value="1" table:number-columns-spanned="1" table:number-rows-spanned="8" table:style-name="ce165">
            <text:p>1</text:p>
          </table:table-cell>
          <table:table-cell office:value-type="float" office:value="2" table:number-columns-spanned="1" table:number-rows-spanned="8" table:style-name="ce165">
            <text:p>2</text:p>
          </table:table-cell>
          <table:table-cell office:value-type="string" table:number-columns-spanned="1" table:number-rows-spanned="8" table:style-name="ce167">
            <text:p>Qual é a sua idade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1">
            <text:p>9 anos ou meno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1">
            <text:p>10 ano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1">
            <text:p>11 ano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1">
            <text:p>12 ano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E</text:p>
          </table:table-cell>
          <table:table-cell office:value-type="string" table:style-name="ce61">
            <text:p>13 ano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F</text:p>
          </table:table-cell>
          <table:table-cell office:value-type="string" table:style-name="ce61">
            <text:p>14 anos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03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float" office:value="3" table:number-columns-spanned="1" table:number-rows-spanned="6" table:style-name="ce165">
            <text:p>3</text:p>
          </table:table-cell>
          <table:table-cell office:value-type="string" table:number-columns-spanned="1" table:number-rows-spanned="6" table:style-name="ce168">
            <text:p>Qual língua que seus pais falam com mais frequência em cas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Portuguê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Espanho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121">
            <text:p>Língua de Sinais (Libras, Língua de Sinais Argentina, Língua de Sinais Boliviana etc.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D</text:p>
          </table:table-cell>
          <table:table-cell office:value-type="string" table:style-name="ce60">
            <text:p>Outra língua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72">
            <text:p>TX_RESP_Q04</text:p>
          </table:table-cell>
          <table:table-cell office:value-type="string" table:number-columns-spanned="1" table:number-rows-spanned="8" table:style-name="ce164">
            <text:p>Char</text:p>
          </table:table-cell>
          <table:table-cell office:value-type="float" office:value="1" table:number-columns-spanned="1" table:number-rows-spanned="8" table:style-name="ce165">
            <text:p>1</text:p>
          </table:table-cell>
          <table:table-cell office:value-type="float" office:value="4" table:number-columns-spanned="1" table:number-rows-spanned="8" table:style-name="ce165">
            <text:p>4</text:p>
          </table:table-cell>
          <table:table-cell office:value-type="string" table:number-columns-spanned="1" table:number-rows-spanned="8" table:style-name="ce168">
            <text:p>Qual é a sua cor ou raç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Bra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Pret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ard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Amarel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E</text:p>
          </table:table-cell>
          <table:table-cell office:value-type="string" table:style-name="ce60">
            <text:p>Indígen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F</text:p>
          </table:table-cell>
          <table:table-cell office:value-type="string" table:style-name="ce60">
            <text:p>Não quero declarar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5a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87">
            <text:p>5a</text:p>
          </table:table-cell>
          <table:table-cell office:value-type="string" table:number-columns-spanned="1" table:number-rows-spanned="4" table:style-name="ce167">
            <text:p>Você possui deficiência, transtorno do espectro autista ou superdotação? - Deficiênci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12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12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5b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87">
            <text:p>5b</text:p>
          </table:table-cell>
          <table:table-cell office:value-type="string" table:number-columns-spanned="1" table:number-rows-spanned="4" table:style-name="ce167">
            <text:p>Você possui deficiência, transtorno do espectro autista ou superdotação? - Transtorno do espectro autist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12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12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5c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87">
            <text:p>5c</text:p>
          </table:table-cell>
          <table:table-cell office:value-type="string" table:number-columns-spanned="1" table:number-rows-spanned="4" table:style-name="ce167">
            <text:p>Você possui deficiência, transtorno do espectro autista ou superdotação? - Altas habilidades ou superdotaçã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12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12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7" table:style-name="ce172">
            <text:p>TX_RESP_Q06</text:p>
          </table:table-cell>
          <table:table-cell office:value-type="string" table:number-columns-spanned="1" table:number-rows-spanned="7" table:style-name="ce166">
            <text:p>Char</text:p>
          </table:table-cell>
          <table:table-cell office:value-type="string" table:number-columns-spanned="1" table:number-rows-spanned="7" table:style-name="ce166">
            <text:p>1</text:p>
          </table:table-cell>
          <table:table-cell office:value-type="string" table:number-columns-spanned="1" table:number-rows-spanned="7" table:style-name="ce166">
            <text:p>6</text:p>
          </table:table-cell>
          <table:table-cell office:value-type="string" table:number-columns-spanned="1" table:number-rows-spanned="7" table:style-name="ce167">
            <text:p>Quantas pessoas moram na sua casa, contando com você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120">
            <text:p>2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120">
            <text:p>3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C</text:p>
          </table:table-cell>
          <table:table-cell office:value-type="string" table:style-name="ce120">
            <text:p>4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D</text:p>
          </table:table-cell>
          <table:table-cell office:value-type="string" table:style-name="ce120">
            <text:p>5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E</text:p>
          </table:table-cell>
          <table:table-cell office:value-type="string" table:style-name="ce120">
            <text:p>6 pessoas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7a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7a</text:p>
          </table:table-cell>
          <table:table-cell office:value-type="string" table:number-columns-spanned="1" table:number-rows-spanned="4" table:style-name="ce167">
            <text:p>Normalmente, quem mora na sua casa? - Mãe(s) ou madrasta(s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265">
            <text:p>TX_RESP_Q07b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7b</text:p>
          </table:table-cell>
          <table:table-cell office:value-type="string" table:number-columns-spanned="1" table:number-rows-spanned="4" table:style-name="ce167">
            <text:p>Normalmente, quem mora na sua casa? - Pai(s) ou padrasto(s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267">
            <text:p>TX_RESP_Q07c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7c</text:p>
          </table:table-cell>
          <table:table-cell office:value-type="string" table:number-columns-spanned="1" table:number-rows-spanned="4" table:style-name="ce167">
            <text:p>Normalmente, quem mora na sua casa? - Avó(s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7d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7d</text:p>
          </table:table-cell>
          <table:table-cell office:value-type="string" table:number-columns-spanned="1" table:number-rows-spanned="4" table:style-name="ce167">
            <text:p>Normalmente, quem mora na sua casa? - Avô(s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07e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7e</text:p>
          </table:table-cell>
          <table:table-cell office:value-type="string" table:number-columns-spanned="1" table:number-rows-spanned="4" table:style-name="ce167">
            <text:p>Normalmente, quem mora na sua casa? - Outros familiares, irmãos(ãs), tios(as), primos(as) etc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72">
            <text:p>TX_RESP_Q08</text:p>
          </table:table-cell>
          <table:table-cell office:value-type="string" table:number-columns-spanned="1" table:number-rows-spanned="8" table:style-name="ce164">
            <text:p>Char</text:p>
          </table:table-cell>
          <table:table-cell office:value-type="float" office:value="1" table:number-columns-spanned="1" table:number-rows-spanned="8" table:style-name="ce165">
            <text:p>1</text:p>
          </table:table-cell>
          <table:table-cell office:value-type="float" office:value="8" table:number-columns-spanned="1" table:number-rows-spanned="8" table:style-name="ce165">
            <text:p>8</text:p>
          </table:table-cell>
          <table:table-cell office:value-type="string" table:number-columns-spanned="1" table:number-rows-spanned="8" table:style-name="ce167">
            <text:p>Qual é a maior escolaridade da sua mãe (ou madastra ou mulher responsável por você)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E</text:p>
          </table:table-cell>
          <table:table-cell office:value-type="string" table:style-name="ce60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F</text:p>
          </table:table-cell>
          <table:table-cell office:value-type="string" table:style-name="ce60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72">
            <text:p>TX_RESP_Q09</text:p>
          </table:table-cell>
          <table:table-cell office:value-type="string" table:number-columns-spanned="1" table:number-rows-spanned="8" table:style-name="ce164">
            <text:p>Char</text:p>
          </table:table-cell>
          <table:table-cell office:value-type="float" office:value="1" table:number-columns-spanned="1" table:number-rows-spanned="8" table:style-name="ce165">
            <text:p>1</text:p>
          </table:table-cell>
          <table:table-cell office:value-type="float" office:value="9" table:number-columns-spanned="1" table:number-rows-spanned="8" table:style-name="ce165">
            <text:p>9</text:p>
          </table:table-cell>
          <table:table-cell office:value-type="string" table:number-columns-spanned="1" table:number-rows-spanned="8" table:style-name="ce167">
            <text:p>Qual é a maior escolaridade de seu pai (ou padrasto homem responsável por você)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E</text:p>
          </table:table-cell>
          <table:table-cell office:value-type="string" table:style-name="ce60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F</text:p>
          </table:table-cell>
          <table:table-cell office:value-type="string" table:style-name="ce60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72">
            <text:p>TX_RESP_Q10a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a</text:p>
          </table:table-cell>
          <table:table-cell office:value-type="string" table:number-columns-spanned="1" table:number-rows-spanned="5" table:style-name="ce168">
            <text:p>Com que frequência seus pais ou responsáveis costumam: - Ler em cas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72">
            <text:p>TX_RESP_Q10b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b</text:p>
          </table:table-cell>
          <table:table-cell office:value-type="string" table:number-columns-spanned="1" table:number-rows-spanned="5" table:style-name="ce168">
            <text:p>Com que frequência seus pais ou responsáveis costumam: - Conversar com você sobre o que acontece na escol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280">
            <text:p>TX_RESP_Q10c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c</text:p>
          </table:table-cell>
          <table:table-cell office:value-type="string" table:number-columns-spanned="1" table:number-rows-spanned="5" table:style-name="ce168">
            <text:p>Com que frequência seus pais ou responsáveis costumam: - Incentivar você a estuda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72">
            <text:p>TX_RESP_Q10d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d</text:p>
          </table:table-cell>
          <table:table-cell office:value-type="string" table:number-columns-spanned="1" table:number-rows-spanned="5" table:style-name="ce168">
            <text:p>Com que frequência seus pais ou responsáveis costumam: - Incentivar você a fazer a tarefa de cas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291">
            <text:p>TX_RESP_Q10e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e</text:p>
          </table:table-cell>
          <table:table-cell office:value-type="string" table:number-columns-spanned="1" table:number-rows-spanned="5" table:style-name="ce168">
            <text:p>Com que frequência seus pais ou responsáveis costumam: - Incentivar você a comparecer às aulas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72">
            <text:p>TX_RESP_Q10f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string" table:number-columns-spanned="1" table:number-rows-spanned="5" table:style-name="ce166">
            <text:p>10f</text:p>
          </table:table-cell>
          <table:table-cell office:value-type="string" table:number-columns-spanned="1" table:number-rows-spanned="5" table:style-name="ce168">
            <text:p>Com que frequência seus pais ou responsáveis costumam: - Ir às reuniões de pais na escol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265">
            <text:p>TX_RESP_Q11a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1a</text:p>
          </table:table-cell>
          <table:table-cell office:value-type="string" table:number-columns-spanned="1" table:number-rows-spanned="4" table:style-name="ce168">
            <text:p>Na rua em que você mora tem: - Asfalto ou calçament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268">
            <text:p>TX_RESP_Q11b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1b</text:p>
          </table:table-cell>
          <table:table-cell office:value-type="string" table:number-columns-spanned="1" table:number-rows-spanned="4" table:style-name="ce168">
            <text:p>Na rua em que você mora tem: - Água tratad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72">
            <text:p>TX_RESP_Q11c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1c</text:p>
          </table:table-cell>
          <table:table-cell office:value-type="string" table:number-columns-spanned="1" table:number-rows-spanned="4" table:style-name="ce168">
            <text:p>Na rua em que você mora tem: - Iluminaçã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12a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a</text:p>
          </table:table-cell>
          <table:table-cell office:value-type="string" table:number-columns-spanned="1" table:number-rows-spanned="6" table:style-name="ce168">
            <text:p>Dos itens relacionados abaixo, quantos existem na sua casa? - Geladeir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12b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b</text:p>
          </table:table-cell>
          <table:table-cell office:value-type="string" table:number-columns-spanned="1" table:number-rows-spanned="6" table:style-name="ce167">
            <text:p>Dos itens relacionados abaixo, quantos existem na sua casa? - Computador (ou notebook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12c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c</text:p>
          </table:table-cell>
          <table:table-cell office:value-type="string" table:number-columns-spanned="1" table:number-rows-spanned="6" table:style-name="ce167">
            <text:p>Dos itens relacionados abaixo, quantos existem na sua casa? - Quartos para dormi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12d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d</text:p>
          </table:table-cell>
          <table:table-cell office:value-type="string" table:number-columns-spanned="1" table:number-rows-spanned="6" table:style-name="ce167">
            <text:p>Dos itens relacionados abaixo, quantos existem na sua casa? - Televisã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296">
            <text:p>TX_RESP_Q12e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e</text:p>
          </table:table-cell>
          <table:table-cell office:value-type="string" table:number-columns-spanned="1" table:number-rows-spanned="6" table:style-name="ce167">
            <text:p>Dos itens relacionados abaixo, quantos existem na sua casa? - Banheir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72">
            <text:p>TX_RESP_Q12f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f</text:p>
          </table:table-cell>
          <table:table-cell office:value-type="string" table:number-columns-spanned="1" table:number-rows-spanned="6" table:style-name="ce167">
            <text:p>Dos itens relacionados abaixo, quantos existem na sua casa? - Carr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12g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12g</text:p>
          </table:table-cell>
          <table:table-cell office:value-type="string" table:number-columns-spanned="1" table:number-rows-spanned="6" table:style-name="ce167">
            <text:p>Dos itens relacionados abaixo, quantos existem na sua casa? - Celular com internet (smartphone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enhum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1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2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3 ou mai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a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a</text:p>
          </table:table-cell>
          <table:table-cell office:value-type="string" table:number-columns-spanned="1" table:number-rows-spanned="4" table:style-name="ce168">
            <text:p>Na sua casa tem: - Tv por internet (Netflix, GloboPlay, etc.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b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b</text:p>
          </table:table-cell>
          <table:table-cell office:value-type="string" table:number-columns-spanned="1" table:number-rows-spanned="4" table:style-name="ce168">
            <text:p>Na sua casa tem: - Rede Wi-Fi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c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c</text:p>
          </table:table-cell>
          <table:table-cell office:value-type="string" table:number-columns-spanned="1" table:number-rows-spanned="4" table:style-name="ce168">
            <text:p>Na sua casa tem: - Um quarto só seu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d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d</text:p>
          </table:table-cell>
          <table:table-cell office:value-type="string" table:number-columns-spanned="1" table:number-rows-spanned="4" table:style-name="ce168">
            <text:p>Na sua casa tem: - Mesa para estuda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e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e</text:p>
          </table:table-cell>
          <table:table-cell office:value-type="string" table:number-columns-spanned="1" table:number-rows-spanned="4" table:style-name="ce168">
            <text:p>Na sua casa tem: - Forno de microondas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f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f</text:p>
          </table:table-cell>
          <table:table-cell office:value-type="string" table:number-columns-spanned="1" table:number-rows-spanned="4" table:style-name="ce168">
            <text:p>Na sua casa tem: - Aspirador de pó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g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g</text:p>
          </table:table-cell>
          <table:table-cell office:value-type="string" table:number-columns-spanned="1" table:number-rows-spanned="4" table:style-name="ce168">
            <text:p>Na sua casa tem: - Máquina de lavar roup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h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h</text:p>
          </table:table-cell>
          <table:table-cell office:value-type="string" table:number-columns-spanned="1" table:number-rows-spanned="4" table:style-name="ce168">
            <text:p>Na sua casa tem: - Freezer (independente ou segunda porta da geladeira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3i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3i</text:p>
          </table:table-cell>
          <table:table-cell office:value-type="string" table:number-columns-spanned="1" table:number-rows-spanned="4" table:style-name="ce168">
            <text:p>Na sua casa tem: - Garagem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5" table:style-name="ce172">
            <text:p>TX_RESP_Q14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float" office:value="14" table:number-columns-spanned="1" table:number-rows-spanned="5" table:style-name="ce165">
            <text:p>14</text:p>
          </table:table-cell>
          <table:table-cell office:value-type="string" table:number-columns-spanned="1" table:number-rows-spanned="5" table:style-name="ce168">
            <text:p>Quanto tempo você demora para chegar à sua escol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Menos de 30 minuto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Entre 30 minutos e uma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Mais de uma hora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5a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5a</text:p>
          </table:table-cell>
          <table:table-cell office:value-type="string" table:number-columns-spanned="1" table:number-rows-spanned="4" table:style-name="ce167">
            <text:p>Você utiliza para ir à escola: - Transporte gratuito escola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4" table:style-name="ce172">
            <text:p>TX_RESP_Q15b</text:p>
          </table:table-cell>
          <table:table-cell office:value-type="string" table:number-columns-spanned="1" table:number-rows-spanned="4" table:style-name="ce164">
            <text:p>Char</text:p>
          </table:table-cell>
          <table:table-cell office:value-type="float" office:value="1" table:number-columns-spanned="1" table:number-rows-spanned="4" table:style-name="ce165">
            <text:p>1</text:p>
          </table:table-cell>
          <table:table-cell office:value-type="string" table:number-columns-spanned="1" table:number-rows-spanned="4" table:style-name="ce166">
            <text:p>15b</text:p>
          </table:table-cell>
          <table:table-cell office:value-type="string" table:number-columns-spanned="1" table:number-rows-spanned="4" table:style-name="ce167">
            <text:p>Você utiliza para ir à escola: - Passe escola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11" table:style-name="ce172">
            <text:p>TX_RESP_Q16</text:p>
          </table:table-cell>
          <table:table-cell office:value-type="string" table:number-columns-spanned="1" table:number-rows-spanned="11" table:style-name="ce164">
            <text:p>Char</text:p>
          </table:table-cell>
          <table:table-cell office:value-type="float" office:value="1" table:number-columns-spanned="1" table:number-rows-spanned="11" table:style-name="ce165">
            <text:p>1</text:p>
          </table:table-cell>
          <table:table-cell office:value-type="float" office:value="16" table:number-columns-spanned="1" table:number-rows-spanned="11" table:style-name="ce165">
            <text:p>16</text:p>
          </table:table-cell>
          <table:table-cell office:value-type="string" table:number-columns-spanned="1" table:number-rows-spanned="11" table:style-name="ce168">
            <text:p>Considerando a maior distância percorrida, normalmente de que forma você chega à sua escol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À pé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De biciclet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e Van (ou Kombi)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e ônibu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E</text:p>
          </table:table-cell>
          <table:table-cell office:value-type="string" table:style-name="ce60">
            <text:p>De metrô (ou trem urbano)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F</text:p>
          </table:table-cell>
          <table:table-cell office:value-type="string" table:style-name="ce60">
            <text:p>De carr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G</text:p>
          </table:table-cell>
          <table:table-cell office:value-type="string" table:style-name="ce120">
            <text:p>De barc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H</text:p>
          </table:table-cell>
          <table:table-cell office:value-type="string" table:style-name="ce60">
            <text:p>De motociclet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119">
            <text:p>I</text:p>
          </table:table-cell>
          <table:table-cell office:value-type="string" table:style-name="ce60">
            <text:p>Outro meio de transpor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17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float" office:value="17" table:number-columns-spanned="1" table:number-rows-spanned="6" table:style-name="ce165">
            <text:p>17</text:p>
          </table:table-cell>
          <table:table-cell office:value-type="string" table:number-columns-spanned="1" table:number-rows-spanned="6" table:style-name="ce168">
            <text:p>Com que idade você entrou na escol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3 anos ou meno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4 ou 5 ano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6 ou 7 ano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8 anos ou mai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5" table:style-name="ce172">
            <text:p>TX_RESP_Q18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float" office:value="18" table:number-columns-spanned="1" table:number-rows-spanned="5" table:style-name="ce165">
            <text:p>18</text:p>
          </table:table-cell>
          <table:table-cell office:value-type="string" table:number-columns-spanned="1" table:number-rows-spanned="5" table:style-name="ce168">
            <text:p>A partir do primeiro ano do ensino fundamental, em que tipo de escola você estudou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Somente em escola públic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omente em escola particular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m escola pública e em escola particular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5" table:style-name="ce172">
            <text:p>TX_RESP_Q19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float" office:value="19" table:number-columns-spanned="1" table:number-rows-spanned="5" table:style-name="ce165">
            <text:p>19</text:p>
          </table:table-cell>
          <table:table-cell office:value-type="string" table:number-columns-spanned="1" table:number-rows-spanned="5" table:style-name="ce168">
            <text:p>Você já foi reprovado(a)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, uma vez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im, duas vezes ou mai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5" table:style-name="ce172">
            <text:p>TX_RESP_Q20</text:p>
          </table:table-cell>
          <table:table-cell office:value-type="string" table:number-columns-spanned="1" table:number-rows-spanned="5" table:style-name="ce164">
            <text:p>Char</text:p>
          </table:table-cell>
          <table:table-cell office:value-type="float" office:value="1" table:number-columns-spanned="1" table:number-rows-spanned="5" table:style-name="ce165">
            <text:p>1</text:p>
          </table:table-cell>
          <table:table-cell office:value-type="float" office:value="20" table:number-columns-spanned="1" table:number-rows-spanned="5" table:style-name="ce165">
            <text:p>20</text:p>
          </table:table-cell>
          <table:table-cell office:value-type="string" table:number-columns-spanned="1" table:number-rows-spanned="5" table:style-name="ce168">
            <text:p>Alguma vez você abandonou a escola deixando de frequentá-la até o final do ano escolar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unc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Sim, uma vez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Sim, duas vezes ou mai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1a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1a</text:p>
          </table:table-cell>
          <table:table-cell office:value-type="string" table:number-columns-spanned="1" table:number-rows-spanned="6" table:style-name="ce168">
            <text:p>Fora da escola em dias de aula, quanto tempo você usa para: - Estudar (lição de casa, trabalhos escolares, etc.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uso meu tempo para iss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Menos de 1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tre 1 e 2 hora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Mais de 2 hora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1b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1b</text:p>
          </table:table-cell>
          <table:table-cell office:value-type="string" table:number-columns-spanned="1" table:number-rows-spanned="6" table:style-name="ce167">
            <text:p>Fora da escola em dias de aula, quanto tempo você usa para: - Fazer cursos ou atividades extracurriculares (idioma, artes, informática etc.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uso meu tempo para iss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Menos de 1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tre 1 e 2 hora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Mais de 2 hora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1c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1c</text:p>
          </table:table-cell>
          <table:table-cell office:value-type="string" table:number-columns-spanned="1" table:number-rows-spanned="6" table:style-name="ce167">
            <text:p>Fora da escola em dias de aula, quanto tempo você usa para: - Trabalhar em casa (lavar louça, limpar quintal, cuidar dos irmãos, etc.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uso meu tempo para iss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Menos de 1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tre 1 e 2 hora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Mais de 2 hora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1d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1d</text:p>
          </table:table-cell>
          <table:table-cell office:value-type="string" table:number-columns-spanned="1" table:number-rows-spanned="6" table:style-name="ce168">
            <text:p>Fora da escola em dias de aula, quanto tempo você usa para: - Trabalhar fora de casa (recebendo ou não um salário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uso meu tempo para iss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Menos de 1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tre 1 e 2 hora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Mais de 2 hora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1e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1e</text:p>
          </table:table-cell>
          <table:table-cell office:value-type="string" table:number-columns-spanned="1" table:number-rows-spanned="6" table:style-name="ce167">
            <text:p>Fora da escola em dias de aula, quanto tempo você usa para: - <text:s/>Lazer (TV, brincar, internet, música etc.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Não uso meu tempo para iss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Menos de 1 hora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Entre 1 e 2 hora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Mais de 2 hora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a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a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No início do ano, eles(as) informaram sobre o que seria ensinado e aprendido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b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b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Antes de iniciar um novo conteúdo, eles(as) perguntam o que vocês sabem sobre o conteúdo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c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c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trazem temas do cotidiano para serem debatidos em sala de aul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d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d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abordam temas sobre desigualdade racial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e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e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abordam temas sobre desigualdade de gênero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f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f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abordam temas como bullying e outras formas de violência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g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g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desenvolvem trabalhos em grupos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2h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2h</text:p>
          </table:table-cell>
          <table:table-cell office:value-type="string" table:number-columns-spanned="1" table:number-rows-spanned="6" table:style-name="ce167">
            <text:p>Para os próximos itens, indique qual é a proporção de professores(as) da sua turma que abordam os seguintes temas em sala de aula: - Eles(as) abordam questões relacionadas ao futuro profissional dos(as) estudantes?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Todos 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A maior parte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Poucos deles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Nenhum deles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a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a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Eu me interesso sobre o que foi ensinado na escola neste an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b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b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Eu me sinto motivado(a), no dia a dia, a usar o que foi ensinado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c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c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Há espaço para diferentes opiniões na minha sala de aul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d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d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Eu me sinto seguro(a) quando estou na escola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e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e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Eu me sinto à vontade para discordar dos(as) meus(minhas) professores(as)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f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f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Eu consigo argumentar sobre conteúdos difíceis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g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g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 Os resultados das avaliações representam o quanto eu aprendi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h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h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Meus (Minhas) professores(as) acreditam que eu sou capaz de aprender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style-name="ro24">
          <table:table-cell office:value-type="string" table:number-columns-spanned="1" table:number-rows-spanned="6" table:style-name="ce172">
            <text:p>TX_RESP_Q23i</text:p>
          </table:table-cell>
          <table:table-cell office:value-type="string" table:number-columns-spanned="1" table:number-rows-spanned="6" table:style-name="ce164">
            <text:p>Char</text:p>
          </table:table-cell>
          <table:table-cell office:value-type="float" office:value="1" table:number-columns-spanned="1" table:number-rows-spanned="6" table:style-name="ce165">
            <text:p>1</text:p>
          </table:table-cell>
          <table:table-cell office:value-type="string" table:number-columns-spanned="1" table:number-rows-spanned="6" table:style-name="ce166">
            <text:p>23i</text:p>
          </table:table-cell>
          <table:table-cell office:value-type="string" table:number-columns-spanned="1" table:number-rows-spanned="6" table:style-name="ce167">
            <text:p>Sobre sua escola, indique o quanto você concorda ou discorda das afirmações abaixo: -Meus (Minhas) professores(as) me motivam a continuar meus estudos.</text:p>
          </table:table-cell>
          <table:table-cell office:value-type="string" table:style-name="ce59">
            <text:p>*</text:p>
          </table:table-cell>
          <table:table-cell office:value-type="string" table:style-name="ce60">
            <text:p>Nul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.</text:p>
          </table:table-cell>
          <table:table-cell office:value-type="string" table:style-name="ce60">
            <text:p>Branco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A</text:p>
          </table:table-cell>
          <table:table-cell office:value-type="string" table:style-name="ce60">
            <text:p>Concordo totalmente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B</text:p>
          </table:table-cell>
          <table:table-cell office:value-type="string" table:style-name="ce60">
            <text:p>Con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C</text:p>
          </table:table-cell>
          <table:table-cell office:value-type="string" table:style-name="ce60">
            <text:p>Discordo.</text:p>
          </table:table-cell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table-cell office:value-type="string" table:style-name="ce59">
            <text:p>D</text:p>
          </table:table-cell>
          <table:table-cell office:value-type="string" table:style-name="ce60">
            <text:p>Discordo totalmente.</text:p>
          </table:table-cell>
          <table:table-cell table:number-columns-repeated="16377"/>
        </table:table-row>
        <table:table-row table:number-rows-repeated="1048049" table:style-name="ro4">
          <table:table-cell table:number-columns-repeated="16384"/>
        </table:table-row>
        <table:named-expressions>
          <table:named-range table:name="Print_Area" table:cell-range-address="TS_ALUNO_5EF.$A$233:TS_ALUNO_5EF.$D$304" table:base-cell-address="TS_ALUNO_5EF.$A$1"/>
        </table:named-expressions>
      </table:table>
      <table:table table:name="TS_ALUNO_9EF" table:style-name="ta4">
        <table:table-column table:style-name="co5" table:default-cell-style-name="ce36"/>
        <table:table-column table:style-name="co6" table:default-cell-style-name="ce40"/>
        <table:table-column table:style-name="co17" table:default-cell-style-name="ce40"/>
        <table:table-column table:style-name="co18" table:default-cell-style-name="ce36"/>
        <table:table-column table:style-name="co19" table:default-cell-style-name="ce5"/>
        <table:table-column table:style-name="co20" table:default-cell-style-name="ce36"/>
        <table:table-column table:style-name="co21" table:default-cell-style-name="ce36"/>
        <table:table-column table:style-name="co3" table:number-columns-repeated="16377" table:default-cell-style-name="ce36"/>
        <table:table-row table:style-name="ro3">
          <table:table-cell office:value-type="string" table:number-columns-spanned="5" table:number-rows-spanned="1" table:style-name="ce179">
            <text:p>TS_ALUNO_9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3" table:style-name="ce24">
            <text:p>202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0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0">
            <text:p>ID_UF</text:p>
          </table:table-cell>
          <table:table-cell office:value-type="string" table:number-columns-spanned="1" table:number-rows-spanned="27" table:style-name="ce153">
            <text:p>Num</text:p>
          </table:table-cell>
          <table:table-cell office:value-type="float" office:value="2" table:number-columns-spanned="1" table:number-rows-spanned="27" table:style-name="ce153">
            <text:p>2</text:p>
          </table:table-cell>
          <table:table-cell office:value-type="string" table:number-columns-spanned="1" table:number-rows-spanned="27" table:style-name="ce154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N_PUBLIC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LOCALIZACA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5">
          <table:table-cell office:value-type="string" table:style-name="ce22">
            <text:p>ID_SERIE</text:p>
          </table:table-cell>
          <table:table-cell office:value-type="string" table:style-name="ce25">
            <text:p>Num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Ano Escolar</text:p>
          </table:table-cell>
          <table:table-cell office:value-type="string" table:style-name="ce20">
            <text:p>9 - 9º ano do Ensino Fundamental</text:p>
          </table:table-cell>
          <table:table-cell table:style-name="ce38"/>
          <table:table-cell table:number-columns-repeated="16378"/>
        </table:table-row>
        <table:table-row table:style-name="ro5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14">
          <table:table-cell office:value-type="string" table:number-columns-spanned="1" table:number-rows-spanned="2" table:style-name="ce180">
            <text:p>IN_SITUACAO_CENS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consistência entre os dados da aplicação do Saeb 2023 com o Censo da Educação Básica 2023 finalizado</text:p>
          </table:table-cell>
          <table:table-cell office:value-type="string" table:style-name="ce24">
            <text:p>0 - Não consistente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0">
            <text:p>IN_PREENCHIMENTO_CH</text:p>
          </table:table-cell>
          <table:table-cell office:value-type="string" table:number-columns-spanned="1" table:number-rows-spanned="3" table:style-name="ce153">
            <text:p>Num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dicador de preenchimento da prova de Ciências Humanas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H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0">
            <text:p>IN_PREENCHIMENTO_CN</text:p>
          </table:table-cell>
          <table:table-cell office:value-type="string" table:number-columns-spanned="1" table:number-rows-spanned="3" table:style-name="ce153">
            <text:p>Num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dicador de preenchimento da prova de Ciências da Naturez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N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Ciências Humanas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Ciências da Naturez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</text:p>
          </table:table-cell>
          <table:table-cell table:number-columns-repeated="16379" table:style-name="ce44"/>
        </table:table-row>
        <table:table-row table:style-name="ro4">
          <table:table-cell office:value-type="string" table:number-columns-spanned="1" table:number-rows-spanned="2" table:style-name="ce180">
            <text:p>ID_CADERNO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Ciências Humanas</text:p>
          </table:table-cell>
          <table:table-cell office:value-type="string" table:style-name="ce24">
            <text:p>Prova Regular (Cadernos 1 a 15)</text:p>
          </table:table-cell>
          <table:table-cell table:number-columns-repeated="16379" table:style-name="ce4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16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2">
            <text:p>ID_BLOCO_1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Humanas</text:p>
          </table:table-cell>
          <table:table-cell office:value-type="string" table:style-name="ce24">
            <text:p>De 1 a 6</text:p>
            <text:p>Macrotipo 18 (Bloco 7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2">
            <text:p>ID_BLOCO_2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Humanas</text:p>
          </table:table-cell>
          <table:table-cell office:value-type="string" table:style-name="ce24">
            <text:p>De 1 a 6</text:p>
            <text:p>Macrotipo 18 (Bloco 8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9">
            <text:p>NU_BLOCO_1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Humanas</text:p>
          </table:table-cell>
          <table:table-cell office:value-type="string" table:style-name="ce20">
            <text:p>De 1 a 6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9">
            <text:p>NU_BLOCO_2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Humanas</text:p>
          </table:table-cell>
          <table:table-cell office:value-type="string" table:style-name="ce20">
            <text:p>De 1 a 6</text:p>
          </table:table-cell>
          <table:table-cell table:number-columns-repeated="16379" table:style-name="ce44"/>
        </table:table-row>
        <table:table-row table:style-name="ro4">
          <table:table-cell office:value-type="string" table:number-columns-spanned="1" table:number-rows-spanned="2" table:style-name="ce180">
            <text:p>ID_CADERNO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6" table:number-columns-spanned="1" table:number-rows-spanned="2" table:style-name="ce153">
            <text:p>6</text:p>
          </table:table-cell>
          <table:table-cell office:value-type="string" table:number-columns-spanned="1" table:number-rows-spanned="2" table:style-name="ce154">
            <text:p>Número do caderno de prova de Ciências da Natureza</text:p>
          </table:table-cell>
          <table:table-cell office:value-type="string" table:style-name="ce24">
            <text:p>Prova Regular (Cadernos 1 a 14)</text:p>
          </table:table-cell>
          <table:table-cell table:number-columns-repeated="16379" table:style-name="ce4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15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2">
            <text:p>ID_BLOCO_1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da Natureza</text:p>
          </table:table-cell>
          <table:table-cell office:value-type="string" table:style-name="ce24">
            <text:p>De 1 a 7</text:p>
            <text:p>Macrotipo 18 (Bloco 8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2">
            <text:p>ID_BLOCO_2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da Natureza</text:p>
          </table:table-cell>
          <table:table-cell office:value-type="string" table:style-name="ce24">
            <text:p>De 1 a 7</text:p>
            <text:p>Macrotipo 18 (Bloco 9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2">
            <text:p>ID_BLOCO_3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3 de Ciências da Natureza</text:p>
          </table:table-cell>
          <table:table-cell office:value-type="string" table:style-name="ce24">
            <text:p>De 1 a 7</text:p>
            <text:p>Macrotipo 18 (Bloco 10)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9">
            <text:p>NU_BLOCO_1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 table:style-name="ce44"/>
        </table:table-row>
        <table:table-row table:style-name="ro6">
          <table:table-cell office:value-type="string" table:style-name="ce39">
            <text:p>NU_BLOCO_2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1_LP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1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2_LP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2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1_MT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1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2_MT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2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1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2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CO_CONCEITO_Q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CO_CONCEITO_Q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1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3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CO_CONCEITO_Q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CO_CONCEITO_Q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11 - Crédito parcial</text:p>
            <text:p>12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52">
            <text:p>IN_PROFICIENCI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52">
            <text:p>IN_PROFICIENCI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52">
            <text:p>IN_PROFICIENCIA_CH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Ciências Humanas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52">
            <text:p>IN_PROFICIENCIA_CN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Ciências da Naturez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2">
            <text:p>IN_AMOSTR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8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 para Língua portuguesa e Matemática. Para mais detalhes consulte o Relatório de Amostragem do Saeb 2023.</text:p>
          </table:table-cell>
          <table:table-cell table:number-columns-repeated="16379" table:style-name="ce44"/>
        </table:table-row>
        <table:table-row table:style-name="ro18">
          <table:table-cell office:value-type="string" table:style-name="ce15">
            <text:p>ESTRATO_CIENCIAS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 para amostra de Ciências Humanas e Ciências da Natureza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 para Ciências Humanas e Ciências da Natureza. Para mais detalhes consulte o Relatório de Amostragem do Saeb 2023.</text:p>
          </table:table-cell>
          <table:table-cell table:number-columns-repeated="16379" table:style-name="ce44"/>
        </table:table-row>
        <table:table-row table:style-name="ro5">
          <table:table-cell office:value-type="string" table:style-name="ce15">
            <text:p>PESO_ALUNO_LP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PESO_ALUNO_MT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PESO_ALUNO_CH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Humanas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H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Humanas transformada na escala única do SAEB, com média = 250, desvio = 50 (do SAEB/21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H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PESO_ALUNO_CN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da Naturez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CN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da Natureza transformada na escala única do SAEB, com média = 250, desvio = 50 (do SAEB/21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CN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9">
          <table:table-cell office:value-type="string" table:number-columns-spanned="1" table:number-rows-spanned="2" table:style-name="ce180">
            <text:p>IN_PREENCHIMENTO_QUESTIONARI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5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 table:style-name="ce5"/>
        </table:table-row>
        <table:table-row table:style-name="ro21">
          <table:table-cell office:value-type="string" table:number-columns-spanned="1" table:number-rows-spanned="2" table:style-name="ce152">
            <text:p>IN_INSE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5">
          <table:table-cell office:value-type="string" table:number-columns-spanned="1" table:number-rows-spanned="8" table:style-name="ce152">
            <text:p>NU_TIPO_NIVEL_INSE</text:p>
          </table:table-cell>
          <table:table-cell office:value-type="string" table:number-columns-spanned="1" table:number-rows-spanned="8" table:style-name="ce153">
            <text:p>Num</text:p>
          </table:table-cell>
          <table:table-cell office:value-type="float" office:value="1" table:number-columns-spanned="1" table:number-rows-spanned="8" table:style-name="ce153">
            <text:p>1</text:p>
          </table:table-cell>
          <table:table-cell office:value-type="string" table:number-columns-spanned="1" table:number-rows-spanned="8" table:style-name="ce154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3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22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Código da Questão</text:p>
          </table:table-cell>
          <table:table-cell office:value-type="string" table:style-name="ce126">
            <text:p>Descrição (texto da pergunta)</text:p>
          </table:table-cell>
          <table:table-cell office:value-type="string" table:style-name="ce127">
            <text:p>Código da opção de resposta</text:p>
          </table:table-cell>
          <table:table-cell office:value-type="string" table:style-name="ce126">
            <text:p>Texto da opção de resposta</text:p>
          </table:table-cell>
          <table:table-cell table:number-columns-repeated="16377" table:style-name="ce97"/>
        </table:table-row>
        <table:table-row table:style-name="ro19">
          <table:table-cell office:value-type="string" table:number-columns-spanned="1" table:number-rows-spanned="5" table:style-name="ce188">
            <text:p>TX_RESP_Q01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91">
            <text:p>Qual é o seu sex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Masculino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Feminino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Não quero declarar.</text:p>
          </table:table-cell>
          <table:table-cell table:number-columns-repeated="16377" table:style-name="ce36"/>
        </table:table-row>
        <table:table-row table:style-name="ro19">
          <table:table-cell office:value-type="string" table:number-columns-spanned="1" table:number-rows-spanned="8" table:style-name="ce188">
            <text:p>TX_RESP_Q02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2" table:number-columns-spanned="1" table:number-rows-spanned="8" table:style-name="ce190">
            <text:p>2</text:p>
          </table:table-cell>
          <table:table-cell office:value-type="string" table:number-columns-spanned="1" table:number-rows-spanned="8" table:style-name="ce191">
            <text:p>Qual é a sua idade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30">
            <text:p>13 anos ou me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30">
            <text:p>14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30">
            <text:p>15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30">
            <text:p>16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30">
            <text:p>17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30">
            <text:p>18 anos ou mais.</text:p>
          </table:table-cell>
          <table:table-cell table:style-name="ce125"/>
          <table:table-cell table:number-columns-repeated="16376"/>
        </table:table-row>
        <table:table-row table:style-name="ro19">
          <table:table-cell office:value-type="string" table:number-columns-spanned="1" table:number-rows-spanned="6" table:style-name="ce188">
            <text:p>TX_RESP_Q03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float" office:value="3" table:number-columns-spanned="1" table:number-rows-spanned="6" table:style-name="ce190">
            <text:p>3</text:p>
          </table:table-cell>
          <table:table-cell office:value-type="string" table:number-columns-spanned="1" table:number-rows-spanned="6" table:style-name="ce191">
            <text:p>Qual língua que seus pais falam com mais frequência em cas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Português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spanhol.</text:p>
          </table:table-cell>
          <table:table-cell table:number-columns-repeated="16377" table:style-name="ce36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31">
            <text:p>Língua de Sinais (Libras, Língua de Sinais Argentina, Língua de Sinais Boliviana etc.)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Outra língua.</text:p>
          </table:table-cell>
          <table:table-cell table:number-columns-repeated="16377" table:style-name="ce36"/>
        </table:table-row>
        <table:table-row table:style-name="ro19">
          <table:table-cell office:value-type="string" table:number-columns-spanned="1" table:number-rows-spanned="8" table:style-name="ce188">
            <text:p>TX_RESP_Q04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4" table:number-columns-spanned="1" table:number-rows-spanned="8" table:style-name="ce190">
            <text:p>4</text:p>
          </table:table-cell>
          <table:table-cell office:value-type="string" table:number-columns-spanned="1" table:number-rows-spanned="8" table:style-name="ce191">
            <text:p>Qual é a sua cor ou raç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Branc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Pret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ard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Amarel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Indígen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quero declarar.</text:p>
          </table:table-cell>
          <table:table-cell table:number-columns-repeated="16377" table:style-name="ce36"/>
        </table:table-row>
        <table:table-row table:style-name="ro19">
          <table:table-cell office:value-type="string" table:number-columns-spanned="1" table:number-rows-spanned="4" table:style-name="ce188">
            <text:p>TX_RESP_Q05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a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Deficiênci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5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b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Transtorno do espectro autist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5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c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Altas habilidades ou superdotaç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7" table:style-name="ce188">
            <text:p>TX_RESP_Q06</text:p>
          </table:table-cell>
          <table:table-cell office:value-type="string" table:number-columns-spanned="1" table:number-rows-spanned="7" table:style-name="ce189">
            <text:p>Char</text:p>
          </table:table-cell>
          <table:table-cell office:value-type="string" table:number-columns-spanned="1" table:number-rows-spanned="7" table:style-name="ce189">
            <text:p>1</text:p>
          </table:table-cell>
          <table:table-cell office:value-type="string" table:number-columns-spanned="1" table:number-rows-spanned="7" table:style-name="ce189">
            <text:p>6</text:p>
          </table:table-cell>
          <table:table-cell office:value-type="string" table:number-columns-spanned="1" table:number-rows-spanned="7" table:style-name="ce191">
            <text:p>Quantas pessoas moram na sua casa, contando com você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2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3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4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5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6 pessoas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a</text:p>
          </table:table-cell>
          <table:table-cell office:value-type="string" table:number-columns-spanned="1" table:number-rows-spanned="4" table:style-name="ce191">
            <text:p>Normalmente, quem mora na sua casa? - Mãe(s) ou madrasta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04">
            <text:p>TX_RESP_Q07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b</text:p>
          </table:table-cell>
          <table:table-cell office:value-type="string" table:number-columns-spanned="1" table:number-rows-spanned="4" table:style-name="ce191">
            <text:p>Normalmente, quem mora na sua casa? - Pai(s) ou padrasto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06">
            <text:p>TX_RESP_Q07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c</text:p>
          </table:table-cell>
          <table:table-cell office:value-type="string" table:number-columns-spanned="1" table:number-rows-spanned="4" table:style-name="ce191">
            <text:p>Normalmente, quem mora na sua casa? - Avó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d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d</text:p>
          </table:table-cell>
          <table:table-cell office:value-type="string" table:number-columns-spanned="1" table:number-rows-spanned="4" table:style-name="ce191">
            <text:p>Normalmente, quem mora na sua casa? - Avô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e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e</text:p>
          </table:table-cell>
          <table:table-cell office:value-type="string" table:number-columns-spanned="1" table:number-rows-spanned="4" table:style-name="ce191">
            <text:p>Normalmente, quem mora na sua casa? - Outros familiares, irmãos(ãs), tios(as), primos(as) etc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88">
            <text:p>TX_RESP_Q08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8" table:number-columns-spanned="1" table:number-rows-spanned="8" table:style-name="ce190">
            <text:p>8</text:p>
          </table:table-cell>
          <table:table-cell office:value-type="string" table:number-columns-spanned="1" table:number-rows-spanned="8" table:style-name="ce191">
            <text:p>Qual é a maior escolaridade da sua mãe (ou madastra ou mulher responsável por você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88">
            <text:p>TX_RESP_Q09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9" table:number-columns-spanned="1" table:number-rows-spanned="8" table:style-name="ce190">
            <text:p>9</text:p>
          </table:table-cell>
          <table:table-cell office:value-type="string" table:number-columns-spanned="1" table:number-rows-spanned="8" table:style-name="ce191">
            <text:p>Qual é a maior escolaridade de seu pai (ou padrasto homem responsável por você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a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a</text:p>
          </table:table-cell>
          <table:table-cell office:value-type="string" table:number-columns-spanned="1" table:number-rows-spanned="5" table:style-name="ce191">
            <text:p>Com que frequência seus pais ou responsáveis costumam: - Ler em cas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b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b</text:p>
          </table:table-cell>
          <table:table-cell office:value-type="string" table:number-columns-spanned="1" table:number-rows-spanned="5" table:style-name="ce191">
            <text:p>Com que frequência seus pais ou responsáveis costumam: - Conversar com você sobre o que acontece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310">
            <text:p>TX_RESP_Q10c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c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estud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d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d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fazer a tarefa de cas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315">
            <text:p>TX_RESP_Q10e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e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comparecer às aula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f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f</text:p>
          </table:table-cell>
          <table:table-cell office:value-type="string" table:number-columns-spanned="1" table:number-rows-spanned="5" table:style-name="ce191">
            <text:p>Com que frequência seus pais ou responsáveis costumam: - Ir às reuniões de pais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04">
            <text:p>TX_RESP_Q11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a</text:p>
          </table:table-cell>
          <table:table-cell office:value-type="string" table:number-columns-spanned="1" table:number-rows-spanned="4" table:style-name="ce191">
            <text:p>Na rua em que você mora tem: - Asfalto ou calçament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23">
            <text:p>TX_RESP_Q11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b</text:p>
          </table:table-cell>
          <table:table-cell office:value-type="string" table:number-columns-spanned="1" table:number-rows-spanned="4" table:style-name="ce191">
            <text:p>Na rua em que você mora tem: - Água tratad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11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c</text:p>
          </table:table-cell>
          <table:table-cell office:value-type="string" table:number-columns-spanned="1" table:number-rows-spanned="4" table:style-name="ce191">
            <text:p>Na rua em que você mora tem: - Iluminaç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a</text:p>
          </table:table-cell>
          <table:table-cell office:value-type="string" table:number-columns-spanned="1" table:number-rows-spanned="6" table:style-name="ce191">
            <text:p>Dos itens relacionados abaixo, quantos existem na sua casa? - Geladeir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b</text:p>
          </table:table-cell>
          <table:table-cell office:value-type="string" table:number-columns-spanned="1" table:number-rows-spanned="6" table:style-name="ce191">
            <text:p>Dos itens relacionados abaixo, quantos existem na sua casa? - Computador (ou notebook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c</text:p>
          </table:table-cell>
          <table:table-cell office:value-type="string" table:number-columns-spanned="1" table:number-rows-spanned="6" table:style-name="ce191">
            <text:p>Dos itens relacionados abaixo, quantos existem na sua casa? - Quartos para dormi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d</text:p>
          </table:table-cell>
          <table:table-cell office:value-type="string" table:number-columns-spanned="1" table:number-rows-spanned="6" table:style-name="ce191">
            <text:p>Dos itens relacionados abaixo, quantos existem na sua casa? - Televis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329">
            <text:p>TX_RESP_Q12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e</text:p>
          </table:table-cell>
          <table:table-cell office:value-type="string" table:number-columns-spanned="1" table:number-rows-spanned="6" table:style-name="ce191">
            <text:p>Dos itens relacionados abaixo, quantos existem na sua casa? - Banheir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f</text:p>
          </table:table-cell>
          <table:table-cell office:value-type="string" table:number-columns-spanned="1" table:number-rows-spanned="6" table:style-name="ce191">
            <text:p>Dos itens relacionados abaixo, quantos existem na sua casa? - Carr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g</text:p>
          </table:table-cell>
          <table:table-cell office:value-type="string" table:number-columns-spanned="1" table:number-rows-spanned="6" table:style-name="ce191">
            <text:p>Dos itens relacionados abaixo, quantos existem na sua casa? - Celular com internet (smartphone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13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a</text:p>
          </table:table-cell>
          <table:table-cell office:value-type="string" table:number-columns-spanned="1" table:number-rows-spanned="4" table:style-name="ce191">
            <text:p>Na sua casa tem: - Tv por internet (Netflix, GloboPlay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b</text:p>
          </table:table-cell>
          <table:table-cell office:value-type="string" table:number-columns-spanned="1" table:number-rows-spanned="4" table:style-name="ce191">
            <text:p>Na sua casa tem: - Rede Wi-Fi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c</text:p>
          </table:table-cell>
          <table:table-cell office:value-type="string" table:number-columns-spanned="1" table:number-rows-spanned="4" table:style-name="ce191">
            <text:p>Na sua casa tem: - Um quarto só seu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d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d</text:p>
          </table:table-cell>
          <table:table-cell office:value-type="string" table:number-columns-spanned="1" table:number-rows-spanned="4" table:style-name="ce191">
            <text:p>Na sua casa tem: - Mesa para estud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e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e</text:p>
          </table:table-cell>
          <table:table-cell office:value-type="string" table:number-columns-spanned="1" table:number-rows-spanned="4" table:style-name="ce191">
            <text:p>Na sua casa tem: - Forno de microonda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f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f</text:p>
          </table:table-cell>
          <table:table-cell office:value-type="string" table:number-columns-spanned="1" table:number-rows-spanned="4" table:style-name="ce191">
            <text:p>Na sua casa tem: - Aspirador de pó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g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g</text:p>
          </table:table-cell>
          <table:table-cell office:value-type="string" table:number-columns-spanned="1" table:number-rows-spanned="4" table:style-name="ce191">
            <text:p>Na sua casa tem: - Máquina de lavar roup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h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h</text:p>
          </table:table-cell>
          <table:table-cell office:value-type="string" table:number-columns-spanned="1" table:number-rows-spanned="4" table:style-name="ce191">
            <text:p>Na sua casa tem: - Freezer (independente ou segunda porta da geladeira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i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i</text:p>
          </table:table-cell>
          <table:table-cell office:value-type="string" table:number-columns-spanned="1" table:number-rows-spanned="4" table:style-name="ce191">
            <text:p>Na sua casa tem: - Garagem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4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4" table:number-columns-spanned="1" table:number-rows-spanned="5" table:style-name="ce190">
            <text:p>14</text:p>
          </table:table-cell>
          <table:table-cell office:value-type="string" table:number-columns-spanned="1" table:number-rows-spanned="5" table:style-name="ce191">
            <text:p>Quanto tempo você demora para chegar à su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Menos de 30 minut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tre 30 minutos e uma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Mais de uma hor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5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5a</text:p>
          </table:table-cell>
          <table:table-cell office:value-type="string" table:number-columns-spanned="1" table:number-rows-spanned="4" table:style-name="ce191">
            <text:p>Você utiliza para ir à escola: - Transporte gratuito escol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5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5b</text:p>
          </table:table-cell>
          <table:table-cell office:value-type="string" table:number-columns-spanned="1" table:number-rows-spanned="4" table:style-name="ce191">
            <text:p>Você utiliza para ir à escola: - Passe escol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11" table:style-name="ce188">
            <text:p>TX_RESP_Q16</text:p>
          </table:table-cell>
          <table:table-cell office:value-type="string" table:number-columns-spanned="1" table:number-rows-spanned="11" table:style-name="ce189">
            <text:p>Char</text:p>
          </table:table-cell>
          <table:table-cell office:value-type="float" office:value="1" table:number-columns-spanned="1" table:number-rows-spanned="11" table:style-name="ce190">
            <text:p>1</text:p>
          </table:table-cell>
          <table:table-cell office:value-type="float" office:value="16" table:number-columns-spanned="1" table:number-rows-spanned="11" table:style-name="ce190">
            <text:p>16</text:p>
          </table:table-cell>
          <table:table-cell office:value-type="string" table:number-columns-spanned="1" table:number-rows-spanned="11" table:style-name="ce191">
            <text:p>Considerando a maior distância percorrida, normalmente de que forma você chega à su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À pé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biciclet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e Van (ou Kombi)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e ônibu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De metrô (ou trem urbano)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De carr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G</text:p>
          </table:table-cell>
          <table:table-cell office:value-type="string" table:style-name="ce129">
            <text:p>De barc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H</text:p>
          </table:table-cell>
          <table:table-cell office:value-type="string" table:style-name="ce129">
            <text:p>De motociclet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I</text:p>
          </table:table-cell>
          <table:table-cell office:value-type="string" table:style-name="ce129">
            <text:p>Outro meio de transpor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17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float" office:value="17" table:number-columns-spanned="1" table:number-rows-spanned="6" table:style-name="ce190">
            <text:p>17</text:p>
          </table:table-cell>
          <table:table-cell office:value-type="string" table:number-columns-spanned="1" table:number-rows-spanned="6" table:style-name="ce191">
            <text:p>Com que idade você entrou n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3 anos ou me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4 ou 5 a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6 ou 7 a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8 ano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8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8" table:number-columns-spanned="1" table:number-rows-spanned="5" table:style-name="ce190">
            <text:p>18</text:p>
          </table:table-cell>
          <table:table-cell office:value-type="string" table:number-columns-spanned="1" table:number-rows-spanned="5" table:style-name="ce191">
            <text:p>A partir do primeiro ano do ensino fundamental, em que tipo de escola você estudou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Somente em escola públi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omente em escola particul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m escola pública e em escola particular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9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9" table:number-columns-spanned="1" table:number-rows-spanned="5" table:style-name="ce190">
            <text:p>19</text:p>
          </table:table-cell>
          <table:table-cell office:value-type="string" table:number-columns-spanned="1" table:number-rows-spanned="5" table:style-name="ce191">
            <text:p>Você já foi reprovado(a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, 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im, duas veze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20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20" table:number-columns-spanned="1" table:number-rows-spanned="5" table:style-name="ce190">
            <text:p>20</text:p>
          </table:table-cell>
          <table:table-cell office:value-type="string" table:number-columns-spanned="1" table:number-rows-spanned="5" table:style-name="ce191">
            <text:p>Alguma vez você abandonou a escola deixando de frequentá-la até o final do ano escolar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, 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im, duas veze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a</text:p>
          </table:table-cell>
          <table:table-cell office:value-type="string" table:number-columns-spanned="1" table:number-rows-spanned="6" table:style-name="ce191">
            <text:p>Fora da escola em dias de aula, quanto tempo você usa para: - Estudar (lição de casa, trabalhos escolares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b</text:p>
          </table:table-cell>
          <table:table-cell office:value-type="string" table:number-columns-spanned="1" table:number-rows-spanned="6" table:style-name="ce191">
            <text:p>Fora da escola em dias de aula, quanto tempo você usa para: - Fazer cursos ou atividades extracurriculares (idioma, artes, informática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c</text:p>
          </table:table-cell>
          <table:table-cell office:value-type="string" table:number-columns-spanned="1" table:number-rows-spanned="6" table:style-name="ce191">
            <text:p>Fora da escola em dias de aula, quanto tempo você usa para: - Trabalhar em casa (lavar louça, limpar quintal, cuidar dos irmãos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d</text:p>
          </table:table-cell>
          <table:table-cell office:value-type="string" table:number-columns-spanned="1" table:number-rows-spanned="6" table:style-name="ce191">
            <text:p>Fora da escola em dias de aula, quanto tempo você usa para: - Trabalhar fora de casa (recebendo ou não um salário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e</text:p>
          </table:table-cell>
          <table:table-cell office:value-type="string" table:number-columns-spanned="1" table:number-rows-spanned="6" table:style-name="ce191">
            <text:p>Fora da escola em dias de aula, quanto tempo você usa para: - <text:s/>Lazer (TV, brincar, internet, música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a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No início do ano, eles(as) informaram sobre o que seria ensinado e aprendid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b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Antes de iniciar um novo conteúdo, eles(as) perguntam o que vocês sabem sobre o conteúd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c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trazem temas do cotidiano para serem debatidos em sala de au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d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sobre desigualdade racial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e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sobre desigualdade de gêner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f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como bullying e outras formas de violênci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g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desenvolvem trabalhos em grupos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h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h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questões relacionadas ao futuro profissional dos(as) estudantes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a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interesso sobre o que foi ensinado na escola neste an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b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motivado(a), no dia a dia, a usar o que foi ensinad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c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Há espaço para diferentes opiniões na minha sala de au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d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seguro(a) quando estou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e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à vontade para discordar dos(as) meus(minhas) professores(a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f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consigo argumentar sobre conteúdos difícei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g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Os resultados das avaliações representam o quanto eu aprendi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h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h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Meus (Minhas) professores(as) acreditam que eu sou capaz de aprende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i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i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Meus (Minhas) professores(as) me motivam a continuar meus estudo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4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4</text:p>
          </table:table-cell>
          <table:table-cell office:value-type="string" table:number-columns-spanned="1" table:number-rows-spanned="6" table:style-name="ce191">
            <text:p>Quando terminar o Ensino Fundamental, você pretende:<text:s/>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Somente continuar estudan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omente trabalh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Continuar estudando e trabalh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Ainda não sei.</text:p>
          </table:table-cell>
          <table:table-cell table:number-columns-repeated="16377"/>
        </table:table-row>
        <table:table-row table:number-rows-repeated="1048043" table:style-name="ro4">
          <table:table-cell table:number-columns-repeated="16384"/>
        </table:table-row>
      </table:table>
      <table:table table:name="TS_ALUNO_34EM" table:style-name="ta1"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3"/>
        <table:table-column table:style-name="co22" table:default-cell-style-name="ce36"/>
        <table:table-column table:style-name="co20" table:default-cell-style-name="ce36"/>
        <table:table-column table:style-name="co23" table:default-cell-style-name="ce36"/>
        <table:table-column table:style-name="co3" table:number-columns-repeated="10" table:default-cell-style-name="ce36"/>
        <table:table-column table:style-name="co24" table:default-cell-style-name="ce36"/>
        <table:table-column table:style-name="co3" table:number-columns-repeated="16366" table:default-cell-style-name="ce36"/>
        <table:table-row table:style-name="ro3">
          <table:table-cell office:value-type="string" table:number-columns-spanned="5" table:number-rows-spanned="1" table:style-name="ce179">
            <text:p>TS_ALUNO_34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42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3" table:style-name="ce24">
            <text:p>202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0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0">
            <text:p>ID_UF</text:p>
          </table:table-cell>
          <table:table-cell office:value-type="string" table:number-columns-spanned="1" table:number-rows-spanned="27" table:style-name="ce154">
            <text:p>Num</text:p>
          </table:table-cell>
          <table:table-cell office:value-type="float" office:value="2" table:number-columns-spanned="1" table:number-rows-spanned="27" table:style-name="ce153">
            <text:p>2</text:p>
          </table:table-cell>
          <table:table-cell office:value-type="string" table:number-columns-spanned="1" table:number-rows-spanned="27" table:style-name="ce154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N_PUBLIC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LOCALIZACA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SERIE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Ano Escolar</text:p>
          </table:table-cell>
          <table:table-cell office:value-type="string" table:style-name="ce20">
            <text:p>12 - 3ª/4ª séries do Ensino Médio Tradicional</text:p>
          </table:table-cell>
          <table:table-cell table:style-name="ce38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 - 3ª/4ª séries do Ensino Médio Integrado</text:p>
          </table:table-cell>
          <table:table-cell table:style-name="ce38"/>
          <table:table-cell table:number-columns-repeated="16378"/>
        </table:table-row>
        <table:table-row table:style-name="ro5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25">
          <table:table-cell office:value-type="string" table:number-columns-spanned="1" table:number-rows-spanned="2" table:style-name="ce180">
            <text:p>IN_SITUACAO_CENS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consistência entre os dados da aplicação do Saeb 2023 com o Censo da Educação Básica 2023 finalizado</text:p>
          </table:table-cell>
          <table:table-cell office:value-type="string" table:style-name="ce24">
            <text:p>0 - Não consistente</text:p>
          </table:table-cell>
          <table:table-cell table:number-columns-repeated="16379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SENC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CADERNO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2" table:number-columns-spanned="1" table:number-rows-spanned="2" table:style-name="ce153">
            <text:p>2</text:p>
          </table:table-cell>
          <table:table-cell office:value-type="string" table:number-columns-spanned="1" table:number-rows-spanned="2" table:style-name="ce154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6">
          <table:table-cell office:value-type="string" table:style-name="ce32">
            <text:p>TX_RESP_BLOCO_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26">
          <table:table-cell office:value-type="string" table:number-columns-spanned="1" table:number-rows-spanned="2" table:style-name="ce152">
            <text:p>IN_PROFICIENCIA_LP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26">
          <table:table-cell office:value-type="string" table:number-columns-spanned="1" table:number-rows-spanned="2" table:style-name="ce152">
            <text:p>IN_PROFICIENCIA_MT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a proficiência (no mínimo três itens respondidos no caderno de prova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2">
            <text:p>IN_AMOSTR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27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23.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PESO_ALUNO_LP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PESO_ALUNO_MT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6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9">
          <table:table-cell office:value-type="string" table:number-columns-spanned="1" table:number-rows-spanned="2" table:style-name="ce180">
            <text:p>IN_PREENCHIMENTO_QUESTIONARI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5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 table:style-name="ce5"/>
        </table:table-row>
        <table:table-row table:style-name="ro21">
          <table:table-cell office:value-type="string" table:number-columns-spanned="1" table:number-rows-spanned="2" table:style-name="ce152">
            <text:p>IN_INSE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5">
          <table:table-cell office:value-type="string" table:number-columns-spanned="1" table:number-rows-spanned="8" table:style-name="ce152">
            <text:p>NU_TIPO_NIVEL_INSE</text:p>
          </table:table-cell>
          <table:table-cell office:value-type="string" table:number-columns-spanned="1" table:number-rows-spanned="8" table:style-name="ce153">
            <text:p>Num</text:p>
          </table:table-cell>
          <table:table-cell office:value-type="float" office:value="1" table:number-columns-spanned="1" table:number-rows-spanned="8" table:style-name="ce153">
            <text:p>1</text:p>
          </table:table-cell>
          <table:table-cell office:value-type="string" table:number-columns-spanned="1" table:number-rows-spanned="8" table:style-name="ce154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 table:style-name="ce36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 table:style-name="ce36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3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22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Código da Questão</text:p>
          </table:table-cell>
          <table:table-cell office:value-type="string" table:style-name="ce126">
            <text:p>Descrição (texto da pergunta)</text:p>
          </table:table-cell>
          <table:table-cell office:value-type="string" table:style-name="ce127">
            <text:p>Código da opção de resposta</text:p>
          </table:table-cell>
          <table:table-cell office:value-type="string" table:style-name="ce126">
            <text:p>Texto da opção de resposta</text:p>
          </table:table-cell>
          <table:table-cell table:number-columns-repeated="16377" table:style-name="ce97"/>
        </table:table-row>
        <table:table-row table:style-name="ro19">
          <table:table-cell office:value-type="string" table:number-columns-spanned="1" table:number-rows-spanned="5" table:style-name="ce188">
            <text:p>TX_RESP_Q01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91">
            <text:p>Qual é o seu sex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Masculino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Feminino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Não quero declarar.</text:p>
          </table:table-cell>
          <table:table-cell table:number-columns-repeated="16377" table:style-name="ce36"/>
        </table:table-row>
        <table:table-row table:style-name="ro19">
          <table:table-cell office:value-type="string" table:number-columns-spanned="1" table:number-rows-spanned="8" table:style-name="ce188">
            <text:p>TX_RESP_Q02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2" table:number-columns-spanned="1" table:number-rows-spanned="8" table:style-name="ce190">
            <text:p>2</text:p>
          </table:table-cell>
          <table:table-cell office:value-type="string" table:number-columns-spanned="1" table:number-rows-spanned="8" table:style-name="ce191">
            <text:p>Qual é a sua idade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33">
            <text:p>16 anos ou me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33">
            <text:p>17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33">
            <text:p>18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33">
            <text:p>19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33">
            <text:p>20 anos.</text:p>
          </table:table-cell>
          <table:table-cell table:style-name="ce125"/>
          <table:table-cell table:number-columns-repeated="163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33">
            <text:p>21 anos ou mais.</text:p>
          </table:table-cell>
          <table:table-cell table:style-name="ce125"/>
          <table:table-cell table:number-columns-repeated="16376"/>
        </table:table-row>
        <table:table-row table:style-name="ro19">
          <table:table-cell office:value-type="string" table:number-columns-spanned="1" table:number-rows-spanned="6" table:style-name="ce188">
            <text:p>TX_RESP_Q03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float" office:value="3" table:number-columns-spanned="1" table:number-rows-spanned="6" table:style-name="ce190">
            <text:p>3</text:p>
          </table:table-cell>
          <table:table-cell office:value-type="string" table:number-columns-spanned="1" table:number-rows-spanned="6" table:style-name="ce191">
            <text:p>Qual língua que seus pais falam com mais frequência em cas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Português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spanhol.</text:p>
          </table:table-cell>
          <table:table-cell table:number-columns-repeated="16377" table:style-name="ce36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31">
            <text:p>Língua de Sinais (Libras, Língua de Sinais Argentina, Língua de Sinais Boliviana etc.)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Outra língua.</text:p>
          </table:table-cell>
          <table:table-cell table:number-columns-repeated="16377" table:style-name="ce36"/>
        </table:table-row>
        <table:table-row table:style-name="ro19">
          <table:table-cell office:value-type="string" table:number-columns-spanned="1" table:number-rows-spanned="8" table:style-name="ce188">
            <text:p>TX_RESP_Q04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4" table:number-columns-spanned="1" table:number-rows-spanned="8" table:style-name="ce190">
            <text:p>4</text:p>
          </table:table-cell>
          <table:table-cell office:value-type="string" table:number-columns-spanned="1" table:number-rows-spanned="8" table:style-name="ce191">
            <text:p>Qual é a sua cor ou raç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Branc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Pret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ard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Amarel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Indígena.</text:p>
          </table:table-cell>
          <table:table-cell table:number-columns-repeated="16377" table:style-name="ce3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quero declarar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5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a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Deficiênci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5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b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Transtorno do espectro autist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5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90">
            <text:p>5c</text:p>
          </table:table-cell>
          <table:table-cell office:value-type="string" table:number-columns-spanned="1" table:number-rows-spanned="4" table:style-name="ce191">
            <text:p>Você possui deficiência, transtorno do espectro autista ou superdotação? - Altas habilidades ou superdotaç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7" table:style-name="ce188">
            <text:p>TX_RESP_Q06</text:p>
          </table:table-cell>
          <table:table-cell office:value-type="string" table:number-columns-spanned="1" table:number-rows-spanned="7" table:style-name="ce189">
            <text:p>Char</text:p>
          </table:table-cell>
          <table:table-cell office:value-type="string" table:number-columns-spanned="1" table:number-rows-spanned="7" table:style-name="ce189">
            <text:p>1</text:p>
          </table:table-cell>
          <table:table-cell office:value-type="string" table:number-columns-spanned="1" table:number-rows-spanned="7" table:style-name="ce189">
            <text:p>6</text:p>
          </table:table-cell>
          <table:table-cell office:value-type="string" table:number-columns-spanned="1" table:number-rows-spanned="7" table:style-name="ce191">
            <text:p>Quantas pessoas moram na sua casa, contando com você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2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3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4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5 pessoas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6 pessoas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a</text:p>
          </table:table-cell>
          <table:table-cell office:value-type="string" table:number-columns-spanned="1" table:number-rows-spanned="4" table:style-name="ce191">
            <text:p>Normalmente, quem mora na sua casa? - Mãe(s) ou madrasta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31">
            <text:p>TX_RESP_Q07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b</text:p>
          </table:table-cell>
          <table:table-cell office:value-type="string" table:number-columns-spanned="1" table:number-rows-spanned="4" table:style-name="ce191">
            <text:p>Normalmente, quem mora na sua casa? - Pai(s) ou padrasto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40">
            <text:p>TX_RESP_Q07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c</text:p>
          </table:table-cell>
          <table:table-cell office:value-type="string" table:number-columns-spanned="1" table:number-rows-spanned="4" table:style-name="ce191">
            <text:p>Normalmente, quem mora na sua casa? - Avó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d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d</text:p>
          </table:table-cell>
          <table:table-cell office:value-type="string" table:number-columns-spanned="1" table:number-rows-spanned="4" table:style-name="ce191">
            <text:p>Normalmente, quem mora na sua casa? - Avô(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07e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7e</text:p>
          </table:table-cell>
          <table:table-cell office:value-type="string" table:number-columns-spanned="1" table:number-rows-spanned="4" table:style-name="ce191">
            <text:p>Normalmente, quem mora na sua casa? - Outros familiares, irmãos(ãs), tios(as), primos(as) etc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88">
            <text:p>TX_RESP_Q08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8" table:number-columns-spanned="1" table:number-rows-spanned="8" table:style-name="ce190">
            <text:p>8</text:p>
          </table:table-cell>
          <table:table-cell office:value-type="string" table:number-columns-spanned="1" table:number-rows-spanned="8" table:style-name="ce191">
            <text:p>Qual é a maior escolaridade da sua mãe (ou madastra ou mulher responsável por você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8" table:style-name="ce188">
            <text:p>TX_RESP_Q09</text:p>
          </table:table-cell>
          <table:table-cell office:value-type="string" table:number-columns-spanned="1" table:number-rows-spanned="8" table:style-name="ce189">
            <text:p>Char</text:p>
          </table:table-cell>
          <table:table-cell office:value-type="float" office:value="1" table:number-columns-spanned="1" table:number-rows-spanned="8" table:style-name="ce190">
            <text:p>1</text:p>
          </table:table-cell>
          <table:table-cell office:value-type="float" office:value="9" table:number-columns-spanned="1" table:number-rows-spanned="8" table:style-name="ce190">
            <text:p>9</text:p>
          </table:table-cell>
          <table:table-cell office:value-type="string" table:number-columns-spanned="1" table:number-rows-spanned="8" table:style-name="ce191">
            <text:p>Qual é a maior escolaridade de seu pai (ou padrasto homem responsável por você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completou o 5º ano do Ensino Fundamental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sino Fundamental, até o 5º an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sino Fundamental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Ensino Médio complet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Ensino Superior completo (faculdade ou graduação)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Não sei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a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a</text:p>
          </table:table-cell>
          <table:table-cell office:value-type="string" table:number-columns-spanned="1" table:number-rows-spanned="5" table:style-name="ce191">
            <text:p>Com que frequência seus pais ou responsáveis costumam: - Ler em cas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b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b</text:p>
          </table:table-cell>
          <table:table-cell office:value-type="string" table:number-columns-spanned="1" table:number-rows-spanned="5" table:style-name="ce191">
            <text:p>Com que frequência seus pais ou responsáveis costumam: - Conversar com você sobre o que acontece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346">
            <text:p>TX_RESP_Q10c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c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estud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d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d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fazer a tarefa de cas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357">
            <text:p>TX_RESP_Q10e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e</text:p>
          </table:table-cell>
          <table:table-cell office:value-type="string" table:number-columns-spanned="1" table:number-rows-spanned="5" table:style-name="ce191">
            <text:p>Com que frequência seus pais ou responsáveis costumam: - Incentivar você a comparecer às aula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5" table:style-name="ce188">
            <text:p>TX_RESP_Q10f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string" table:number-columns-spanned="1" table:number-rows-spanned="5" table:style-name="ce189">
            <text:p>10f</text:p>
          </table:table-cell>
          <table:table-cell office:value-type="string" table:number-columns-spanned="1" table:number-rows-spanned="5" table:style-name="ce191">
            <text:p>Com que frequência seus pais ou responsáveis costumam: - Ir às reuniões de pais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 ou quase nunca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vez em quand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empre ou quase sempre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31">
            <text:p>TX_RESP_Q11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a</text:p>
          </table:table-cell>
          <table:table-cell office:value-type="string" table:number-columns-spanned="1" table:number-rows-spanned="4" table:style-name="ce191">
            <text:p>Na rua em que você mora tem: - Asfalto ou calçament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341">
            <text:p>TX_RESP_Q11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b</text:p>
          </table:table-cell>
          <table:table-cell office:value-type="string" table:number-columns-spanned="1" table:number-rows-spanned="4" table:style-name="ce191">
            <text:p>Na rua em que você mora tem: - Água tratad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11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1c</text:p>
          </table:table-cell>
          <table:table-cell office:value-type="string" table:number-columns-spanned="1" table:number-rows-spanned="4" table:style-name="ce191">
            <text:p>Na rua em que você mora tem: - Iluminaç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a</text:p>
          </table:table-cell>
          <table:table-cell office:value-type="string" table:number-columns-spanned="1" table:number-rows-spanned="6" table:style-name="ce191">
            <text:p>Dos itens relacionados abaixo, quantos existem na sua casa? - Geladeir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b</text:p>
          </table:table-cell>
          <table:table-cell office:value-type="string" table:number-columns-spanned="1" table:number-rows-spanned="6" table:style-name="ce191">
            <text:p>Dos itens relacionados abaixo, quantos existem na sua casa? - Computador (ou notebook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c</text:p>
          </table:table-cell>
          <table:table-cell office:value-type="string" table:number-columns-spanned="1" table:number-rows-spanned="6" table:style-name="ce191">
            <text:p>Dos itens relacionados abaixo, quantos existem na sua casa? - Quartos para dormi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d</text:p>
          </table:table-cell>
          <table:table-cell office:value-type="string" table:number-columns-spanned="1" table:number-rows-spanned="6" table:style-name="ce191">
            <text:p>Dos itens relacionados abaixo, quantos existem na sua casa? - Televisã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362">
            <text:p>TX_RESP_Q12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e</text:p>
          </table:table-cell>
          <table:table-cell office:value-type="string" table:number-columns-spanned="1" table:number-rows-spanned="6" table:style-name="ce191">
            <text:p>Dos itens relacionados abaixo, quantos existem na sua casa? - Banheir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f</text:p>
          </table:table-cell>
          <table:table-cell office:value-type="string" table:number-columns-spanned="1" table:number-rows-spanned="6" table:style-name="ce191">
            <text:p>Dos itens relacionados abaixo, quantos existem na sua casa? - Carr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6" table:style-name="ce188">
            <text:p>TX_RESP_Q12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12g</text:p>
          </table:table-cell>
          <table:table-cell office:value-type="string" table:number-columns-spanned="1" table:number-rows-spanned="6" table:style-name="ce191">
            <text:p>Dos itens relacionados abaixo, quantos existem na sua casa? - Celular com internet (smartphone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enhum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1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2.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3 ou mais.</text:p>
          </table:table-cell>
          <table:table-cell table:number-columns-repeated="16377"/>
        </table:table-row>
        <table:table-row table:style-name="ro19">
          <table:table-cell office:value-type="string" table:number-columns-spanned="1" table:number-rows-spanned="4" table:style-name="ce188">
            <text:p>TX_RESP_Q13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a</text:p>
          </table:table-cell>
          <table:table-cell office:value-type="string" table:number-columns-spanned="1" table:number-rows-spanned="4" table:style-name="ce191">
            <text:p>Na sua casa tem: - Tv por internet (Netflix, GloboPlay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b</text:p>
          </table:table-cell>
          <table:table-cell office:value-type="string" table:number-columns-spanned="1" table:number-rows-spanned="4" table:style-name="ce191">
            <text:p>Na sua casa tem: - Rede Wi-Fi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c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c</text:p>
          </table:table-cell>
          <table:table-cell office:value-type="string" table:number-columns-spanned="1" table:number-rows-spanned="4" table:style-name="ce191">
            <text:p>Na sua casa tem: - Um quarto só seu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d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d</text:p>
          </table:table-cell>
          <table:table-cell office:value-type="string" table:number-columns-spanned="1" table:number-rows-spanned="4" table:style-name="ce191">
            <text:p>Na sua casa tem: - Mesa para estud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e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e</text:p>
          </table:table-cell>
          <table:table-cell office:value-type="string" table:number-columns-spanned="1" table:number-rows-spanned="4" table:style-name="ce191">
            <text:p>Na sua casa tem: - Forno de microonda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f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f</text:p>
          </table:table-cell>
          <table:table-cell office:value-type="string" table:number-columns-spanned="1" table:number-rows-spanned="4" table:style-name="ce191">
            <text:p>Na sua casa tem: - Aspirador de pó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g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g</text:p>
          </table:table-cell>
          <table:table-cell office:value-type="string" table:number-columns-spanned="1" table:number-rows-spanned="4" table:style-name="ce191">
            <text:p>Na sua casa tem: - Máquina de lavar roup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h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h</text:p>
          </table:table-cell>
          <table:table-cell office:value-type="string" table:number-columns-spanned="1" table:number-rows-spanned="4" table:style-name="ce191">
            <text:p>Na sua casa tem: - Freezer (independente ou segunda porta da geladeira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3i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3i</text:p>
          </table:table-cell>
          <table:table-cell office:value-type="string" table:number-columns-spanned="1" table:number-rows-spanned="4" table:style-name="ce191">
            <text:p>Na sua casa tem: - Garagem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4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4" table:number-columns-spanned="1" table:number-rows-spanned="5" table:style-name="ce190">
            <text:p>14</text:p>
          </table:table-cell>
          <table:table-cell office:value-type="string" table:number-columns-spanned="1" table:number-rows-spanned="5" table:style-name="ce191">
            <text:p>Quanto tempo você demora para chegar à su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Menos de 30 minut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Entre 30 minutos e uma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Mais de uma hor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5a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5a</text:p>
          </table:table-cell>
          <table:table-cell office:value-type="string" table:number-columns-spanned="1" table:number-rows-spanned="4" table:style-name="ce191">
            <text:p>Você utiliza para ir à escola: - Transporte gratuito escol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15b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15b</text:p>
          </table:table-cell>
          <table:table-cell office:value-type="string" table:number-columns-spanned="1" table:number-rows-spanned="4" table:style-name="ce191">
            <text:p>Você utiliza para ir à escola: - Passe escola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11" table:style-name="ce188">
            <text:p>TX_RESP_Q16</text:p>
          </table:table-cell>
          <table:table-cell office:value-type="string" table:number-columns-spanned="1" table:number-rows-spanned="11" table:style-name="ce189">
            <text:p>Char</text:p>
          </table:table-cell>
          <table:table-cell office:value-type="float" office:value="1" table:number-columns-spanned="1" table:number-rows-spanned="11" table:style-name="ce190">
            <text:p>1</text:p>
          </table:table-cell>
          <table:table-cell office:value-type="float" office:value="16" table:number-columns-spanned="1" table:number-rows-spanned="11" table:style-name="ce190">
            <text:p>16</text:p>
          </table:table-cell>
          <table:table-cell office:value-type="string" table:number-columns-spanned="1" table:number-rows-spanned="11" table:style-name="ce191">
            <text:p>Considerando a maior distância percorrida, normalmente de que forma você chega à su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À pé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De biciclet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e Van (ou Kombi)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e ônibu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E</text:p>
          </table:table-cell>
          <table:table-cell office:value-type="string" table:style-name="ce129">
            <text:p>De metrô (ou trem urbano)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F</text:p>
          </table:table-cell>
          <table:table-cell office:value-type="string" table:style-name="ce129">
            <text:p>De carr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G</text:p>
          </table:table-cell>
          <table:table-cell office:value-type="string" table:style-name="ce129">
            <text:p>De barc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H</text:p>
          </table:table-cell>
          <table:table-cell office:value-type="string" table:style-name="ce129">
            <text:p>De motociclet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I</text:p>
          </table:table-cell>
          <table:table-cell office:value-type="string" table:style-name="ce129">
            <text:p>Outro meio de transpor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17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float" office:value="17" table:number-columns-spanned="1" table:number-rows-spanned="6" table:style-name="ce190">
            <text:p>17</text:p>
          </table:table-cell>
          <table:table-cell office:value-type="string" table:number-columns-spanned="1" table:number-rows-spanned="6" table:style-name="ce191">
            <text:p>Com que idade você entrou na esco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3 anos ou me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4 ou 5 a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6 ou 7 ano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8 ano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8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8" table:number-columns-spanned="1" table:number-rows-spanned="5" table:style-name="ce190">
            <text:p>18</text:p>
          </table:table-cell>
          <table:table-cell office:value-type="string" table:number-columns-spanned="1" table:number-rows-spanned="5" table:style-name="ce191">
            <text:p>A partir do primeiro ano do ensino fundamental, em que tipo de escola você estudou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Somente em escola públi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omente em escola particul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m escola pública e em escola particular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19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19" table:number-columns-spanned="1" table:number-rows-spanned="5" table:style-name="ce190">
            <text:p>19</text:p>
          </table:table-cell>
          <table:table-cell office:value-type="string" table:number-columns-spanned="1" table:number-rows-spanned="5" table:style-name="ce191">
            <text:p>Você já foi reprovado(a)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, 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im, duas veze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188">
            <text:p>TX_RESP_Q20</text:p>
          </table:table-cell>
          <table:table-cell office:value-type="string" table:number-columns-spanned="1" table:number-rows-spanned="5" table:style-name="ce189">
            <text:p>Char</text:p>
          </table:table-cell>
          <table:table-cell office:value-type="float" office:value="1" table:number-columns-spanned="1" table:number-rows-spanned="5" table:style-name="ce190">
            <text:p>1</text:p>
          </table:table-cell>
          <table:table-cell office:value-type="float" office:value="20" table:number-columns-spanned="1" table:number-rows-spanned="5" table:style-name="ce190">
            <text:p>20</text:p>
          </table:table-cell>
          <table:table-cell office:value-type="string" table:number-columns-spanned="1" table:number-rows-spanned="5" table:style-name="ce191">
            <text:p>Alguma vez você abandonou a escola deixando de frequentá-la até o final do ano escolar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un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, 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Sim, duas vezes ou mai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a</text:p>
          </table:table-cell>
          <table:table-cell office:value-type="string" table:number-columns-spanned="1" table:number-rows-spanned="6" table:style-name="ce191">
            <text:p>Fora da escola em dias de aula, quanto tempo você usa para: - Estudar (lição de casa, trabalhos escolares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b</text:p>
          </table:table-cell>
          <table:table-cell office:value-type="string" table:number-columns-spanned="1" table:number-rows-spanned="6" table:style-name="ce191">
            <text:p>Fora da escola em dias de aula, quanto tempo você usa para: - Fazer cursos ou atividades extracurriculares (idioma, artes, informática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c</text:p>
          </table:table-cell>
          <table:table-cell office:value-type="string" table:number-columns-spanned="1" table:number-rows-spanned="6" table:style-name="ce191">
            <text:p>Fora da escola em dias de aula, quanto tempo você usa para: - Trabalhar em casa (lavar louça, limpar quintal, cuidar dos irmãos,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d</text:p>
          </table:table-cell>
          <table:table-cell office:value-type="string" table:number-columns-spanned="1" table:number-rows-spanned="6" table:style-name="ce191">
            <text:p>Fora da escola em dias de aula, quanto tempo você usa para: - Trabalhar fora de casa (recebendo ou não um salário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1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1e</text:p>
          </table:table-cell>
          <table:table-cell office:value-type="string" table:number-columns-spanned="1" table:number-rows-spanned="6" table:style-name="ce191">
            <text:p>Fora da escola em dias de aula, quanto tempo você usa para: - <text:s/>Lazer (TV, brincar, internet, música etc.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 uso meu tempo para iss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Menos de 1 hor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Entre 1 e 2 hora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Mais de 2 hor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a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No início do ano, eles(as) informaram sobre o que seria ensinado e aprendid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b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Antes de iniciar um novo conteúdo, eles(as) perguntam o que vocês sabem sobre o conteúd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c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trazem temas do cotidiano para serem debatidos em sala de aul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d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sobre desigualdade racial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e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sobre desigualdade de gêner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f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temas como bullying e outras formas de violência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g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desenvolvem trabalhos em grupos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2h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2h</text:p>
          </table:table-cell>
          <table:table-cell office:value-type="string" table:number-columns-spanned="1" table:number-rows-spanned="6" table:style-name="ce191">
            <text:p>Para os próximos itens, indique qual é a proporção de professores(as) da sua turma que abordam os seguintes temas em sala de aula: - Eles(as) abordam questões relacionadas ao futuro profissional dos(as) estudantes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Todos 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A maior parte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Poucos del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Nenhum dele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a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a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interesso sobre o que foi ensinado na escola neste an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b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b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motivado(a), no dia a dia, a usar o que foi ensinado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c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c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Há espaço para diferentes opiniões na minha sala de au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d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d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seguro(a) quando estou na escola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e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e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me sinto à vontade para discordar dos(as) meus(minhas) professores(as)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f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f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Eu consigo argumentar sobre conteúdos difícei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g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g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 Os resultados das avaliações representam o quanto eu aprendi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h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h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Meus (Minhas) professores(as) acreditam que eu sou capaz de aprender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3i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3i</text:p>
          </table:table-cell>
          <table:table-cell office:value-type="string" table:number-columns-spanned="1" table:number-rows-spanned="6" table:style-name="ce191">
            <text:p>Sobre sua escola, indique o quanto você concorda ou discorda das afirmações abaixo: -Meus (Minhas) professores(as) me motivam a continuar meus estudos.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Concordo total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Discordo total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188">
            <text:p>TX_RESP_Q24</text:p>
          </table:table-cell>
          <table:table-cell office:value-type="string" table:number-columns-spanned="1" table:number-rows-spanned="6" table:style-name="ce189">
            <text:p>Char</text:p>
          </table:table-cell>
          <table:table-cell office:value-type="float" office:value="1" table:number-columns-spanned="1" table:number-rows-spanned="6" table:style-name="ce190">
            <text:p>1</text:p>
          </table:table-cell>
          <table:table-cell office:value-type="string" table:number-columns-spanned="1" table:number-rows-spanned="6" table:style-name="ce189">
            <text:p>24</text:p>
          </table:table-cell>
          <table:table-cell office:value-type="string" table:number-columns-spanned="1" table:number-rows-spanned="6" table:style-name="ce191">
            <text:p>Quando terminar o Ensino Médio, você pretende:<text:s/>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Somente continuar estudan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omente trabalh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C</text:p>
          </table:table-cell>
          <table:table-cell office:value-type="string" table:style-name="ce129">
            <text:p>Continuar estudando e trabalh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D</text:p>
          </table:table-cell>
          <table:table-cell office:value-type="string" table:style-name="ce129">
            <text:p>Ainda não sei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88">
            <text:p>TX_RESP_Q25</text:p>
          </table:table-cell>
          <table:table-cell office:value-type="string" table:number-columns-spanned="1" table:number-rows-spanned="4" table:style-name="ce189">
            <text:p>Char</text:p>
          </table:table-cell>
          <table:table-cell office:value-type="float" office:value="1" table:number-columns-spanned="1" table:number-rows-spanned="4" table:style-name="ce190">
            <text:p>1</text:p>
          </table:table-cell>
          <table:table-cell office:value-type="string" table:number-columns-spanned="1" table:number-rows-spanned="4" table:style-name="ce189">
            <text:p>25</text:p>
          </table:table-cell>
          <table:table-cell office:value-type="string" table:number-columns-spanned="1" table:number-rows-spanned="4" table:style-name="ce191">
            <text:p>Você concluiu o Ensino Fundamental na Educação de Jovens e Adultos (EJA), antigo supletivo?</text:p>
          </table:table-cell>
          <table:table-cell office:value-type="string" table:style-name="ce128">
            <text:p>*</text:p>
          </table:table-cell>
          <table:table-cell office:value-type="string" table:style-name="ce129">
            <text:p>Nul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.</text:p>
          </table:table-cell>
          <table:table-cell office:value-type="string" table:style-name="ce129">
            <text:p>Branc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A</text:p>
          </table:table-cell>
          <table:table-cell office:value-type="string" table:style-name="ce129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28">
            <text:p>B</text:p>
          </table:table-cell>
          <table:table-cell office:value-type="string" table:style-name="ce129">
            <text:p>Sim.</text:p>
          </table:table-cell>
          <table:table-cell table:number-columns-repeated="16377"/>
        </table:table-row>
        <table:table-row table:number-rows-repeated="1048085" table:style-name="ro4">
          <table:table-cell table:number-columns-repeated="16384"/>
        </table:table-row>
      </table:table>
      <table:table table:name="TS_ESCOLA" table:style-name="ta5">
        <table:table-column table:style-name="co25" table:default-cell-style-name="ce2"/>
        <table:table-column table:style-name="co6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" table:default-cell-style-name="ce2"/>
        <table:table-column table:style-name="co30" table:default-cell-style-name="ce2"/>
        <table:table-column table:style-name="co31" table:default-cell-style-name="ce2"/>
        <table:table-column table:style-name="co7" table:number-columns-repeated="16373" table:default-cell-style-name="ce2"/>
        <table:table-row table:style-name="ro3">
          <table:table-cell office:value-type="string" table:number-columns-spanned="5" table:number-rows-spanned="1" table:style-name="ce203">
            <text:p>TS_ESCOLA</text:p>
          </table:table-cell>
          <table:covered-table-cell table:number-columns-repeated="4"/>
          <table:table-cell table:style-name="ce17"/>
          <table:table-cell table:number-columns-repeated="16378"/>
        </table:table-row>
        <table:table-row table:style-name="ro3">
          <table:table-cell table:number-columns-repeated="6" table:style-name="ce6"/>
          <table:table-cell table:number-columns-repeated="16378"/>
        </table:table-row>
        <table:table-row table:style-name="ro5">
          <table:table-cell office:value-type="string" table:style-name="ce23">
            <text:p>Variável</text:p>
          </table:table-cell>
          <table:table-cell office:value-type="string" table:style-name="ce23">
            <text:p>Tipo</text:p>
          </table:table-cell>
          <table:table-cell office:value-type="string" table:style-name="ce23">
            <text:p>Tamanho</text:p>
          </table:table-cell>
          <table:table-cell office:value-type="string" table:style-name="ce23">
            <text:p>Descrição</text:p>
          </table:table-cell>
          <table:table-cell office:value-type="string" table:style-name="ce23">
            <text:p>Código de Preenchimento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3" table:style-name="ce24">
            <text:p>2023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5" table:style-name="ce180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7" table:style-name="ce180">
            <text:p>ID_UF</text:p>
          </table:table-cell>
          <table:table-cell office:value-type="string" table:number-columns-spanned="1" table:number-rows-spanned="27" table:style-name="ce154">
            <text:p>Num</text:p>
          </table:table-cell>
          <table:table-cell office:value-type="float" office:value="2" table:number-columns-spanned="1" table:number-rows-spanned="27" table:style-name="ce153">
            <text:p>2</text:p>
          </table:table-cell>
          <table:table-cell office:value-type="string" table:number-columns-spanned="1" table:number-rows-spanned="27" table:style-name="ce154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6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N_PUBLIC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80">
            <text:p>ID_LOCALIZACA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9">
          <table:table-cell office:value-type="string" table:style-name="ce22">
            <text:p>PC_FORMACAO_DOCENTE_INICIAL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Indicador de Adequação da Formação Docente (Informação referente ao Grupo 1, para os Anos Iniciais do EF)</text:p>
          </table:table-cell>
          <table:table-cell table:style-name="ce24"/>
          <table:table-cell table:number-columns-repeated="16379" table:style-name="ce4"/>
        </table:table-row>
        <table:table-row table:style-name="ro9">
          <table:table-cell office:value-type="string" table:style-name="ce22">
            <text:p>PC_FORMACAO_DOCENTE_FINAL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Indicador de Adequação da Formação Docente (Informação referente ao Grupo 1, para os Anos Finais do EF)</text:p>
          </table:table-cell>
          <table:table-cell table:style-name="ce24"/>
          <table:table-cell table:number-columns-repeated="16379" table:style-name="ce4"/>
        </table:table-row>
        <table:table-row table:style-name="ro9">
          <table:table-cell office:value-type="string" table:style-name="ce29">
            <text:p>PC_FORMACAO_DOCENTE_MEDIO</text:p>
          </table:table-cell>
          <table:table-cell office:value-type="string" table:style-name="ce30">
            <text:p>Num</text:p>
          </table:table-cell>
          <table:table-cell office:value-type="float" office:value="5" table:style-name="ce30">
            <text:p>5</text:p>
          </table:table-cell>
          <table:table-cell office:value-type="string" table:style-name="ce24">
            <text:p>Indicador de Adequação da Formação Docente (Informação referente ao Grupo 1, para o Ensino Médio)</text:p>
          </table:table-cell>
          <table:table-cell table:style-name="ce24"/>
          <table:table-cell table:number-columns-repeated="16379" table:style-name="ce4"/>
        </table:table-row>
        <table:table-row table:style-name="ro4">
          <table:table-cell office:value-type="string" table:number-columns-spanned="1" table:number-rows-spanned="8" table:style-name="ce180">
            <text:p>NIVEL_SOCIO_ECONOMICO</text:p>
          </table:table-cell>
          <table:table-cell office:value-type="string" table:number-columns-spanned="1" table:number-rows-spanned="8" table:style-name="ce153">
            <text:p>Char</text:p>
          </table:table-cell>
          <table:table-cell office:value-type="float" office:value="9" table:number-columns-spanned="1" table:number-rows-spanned="8" table:style-name="ce153">
            <text:p>9</text:p>
          </table:table-cell>
          <table:table-cell office:value-type="string" table:number-columns-spanned="1" table:number-rows-spanned="8" table:style-name="ce153">
            <text:p>Indicador de Nível Socioeconômico (Inse)</text:p>
          </table:table-cell>
          <table:table-cell office:value-type="string" table:style-name="ce24">
            <text:p>Nível 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V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II</text:p>
          </table:table-cell>
          <table:table-cell table:number-columns-repeated="16379" table:style-name="ce4"/>
        </table:table-row>
        <table:table-row table:style-name="ro6">
          <table:table-cell office:value-type="string" table:style-name="ce22">
            <text:p>NU_MATRICULADOS_CENSO_5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o 5º ano no censo 2023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5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10">
          <table:table-cell office:value-type="string" table:style-name="ce22">
            <text:p>TAXA_PARTICIPACAO_5EF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5EF) e o total de alunos cadastrados no Censo Escolar que são público alvo do SAEB (NU_MATRICULADOS_CENSO_5EF)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125)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25;1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50;1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75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1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25;1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50;1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75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0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NU_MATRICULADOS_CENSO_9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o 9º ano no censo 2023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9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10">
          <table:table-cell office:value-type="string" table:style-name="ce22">
            <text:p>TAXA_PARTICIPACAO_9EF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9EF) e o total de alunos cadastrados no Censo Escolar que são público alvo do SAEB (NU_MATRICULADOS_CENSO_9EF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NU_MATRICULADOS_CENSO_EMT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tradicional no censo 2023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T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10">
          <table:table-cell office:value-type="string" table:style-name="ce22">
            <text:p>TAXA_PARTICIPACAO_E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T) e o total de alunos cadastrados no Censo Escolar que são público alvo do SAEB (NU_MATRICULADOS_CENSO_EMT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0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NU_MATRICULADOS_CENSO_EMI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integrado no censo 2023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I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10">
          <table:table-cell office:value-type="string" table:style-name="ce22">
            <text:p>TAXA_PARTICIPACAO_EMI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I) e o total de alunos cadastrados no Censo Escolar que são público alvo do SAEB (NU_MATRICULADOS_CENSO_EMI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0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NU_MATRICULADOS_CENSO_EM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tradicional ou integrado no censo 2023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10">
          <table:table-cell office:value-type="string" table:style-name="ce22">
            <text:p>TAXA_PARTICIPACAO_EM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) e o total de alunos cadastrados no Censo Escolar que são público alvo do SAEB (NU_MATRICULADOS_CENSO_EM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0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2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3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4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5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6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7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8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9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ivel_10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5EF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5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5EF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5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9EF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9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9EF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9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T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tradicional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T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tradicional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I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I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tradicional ou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6">
          <table:table-cell office:value-type="string" table:style-name="ce22">
            <text:p>MEDIA_EM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tradicional ou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table:style-name="ce36"/>
          <table:table-cell table:number-columns-repeated="3" table:style-name="ce3"/>
          <table:table-cell table:number-columns-repeated="16380" table:style-name="ce2"/>
        </table:table-row>
        <table:table-row table:number-rows-repeated="1048395" table:style-name="ro4">
          <table:table-cell table:number-columns-repeated="16384"/>
        </table:table-row>
      </table:table>
      <table:table table:name="TS_PROFESSOR" table:style-name="ta6">
        <table:table-column table:style-name="co32" table:default-cell-style-name="ce66"/>
        <table:table-column table:style-name="co33" table:default-cell-style-name="ce58"/>
        <table:table-column table:style-name="co34" table:default-cell-style-name="ce58"/>
        <table:table-column table:style-name="co35" table:default-cell-style-name="ce57"/>
        <table:table-column table:style-name="co36" table:default-cell-style-name="ce56"/>
        <table:table-column table:style-name="co37" table:default-cell-style-name="ce56"/>
        <table:table-column table:style-name="co38" table:default-cell-style-name="ce56"/>
        <table:table-column table:style-name="co39" table:default-cell-style-name="ce94"/>
        <table:table-column table:style-name="co37" table:number-columns-repeated="16376" table:default-cell-style-name="ce56"/>
        <table:table-row table:style-name="ro3">
          <table:table-cell office:value-type="string" table:number-columns-spanned="5" table:number-rows-spanned="1" table:style-name="ce216">
            <text:p>TS_PROFESSOR</text:p>
          </table:table-cell>
          <table:covered-table-cell table:number-columns-repeated="4"/>
          <table:table-cell table:number-columns-repeated="16379" table:style-name="ce45"/>
        </table:table-row>
        <table:table-row table:style-name="ro5">
          <table:table-cell table:style-name="ce47"/>
          <table:table-cell table:number-columns-repeated="2" table:style-name="ce46"/>
          <table:table-cell table:style-name="ce52"/>
          <table:table-cell table:style-name="ce36"/>
          <table:table-cell table:number-columns-repeated="16379" table:style-name="ce44"/>
        </table:table-row>
        <table:table-row table:style-name="ro5">
          <table:table-cell office:value-type="string" table:style-name="ce6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42">
            <text:p>Descrição</text:p>
          </table:table-cell>
          <table:table-cell office:value-type="string" table:style-name="ce93">
            <text:p>Código de Preenchimento</text:p>
          </table:table-cell>
          <table:table-cell table:number-columns-repeated="16379" table:style-name="ce44"/>
        </table:table-row>
        <table:table-row table:style-name="ro24">
          <table:table-cell office:value-type="string" table:style-name="ce32">
            <text:p>ID_SAEB</text:p>
          </table:table-cell>
          <table:table-cell office:value-type="string" table:style-name="ce62">
            <text:p>Num</text:p>
          </table:table-cell>
          <table:table-cell office:value-type="float" office:value="4" table:style-name="ce62">
            <text:p>4</text:p>
          </table:table-cell>
          <table:table-cell office:value-type="string" table:style-name="ce63">
            <text:p>Ano de aplicação do Saeb</text:p>
          </table:table-cell>
          <table:table-cell office:value-type="float" office:value="2023" table:style-name="ce85">
            <text:p>2023</text:p>
          </table:table-cell>
          <table:table-cell table:number-columns-repeated="16379"/>
        </table:table-row>
        <table:table-row table:style-name="ro24">
          <table:table-cell office:value-type="string" table:number-columns-spanned="1" table:number-rows-spanned="5" table:style-name="ce217">
            <text:p>ID_REGIAO</text:p>
          </table:table-cell>
          <table:table-cell office:value-type="string" table:number-columns-spanned="1" table:number-rows-spanned="5" table:style-name="ce218">
            <text:p>Num</text:p>
          </table:table-cell>
          <table:table-cell office:value-type="float" office:value="1" table:number-columns-spanned="1" table:number-rows-spanned="5" table:style-name="ce218">
            <text:p>1</text:p>
          </table:table-cell>
          <table:table-cell office:value-type="string" table:number-columns-spanned="1" table:number-rows-spanned="5" table:style-name="ce219">
            <text:p>Código da Região</text:p>
          </table:table-cell>
          <table:table-cell office:value-type="string" table:style-name="ce64">
            <text:p>1 - <text:s/>Nort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 - <text:s/>Nordest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 - <text:s/>Sudest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4 - <text:s/>Sul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 - <text:s/>Centro-Oeste</text:p>
          </table:table-cell>
          <table:table-cell table:number-columns-repeated="16379"/>
        </table:table-row>
        <table:table-row table:style-name="ro24">
          <table:table-cell office:value-type="string" table:number-columns-spanned="1" table:number-rows-spanned="27" table:style-name="ce217">
            <text:p>ID_UF</text:p>
          </table:table-cell>
          <table:table-cell office:value-type="string" table:number-columns-spanned="1" table:number-rows-spanned="27" table:style-name="ce218">
            <text:p>Num</text:p>
          </table:table-cell>
          <table:table-cell office:value-type="float" office:value="2" table:number-columns-spanned="1" table:number-rows-spanned="27" table:style-name="ce218">
            <text:p>2</text:p>
          </table:table-cell>
          <table:table-cell office:value-type="string" table:number-columns-spanned="1" table:number-rows-spanned="27" table:style-name="ce219">
            <text:p>Código da Unidade da Federação</text:p>
          </table:table-cell>
          <table:table-cell office:value-type="string" table:style-name="ce64">
            <text:p>11 - RO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2 - AC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3 - AM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4 - RR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5 - PA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6 - AP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7 - TO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1 - MA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2 - PI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3 - C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4 - RN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5 - PB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6 - P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7 - AL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8 - SE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9 - BA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1 - MG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2 - ES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3 - RJ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5 - SP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41 - PR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42 - SC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43 - RS</text:p>
          </table:table-cell>
          <table:table-cell table:number-columns-repeated="1637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0 - MS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1 - MT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2 - GO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3 - DF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style-name="ce68">
            <text:p>ID_MUNICIPIO</text:p>
          </table:table-cell>
          <table:table-cell office:value-type="string" table:style-name="ce62">
            <text:p>Num</text:p>
          </table:table-cell>
          <table:table-cell office:value-type="float" office:value="7" table:style-name="ce62">
            <text:p>7</text:p>
          </table:table-cell>
          <table:table-cell office:value-type="string" table:style-name="ce24">
            <text:p>Máscaras dos Códigos de Municípios (são códigos fictícios)</text:p>
          </table:table-cell>
          <table:table-cell table:style-name="ce64"/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217">
            <text:p>ID_AREA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218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1">
            <text:p>1 - Capital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style-name="ce68">
            <text:p>ID_ESCOLA</text:p>
          </table:table-cell>
          <table:table-cell office:value-type="string" table:style-name="ce62">
            <text:p>Num</text:p>
          </table:table-cell>
          <table:table-cell office:value-type="float" office:value="8" table:style-name="ce62">
            <text:p>8</text:p>
          </table:table-cell>
          <table:table-cell office:value-type="string" table:style-name="ce24">
            <text:p>Máscaras dos Códigos de Escola (são códigos fictícios)</text:p>
          </table:table-cell>
          <table:table-cell table:style-name="ce64"/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256">
            <text:p>IN_PUBLICA</text:p>
          </table:table-cell>
          <table:table-cell office:value-type="string" table:number-columns-spanned="1" table:number-rows-spanned="2" table:style-name="ce260">
            <text:p>Num</text:p>
          </table:table-cell>
          <table:table-cell office:value-type="float" office:value="1" table:number-columns-spanned="1" table:number-rows-spanned="2" table:style-name="ce260">
            <text:p>1</text:p>
          </table:table-cell>
          <table:table-cell office:value-type="string" table:number-columns-spanned="1" table:number-rows-spanned="2" table:style-name="ce255">
            <text:p>Indica se a escola é pública ou não</text:p>
          </table:table-cell>
          <table:table-cell office:value-type="string" table:style-name="ce64">
            <text:p>0 - <text:s/>Privada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 - <text:s/>Pública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217">
            <text:p>ID_LOCALIZACAO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218">
            <text:p>1</text:p>
          </table:table-cell>
          <table:table-cell office:value-type="string" table:number-columns-spanned="1" table:number-rows-spanned="2" table:style-name="ce219">
            <text:p>Localização</text:p>
          </table:table-cell>
          <table:table-cell office:value-type="string" table:style-name="ce64">
            <text:p>1 - <text:s/>Urbana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 - <text:s/>Rural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style-name="ce68">
            <text:p>ID_TURMA</text:p>
          </table:table-cell>
          <table:table-cell office:value-type="string" table:style-name="ce62">
            <text:p>Num</text:p>
          </table:table-cell>
          <table:table-cell office:value-type="float" office:value="6" table:style-name="ce62">
            <text:p>6</text:p>
          </table:table-cell>
          <table:table-cell office:value-type="string" table:style-name="ce63">
            <text:p>Código da turma no Saeb</text:p>
          </table:table-cell>
          <table:table-cell table:style-name="ce64"/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style-name="ce68">
            <text:p>ID_PROFESSOR</text:p>
          </table:table-cell>
          <table:table-cell office:value-type="string" table:style-name="ce62">
            <text:p>Num</text:p>
          </table:table-cell>
          <table:table-cell office:value-type="float" office:value="8" table:style-name="ce62">
            <text:p>8</text:p>
          </table:table-cell>
          <table:table-cell office:value-type="string" table:style-name="ce63">
            <text:p>Código do Professor no Saeb</text:p>
          </table:table-cell>
          <table:table-cell table:style-name="ce64"/>
          <table:table-cell table:number-columns-repeated="2" table:style-name="ce56"/>
          <table:table-cell table:number-columns-repeated="16377"/>
        </table:table-row>
        <table:table-row table:style-name="ro24">
          <table:table-cell office:value-type="string" table:number-columns-spanned="1" table:number-rows-spanned="5" table:style-name="ce256">
            <text:p>ID_SERIE</text:p>
          </table:table-cell>
          <table:table-cell office:value-type="string" table:number-columns-spanned="1" table:number-rows-spanned="5" table:style-name="ce257">
            <text:p>Num</text:p>
          </table:table-cell>
          <table:table-cell office:value-type="float" office:value="2" table:number-columns-spanned="1" table:number-rows-spanned="5" table:style-name="ce258">
            <text:p>2</text:p>
          </table:table-cell>
          <table:table-cell office:value-type="string" table:number-columns-spanned="1" table:number-rows-spanned="5" table:style-name="ce259">
            <text:p>Ano Escolar</text:p>
          </table:table-cell>
          <table:table-cell office:value-type="string" table:style-name="ce134">
            <text:p>2 - 2º Ano do Ensino Fundamental</text:p>
          </table:table-cell>
          <table:table-cell table:number-columns-repeated="2" table:style-name="ce56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 - 5º Ano do Ensino Fundamental</text:p>
          </table:table-cell>
          <table:table-cell table:style-name="ce56"/>
          <table:table-cell table:number-columns-repeated="16378" table:style-name="ce65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9 - 9º Ano do Ensino Fundamental</text:p>
          </table:table-cell>
          <table:table-cell table:style-name="ce56"/>
          <table:table-cell table:number-columns-repeated="16378" table:style-name="ce65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2 - 3ª/4ª séries do Ensino Médio Tradicional</text:p>
          </table:table-cell>
          <table:table-cell table:style-name="ce56"/>
          <table:table-cell table:number-columns-repeated="16378" table:style-name="ce65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3 - 3ª/4ª séries do Ensino Médio Integrado</text:p>
          </table:table-cell>
          <table:table-cell table:style-name="ce56"/>
          <table:table-cell table:number-columns-repeated="16378" table:style-name="ce65"/>
        </table:table-row>
        <table:table-row table:style-name="ro28">
          <table:table-cell office:value-type="string" table:number-columns-spanned="1" table:number-rows-spanned="6" table:style-name="ce217">
            <text:p>SQ_QUESTIONARIO</text:p>
          </table:table-cell>
          <table:table-cell office:value-type="string" table:number-columns-spanned="1" table:number-rows-spanned="6" table:style-name="ce218">
            <text:p>CHAR</text:p>
          </table:table-cell>
          <table:table-cell office:value-type="float" office:value="1" table:number-columns-spanned="1" table:number-rows-spanned="6" table:style-name="ce218">
            <text:p>1</text:p>
          </table:table-cell>
          <table:table-cell office:value-type="string" table:number-columns-spanned="1" table:number-rows-spanned="6" table:style-name="ce219">
            <text:p>Sequencial do questionário na turma</text:p>
          </table:table-cell>
          <table:table-cell office:value-type="string" table:style-name="ce64">
            <text:p>0 - Turmas que não participaram da aplicação do questionário eletrônico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5 - Professor único - 2º e 5º ano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 - Língua /Literatura Portuguesa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2 - Matemática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3 - Ciências Humanas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4 - Ciências Da Natureza<text:s/></text:p>
          </table:table-cell>
          <table:table-cell table:style-name="ce56"/>
          <table:table-cell table:style-name="ce94"/>
          <table:table-cell table:number-columns-repeated="16377" table:style-name="ce56"/>
        </table:table-row>
        <table:table-row table:style-name="ro24">
          <table:table-cell office:value-type="string" table:number-columns-spanned="1" table:number-rows-spanned="2" table:style-name="ce217">
            <text:p>IN_PREENCHIMENTO_QUESTIONARIO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218">
            <text:p>1</text:p>
          </table:table-cell>
          <table:table-cell office:value-type="string" table:number-columns-spanned="1" table:number-rows-spanned="2" table:style-name="ce219">
            <text:p>Indicador de preenchimento do questionário</text:p>
          </table:table-cell>
          <table:table-cell office:value-type="string" table:style-name="ce64">
            <text:p>0 - <text:s/>Não preenchido</text:p>
          </table:table-cell>
          <table:table-cell table:number-columns-repeated="2" table:style-name="ce56"/>
          <table:table-cell table:style-name="ce94"/>
          <table:table-cell table:number-columns-repeated="16376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 - Preenchido parcial ou totalmente</text:p>
          </table:table-cell>
          <table:table-cell table:number-columns-repeated="2" table:style-name="ce56"/>
          <table:table-cell table:style-name="ce94"/>
          <table:table-cell table:number-columns-repeated="16376" table:style-name="ce56"/>
        </table:table-row>
        <table:table-row table:style-name="ro24">
          <table:table-cell office:value-type="string" table:number-columns-spanned="1" table:number-rows-spanned="2" table:style-name="ce217">
            <text:p>IN_PREENCHIMENTO_OUTRA_TURMA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218">
            <text:p>1</text:p>
          </table:table-cell>
          <table:table-cell office:value-type="string" table:number-columns-spanned="1" table:number-rows-spanned="2" table:style-name="ce219">
            <text:p>Indicador de preenchimento do questionário para outra turma, pelo mesmo professor</text:p>
          </table:table-cell>
          <table:table-cell office:value-type="string" table:style-name="ce64">
            <text:p>0 - Não</text:p>
          </table:table-cell>
          <table:table-cell table:number-columns-repeated="2" table:style-name="ce56"/>
          <table:table-cell table:style-name="ce94"/>
          <table:table-cell table:number-columns-repeated="16376" table:style-name="ce56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64">
            <text:p>1 - Sim</text:p>
          </table:table-cell>
          <table:table-cell table:number-columns-repeated="2" table:style-name="ce56"/>
          <table:table-cell table:style-name="ce94"/>
          <table:table-cell table:number-columns-repeated="16376" table:style-name="ce56"/>
        </table:table-row>
        <table:table-row table:style-name="ro28">
          <table:table-cell office:value-type="string" table:style-name="ce55">
            <text:p>VARIÁVEL</text:p>
          </table:table-cell>
          <table:table-cell office:value-type="string" table:style-name="ce55">
            <text:p>TIPO</text:p>
          </table:table-cell>
          <table:table-cell office:value-type="string" table:style-name="ce55">
            <text:p>TAMANHO</text:p>
          </table:table-cell>
          <table:table-cell office:value-type="string" table:style-name="ce55">
            <text:p>GRUPO</text:p>
          </table:table-cell>
          <table:table-cell office:value-type="string" table:style-name="ce80">
            <text:p>DESCRICAO DO TEXTO DA PERGUNTA</text:p>
          </table:table-cell>
          <table:table-cell office:value-type="string" table:style-name="ce55">
            <text:p>REGRA</text:p>
          </table:table-cell>
          <table:table-cell office:value-type="string" table:style-name="ce55">
            <text:p>CODIGO DA OPCAO DE RESPOSTA</text:p>
          </table:table-cell>
          <table:table-cell office:value-type="string" table:style-name="ce95">
            <text:p>RESPOSTA</text:p>
          </table:table-cell>
          <table:table-cell table:number-columns-repeated="16376" table:style-name="ce5"/>
        </table:table-row>
        <table:table-row table:style-name="ro4">
          <table:table-cell office:value-type="string" table:number-columns-spanned="1" table:number-rows-spanned="3" table:style-name="ce180">
            <text:p>TX_Q001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FORMAÇÕES GERAIS</text:p>
          </table:table-cell>
          <table:table-cell office:value-type="string" table:number-columns-spanned="1" table:number-rows-spanned="3" table:style-name="ce154">
            <text:p>Qual é o seu sexo?</text:p>
          </table:table-cell>
          <table:table-cell table:number-columns-spanned="1" table:number-rows-spanned="3" table:style-name="ce154"/>
          <table:table-cell office:value-type="string" table:style-name="ce54">
            <text:p>A</text:p>
          </table:table-cell>
          <table:table-cell office:value-type="string" table:style-name="ce96">
            <text:p>Masculin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Feminin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Não quero declarar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5">
          <table:table-cell office:value-type="string" table:style-name="ce22">
            <text:p>TX_Q002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GERAIS</text:p>
          </table:table-cell>
          <table:table-cell office:value-type="string" table:style-name="ce24">
            <text:p>Qual é a sua idade?</text:p>
          </table:table-cell>
          <table:table-cell table:style-name="ce24"/>
          <table:table-cell office:value-type="string" table:style-name="ce54">
            <text:p>slidebar</text:p>
          </table:table-cell>
          <table:table-cell office:value-type="string" table:style-name="ce96">
            <text:p>18-7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03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INFORMAÇÕES GERAIS</text:p>
          </table:table-cell>
          <table:table-cell office:value-type="string" table:number-columns-spanned="1" table:number-rows-spanned="6" table:style-name="ce154">
            <text:p>Qual é a sua cor ou raça?</text:p>
          </table:table-cell>
          <table:table-cell table:number-columns-spanned="1" table:number-rows-spanned="6" table:style-name="ce154"/>
          <table:table-cell office:value-type="string" table:style-name="ce54">
            <text:p>A</text:p>
          </table:table-cell>
          <table:table-cell office:value-type="string" table:style-name="ce96">
            <text:p>Branc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ret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Pard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Amarel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96">
            <text:p> Indígen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F</text:p>
          </table:table-cell>
          <table:table-cell office:value-type="string" table:style-name="ce96">
            <text:p>Não quero declarar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04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GERAIS</text:p>
          </table:table-cell>
          <table:table-cell office:value-type="string" table:number-columns-spanned="1" table:number-rows-spanned="2" table:style-name="ce154">
            <text:p>Você possui deficiência, transtorno do espectro autista ou superdotação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05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GERAIS</text:p>
          </table:table-cell>
          <table:table-cell office:value-type="string" table:number-columns-spanned="1" table:number-rows-spanned="2" table:style-name="ce154">
            <text:p>Indique qual é a sua condição: <text:s/>Deficiência.</text:p>
          </table:table-cell>
          <table:table-cell office:value-type="string" table:number-columns-spanned="1" table:number-rows-spanned="2" table:style-name="ce154">
            <text:p>Regra de dependência: se Q004="B", então abre o bloco (Q005 a Q007)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06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GERAIS</text:p>
          </table:table-cell>
          <table:table-cell office:value-type="string" table:number-columns-spanned="1" table:number-rows-spanned="2" table:style-name="ce154">
            <text:p>Indique qual é a sua condição: Transtorno do espectro autista.</text:p>
          </table:table-cell>
          <table:table-cell office:value-type="string" table:number-columns-spanned="1" table:number-rows-spanned="2" table:style-name="ce154">
            <text:p>Regra de dependência: se Q004="B", então abre o bloco (Q005 a Q007)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07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GERAIS</text:p>
          </table:table-cell>
          <table:table-cell office:value-type="string" table:number-columns-spanned="1" table:number-rows-spanned="2" table:style-name="ce154">
            <text:p>Indique qual é a sua condição: Altas habilidades/superdotação.</text:p>
          </table:table-cell>
          <table:table-cell office:value-type="string" table:number-columns-spanned="1" table:number-rows-spanned="2" table:style-name="ce154">
            <text:p>Regra de dependência: se Q004="B", então abre o bloco (Q005 a Q007)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0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Leio livros não relacionados à Educação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0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cesso blogs, Youtube, redes sociais (Twitter, Instagram, Facebook etc.)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ssisto a filmes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Vou a exposições (museus, centros culturais)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ssisto a espetáculos (teatro, shows, circo, etc)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Estudo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ssisto a telejornal.</text:p>
          </table:table-cell>
          <table:table-cell office:value-type="string" table:number-columns-spanned="1" table:number-rows-spanned="4" table:style-name="ce154">
            <text:p>Neste ano, o que normalmente você tem feito quando está fora do(s) seu(s) local(is) de trabalho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Tornar-me professor(a) foi a realização de um dos meus sonhos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o seu trabalho como professor(a) da Educação Básica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 profissão de professor(a) é valorizada pela sociedade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o seu trabalho como professor(a) da Educação Básica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As vantagens de ser professor(a) superam claramente as desvantagens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o seu trabalho como professor(a) da Educação Básica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No geral, estou satisfeito(a) com o meu trabalho de professor(a)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o seu trabalho como professor(a) da Educação Básica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1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INFORMAÇÕES GERAIS</text:p>
          </table:table-cell>
          <table:table-cell office:value-type="string" table:number-columns-spanned="1" table:number-rows-spanned="4" table:style-name="ce154">
            <text:p>Tenho vontade de desistir da profissão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o seu trabalho como professor(a) da Educação Básica?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5" table:style-name="ce180">
            <text:p>TX_Q020</text:p>
          </table:table-cell>
          <table:table-cell office:value-type="string" table:number-columns-spanned="1" table:number-rows-spanned="5" table:style-name="ce154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FORMAÇÃO<text:s/></text:p>
          </table:table-cell>
          <table:table-cell office:value-type="string" table:number-columns-spanned="1" table:number-rows-spanned="5" table:style-name="ce154">
            <text:p>Qual é o MAIS ALTO nível de escolaridade que você concluiu?</text:p>
          </table:table-cell>
          <table:table-cell table:number-columns-spanned="1" table:number-rows-spanned="5" table:style-name="ce154"/>
          <table:table-cell office:value-type="string" table:style-name="ce54">
            <text:p>A</text:p>
          </table:table-cell>
          <table:table-cell office:value-type="string" table:style-name="ce96">
            <text:p>Ensino Médio - Magistéri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Graduaçã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Especializaçã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estrad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96">
            <text:p>Doutorad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Atividades formativas com menos de 20 horas</text:p>
          </table:table-cell>
          <table:table-cell office:value-type="string" table:number-columns-spanned="1" table:number-rows-spanned="4" table:style-name="ce154">
            <text:p>Considerando a carga horária das atividades dormativas listadas abaixo, indique quantas você participou neste ano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Dua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Três ou mai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Curso com carga horária total de 20 horas até 179 horas.</text:p>
          </table:table-cell>
          <table:table-cell office:value-type="string" table:number-columns-spanned="1" table:number-rows-spanned="4" table:style-name="ce154">
            <text:p>Considerando a carga horária das atividades dormativas listadas abaixo, indique quantas você participou neste ano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Dua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Três ou mai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Curso com carga horária total com mais de 180 e menos 360 horas</text:p>
          </table:table-cell>
          <table:table-cell office:value-type="string" table:number-columns-spanned="1" table:number-rows-spanned="4" table:style-name="ce154">
            <text:p>Considerando a carga horária das atividades dormativas listadas abaixo, indique quantas você participou neste ano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Um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Dua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Três ou mai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Considerando as atividades formativas de curta duração (inferiores a 360 horas) das quais participou neste ano, com que frequência estava previsto: Participação de professor(es) da(s) escola(s) em que leciono?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Considerando as atividades formativas de curta duração (inferiores a 360 horas) das quais participou neste ano, com que frequência estava previsto: Atividades colaborativas de aprendizado?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Considerando as atividades formativas de curta duração (inferiores a 360 horas) das quais participou neste ano, com que frequência estava previsto: Atividades intercaladas com seu trabalho normal de sala de aula?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Aprofundar seus conhecimentos sobre as disciplinas que leciona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Aprimorar os processos avaliativos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2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Utilizar novas tecnologias para apoiar suas atividades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Colaborar com seus colegas na preparação de atividades e projetos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Aprimorar as metodologias de ensino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ndique o nível de contribuição das atividades formativas e cursos realizados neste ano para: <text:s/>Auxiliar na mediação de conflitos.</text:p>
          </table:table-cell>
          <table:table-cell office:value-type="string" table:number-columns-spanned="1" table:number-rows-spanned="4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ão contribuiu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ibuiu pouc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ibuiu razoavel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tribuiu muit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033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FORMAÇÃO</text:p>
          </table:table-cell>
          <table:table-cell office:value-type="string" table:number-columns-spanned="1" table:number-rows-spanned="3" table:style-name="ce154">
            <text:p>Dentre as atividades formativas listadas anteriormente das quais você participou neste ano, a instituição ou Secretaria de Educação financiou:</text:p>
          </table:table-cell>
          <table:table-cell office:value-type="string" table:number-columns-spanned="1" table:number-rows-spanned="3" table:style-name="ce154">
            <text:p>Regra de dependência: caso marque as alternativas Uma e/ou Duas e/ou Três ou mais no bloco de itens anterior (Q021,Q022 e Q023), abre os próximos três blocos (Q024 a Q033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Todas as atividades formativa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Algumas atividades formativas (ou parte delas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Nenhuma atividade formativ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Durante este ano, indique se participou de algum dos cursos de pós-graduação listados abaixo:</text:p>
          </table:table-cell>
          <table:table-cell table:number-columns-spanned="1" table:number-rows-spanned="4" table:style-name="ce154"/>
          <table:table-cell office:value-type="string" table:style-name="ce54">
            <text:p>A</text:p>
          </table:table-cell>
          <table:table-cell office:value-type="string" table:style-name="ce96">
            <text:p>Não fiz curso de pós-graduaçã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Especialização (mínimo de 360 horas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estrado (acadêmico ou profissional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Doutorad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035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FORMAÇÃO</text:p>
          </table:table-cell>
          <table:table-cell office:value-type="string" table:number-columns-spanned="1" table:number-rows-spanned="3" table:style-name="ce154">
            <text:p>Recebeu apoio da Secretaria ou mantenedora para realizá-lo?</text:p>
          </table:table-cell>
          <table:table-cell office:value-type="string" table:number-columns-spanned="1" table:number-rows-spanned="3" table:style-name="ce154">
            <text:p>Regra de dependência: se Q034='B' e/ou Q034='C' e/ou Q034='D', abre os próximos dois itens (Q035 e Q036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SEM apoi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m apoio parcial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m apoio total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036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FORMAÇÃO</text:p>
          </table:table-cell>
          <table:table-cell office:value-type="string" table:number-columns-spanned="1" table:number-rows-spanned="3" table:style-name="ce154">
            <text:p>Indique quem pagou por esse curso de pós-graduação:</text:p>
          </table:table-cell>
          <table:table-cell office:value-type="string" table:number-columns-spanned="1" table:number-rows-spanned="3" table:style-name="ce154">
            <text:p>Regra de dependência: se Q034='B' e/ou Q034='C' e/ou Q034='D', abre os próximos dois itens (Q035 e Q036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Curso gratuit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urso pago por algum órgão ou instituição (total ou parcialmente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Eu paguei integralmente o curs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Uso de novas tecnologias de informação e comunicação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Gestão de conflitos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3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Metodologia de avaliação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Metodologia de ensino para o público-alvo da educação especial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Utilização de elementos da cultura local na prática pedagógica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Identificação de problemas extraescolares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Gestão democrática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<text:s/>Ensino do conteúdo que leciono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Desenvolvimento da aprendizagem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Planejamento pedagógico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4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FORMAÇÃO</text:p>
          </table:table-cell>
          <table:table-cell office:value-type="string" table:number-columns-spanned="1" table:number-rows-spanned="4" table:style-name="ce154">
            <text:p>Recursos e práticas pedagógicas.</text:p>
          </table:table-cell>
          <table:table-cell office:value-type="string" table:number-columns-spanned="1" table:number-rows-spanned="4" table:style-name="ce154">
            <text:p>Para cada um dos temas relacionados abaixo, avalie o grau de necessidade de realização de atividades/cursos voltados para seu desenvolvimento profissional atualmente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enhum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oderad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Muita necessidad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6">
          <table:table-cell office:value-type="string" table:style-name="ce22">
            <text:p>TX_Q048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EXPERIÊNCIA PROFISSIONAL E CONDIÇÕES DE TRABALHO</text:p>
          </table:table-cell>
          <table:table-cell office:value-type="string" table:style-name="ce24">
            <text:p>Há quantos anos você trabalha como professor(a)?</text:p>
          </table:table-cell>
          <table:table-cell table:style-name="ce24"/>
          <table:table-cell office:value-type="string" table:style-name="ce25">
            <text:p>slidebar</text:p>
          </table:table-cell>
          <table:table-cell office:value-type="string" table:style-name="ce33">
            <text:p>0-3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6">
          <table:table-cell office:value-type="string" table:style-name="ce22">
            <text:p>TX_Q049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EXPERIÊNCIA PROFISSIONAL E CONDIÇÕES DE TRABALHO</text:p>
          </table:table-cell>
          <table:table-cell office:value-type="string" table:style-name="ce24">
            <text:p>Há quantos anos você trabalha como professor(a) nesta escola?<text:s/></text:p>
          </table:table-cell>
          <table:table-cell table:style-name="ce24"/>
          <table:table-cell office:value-type="string" table:style-name="ce25">
            <text:p>slidebar</text:p>
          </table:table-cell>
          <table:table-cell office:value-type="string" table:style-name="ce33">
            <text:p>0-3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50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EXPERIÊNCIA PROFISSIONAL E CONDIÇÕES DE TRABALHO</text:p>
          </table:table-cell>
          <table:table-cell office:value-type="string" table:number-columns-spanned="1" table:number-rows-spanned="2" table:style-name="ce154">
            <text:p>Além de ser professor(a), você exerce outra atividade remunerad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051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EXPERIÊNCIA PROFISSIONAL E CONDIÇÕES DE TRABALHO</text:p>
          </table:table-cell>
          <table:table-cell office:value-type="string" table:number-columns-spanned="1" table:number-rows-spanned="3" table:style-name="ce154">
            <text:p>Em quantas escolas você trabalha?</text:p>
          </table:table-cell>
          <table:table-cell table:number-columns-spanned="1" table:number-rows-spanned="3" table:style-name="ce154"/>
          <table:table-cell office:value-type="string" table:style-name="ce54">
            <text:p>A</text:p>
          </table:table-cell>
          <table:table-cell office:value-type="string" table:style-name="ce96">
            <text:p>Apenas nest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Em 2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Em 3 ou mais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5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Qual o seu tipo de vínculo trabalhista nesta escola?</text:p>
          </table:table-cell>
          <table:table-cell table:number-columns-spanned="1" table:number-rows-spanned="4" table:style-name="ce154"/>
          <table:table-cell office:value-type="string" table:style-name="ce54">
            <text:p>A</text:p>
          </table:table-cell>
          <table:table-cell office:value-type="string" table:style-name="ce96">
            <text:p>Concursado/efetivo/estável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Contrato temporário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trato CLT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Outra situação trabalhista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9">
          <table:table-cell office:value-type="string" table:style-name="ce22">
            <text:p>TX_Q053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EXPERIÊNCIA PROFISSIONAL E CONDIÇÕES DE TRABALHO</text:p>
          </table:table-cell>
          <table:table-cell office:value-type="string" table:style-name="ce24">
            <text:p>Qual a sua carga horária semanal total de trabalho como professor(a)?</text:p>
          </table:table-cell>
          <table:table-cell office:value-type="string" table:style-name="ce24">
            <text:p>Some o número de horas por semana referentes a todas as jornadas que você assume atualmente como professor(a).<text:s/></text:p>
          </table:table-cell>
          <table:table-cell office:value-type="string" table:style-name="ce25">
            <text:p>slidebar</text:p>
          </table:table-cell>
          <table:table-cell office:value-type="string" table:style-name="ce33">
            <text:p>0-6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8" table:style-name="ce180">
            <text:p>TX_Q054</text:p>
          </table:table-cell>
          <table:table-cell office:value-type="string" table:number-columns-spanned="1" table:number-rows-spanned="8" table:style-name="ce154">
            <text:p>CHAR</text:p>
          </table:table-cell>
          <table:table-cell office:value-type="float" office:value="1" table:number-columns-spanned="1" table:number-rows-spanned="8" table:style-name="ce153">
            <text:p>1</text:p>
          </table:table-cell>
          <table:table-cell office:value-type="string" table:number-columns-spanned="1" table:number-rows-spanned="8" table:style-name="ce154">
            <text:p>EXPERIÊNCIA PROFISSIONAL E CONDIÇÕES DE TRABALHO</text:p>
          </table:table-cell>
          <table:table-cell office:value-type="string" table:number-columns-spanned="1" table:number-rows-spanned="8" table:style-name="ce154">
            <text:p>Qual é o seu salário bruto como professor(a)? Indique a faixa salarial em que seu salário se encontra.</text:p>
          </table:table-cell>
          <table:table-cell office:value-type="string" table:number-columns-spanned="1" table:number-rows-spanned="8" table:style-name="ce154">
            <text:p>Considere como salário bruto os valores recebidos somente como professor(a) nas diversas escolas em que atua, sem descontos previdenciários ou de qualquer outra ordem, acrescido de eventuais gratificações.<text:s/>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Até R$ 1.32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e R$ 1.320,01 até R$ 2.64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De R$ 2.640,01 até R$ 3.96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De R$ 3.960,01 até R$ 5.28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96">
            <text:p>De R$ 5.280,01 até R$ 6.60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F</text:p>
          </table:table-cell>
          <table:table-cell office:value-type="string" table:style-name="ce96">
            <text:p>De R$ 6.600,01 até R$ 7.92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G</text:p>
          </table:table-cell>
          <table:table-cell office:value-type="string" table:style-name="ce96">
            <text:p>De R$ 7.920,01 até R$ 9.24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H</text:p>
          </table:table-cell>
          <table:table-cell office:value-type="string" table:style-name="ce96">
            <text:p>Acima de R$ 9.240,00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8">
          <table:table-cell office:value-type="string" table:style-name="ce22">
            <text:p>TX_Q055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EXPERIÊNCIA PROFISSIONAL E CONDIÇÕES DE TRABALHO</text:p>
          </table:table-cell>
          <table:table-cell office:value-type="string" table:style-name="ce24">
            <text:p>Nesta escola, quantas horas você trabalha em uma semana normal (desenvolvendo as atividades pedagógicas, presente em sala, preparando atividades, murais, participando de reuniões etc.)?</text:p>
          </table:table-cell>
          <table:table-cell office:value-type="string" table:style-name="ce24">
            <text:p>Para responder à próxima questão, considere que a semana normal de trabalho é aquela sem feriados, paralisações ou qualquer tipo de licença. Considere também as atividades que realizou durante as noites e no fim de semana.</text:p>
          </table:table-cell>
          <table:table-cell office:value-type="string" table:style-name="ce25">
            <text:p>slidebar</text:p>
          </table:table-cell>
          <table:table-cell office:value-type="string" table:style-name="ce33">
            <text:p>0-6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56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EXPERIÊNCIA PROFISSIONAL E CONDIÇÕES DE TRABALHO</text:p>
          </table:table-cell>
          <table:table-cell office:value-type="string" table:number-columns-spanned="1" table:number-rows-spanned="2" table:style-name="ce154">
            <text:p>Esta escola, em seu planejamento, prevê um tempo para atividades como preparação de aulas, reuniões, atendimento aos pais etc.?</text:p>
          </table:table-cell>
          <table:table-cell table:number-columns-spanned="1" table:number-rows-spanned="2" table:style-name="ce154"/>
          <table:table-cell office:value-type="string" table:style-name="ce25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57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EXPERIÊNCIA PROFISSIONAL E CONDIÇÕES DE TRABALHO</text:p>
          </table:table-cell>
          <table:table-cell office:value-type="string" table:number-columns-spanned="1" table:number-rows-spanned="2" table:style-name="ce154">
            <text:p>Em uma semana normal de trabalho, você costuma levar trabalho desta escola para fazer em casa?</text:p>
          </table:table-cell>
          <table:table-cell table:number-columns-spanned="1" table:number-rows-spanned="2" table:style-name="ce154"/>
          <table:table-cell office:value-type="string" table:style-name="ce25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5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Tamanho da sala com relação ao número de estudantes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5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Acústica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Iluminação natural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Ventilação natural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Temperatura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Instalações elétricas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Limpeza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Acessibilidade física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Mobiliário (mesas, carteiras, armários)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Infraestrutura (paredes, teto, assoalho, portas, piso)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6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EXPERIÊNCIA PROFISSIONAL E CONDIÇÕES DE TRABALHO</text:p>
          </table:table-cell>
          <table:table-cell office:value-type="string" table:number-columns-spanned="1" table:number-rows-spanned="4" table:style-name="ce154">
            <text:p>Lousa (quadro de giz ou quadro branco).</text:p>
          </table:table-cell>
          <table:table-cell office:value-type="string" table:number-columns-spanned="1" table:number-rows-spanned="4" table:style-name="ce154">
            <text:p>Tendo como referência uma sala de aula ideal, avalie as condições da(s) sala(s) de aula que você utiliza nesta escola com relação aos seguintes elementos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69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Livro didático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0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Televisão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1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Projetor multimídia (datashow)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2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Computador (de mesa, portátil, tablet)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3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Software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4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Internet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6" table:style-name="ce180">
            <text:p>TX_Q075</text:p>
          </table:table-cell>
          <table:table-cell office:value-type="string" table:number-columns-spanned="1" table:number-rows-spanned="6" table:style-name="ce154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EXPERIÊNCIA PROFISSIONAL E CONDIÇÕES DE TRABALHO</text:p>
          </table:table-cell>
          <table:table-cell office:value-type="string" table:number-columns-spanned="1" table:number-rows-spanned="6" table:style-name="ce154">
            <text:p>Recursos pedagógicos para atendimento educacional especializado.</text:p>
          </table:table-cell>
          <table:table-cell office:value-type="string" table:number-columns-spanned="1" table:number-rows-spanned="6" table:style-name="ce154">
            <text:p>Indique os recursos que você normalmente usa nesta escola e qual a sua adequação para as atividades em sala de aula:</text:p>
          </table:table-cell>
          <table:table-cell office:value-type="string" table:style-name="ce25">
            <text:p>A</text:p>
          </table:table-cell>
          <table:table-cell office:value-type="string" table:style-name="ce96">
            <text:p>Não te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96">
            <text:p>Não us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Muito 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In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96">
            <text:p>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96">
            <text:p>Muito adequa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7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Repetir de ano é bom para o(a) estudante que não apresentou desempenho satisfatório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7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 quantidade de avaliações externas (municipais, estaduais ou federais) é excessiva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7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s avaliações externas (municipais, estaduais ou federais) têm direcionado o que deve ser ensinado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7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s avaliações externas têm ajudado a melhorar o processo de ensino e aprendizagem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 maior parte dos estudantes apresentam problemas de aprendizagem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Propor dever de casa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Corrigir com os(as) estudantes o dever de casa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Desenvolver trabalhos em grupo com 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Solicitar que os(as) estudantes copiem textos e atividades do livro didático ou da lousa (quadro de giz ou quadro branco)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Estimular os(as) estudantes a expressarem suas opiniões e a desenvolverem argumentos a partir de temas diverso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Propor situações de aprendizagem que sejam familiares ou de interesse d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Informar aos(às) estudantes, no início do ano, o que será <text:s/>ensinado ou aprendido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Perguntar aos(às) estudantes o que sabem sobre o tema, ao iniciar um novo conteúdo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8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Trazer temas do cotidiano para serem debatidos em sala de aula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Diversificar as metodologias de ensino conforme as dificuldades d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Considerar que os resultados das avaliações indicam o quanto os(as) estudantes aprenderam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Buscar estratégias para melhorar a aprendizagem dos(as) estudantes com menor desempenho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bordar questões sobre desigualdade racial com 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bordar questões sobre desigualdade de gênero com 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bordar questões sobre bullying e outras formas de violência com os(as) <text:s/>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Abordar questões relacionadas ao futuro profissional dos(as) estudantes.</text:p>
          </table:table-cell>
          <table:table-cell office:value-type="string" table:number-columns-spanned="1" table:number-rows-spanned="4" table:style-name="ce154">
            <text:p>Neste ano e nesta escola, indique a frequência com que você desenvolve as seguintes prática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97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PRÁTICAS PEDAGÓGICAS<text:s/></text:p>
          </table:table-cell>
          <table:table-cell office:value-type="string" table:number-columns-spanned="1" table:number-rows-spanned="2" table:style-name="ce154">
            <text:p>Há estudantes público-alvo da educação especial nesta escol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09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RÁTICAS PEDAGÓGICAS<text:s/></text:p>
          </table:table-cell>
          <table:table-cell office:value-type="string" table:number-columns-spanned="1" table:number-rows-spanned="4" table:style-name="ce154">
            <text:p>Indique com que frequência a escola oferece suporte para os estudantes público-alvo da educação especial.</text:p>
          </table:table-cell>
          <table:table-cell office:value-type="string" table:number-columns-spanned="1" table:number-rows-spanned="4" table:style-name="ce154">
            <text:p>Regra de dependência: se Q097='Sim', abrem os próximos 2 itens (Q098 e Q099)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099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PRÁTICAS PEDAGÓGICAS<text:s/></text:p>
          </table:table-cell>
          <table:table-cell office:value-type="string" table:number-columns-spanned="1" table:number-rows-spanned="2" table:style-name="ce154">
            <text:p>Há um espaço para atendimento educacional especializado na escola?</text:p>
          </table:table-cell>
          <table:table-cell office:value-type="string" table:number-columns-spanned="1" table:number-rows-spanned="2" table:style-name="ce154">
            <text:p>Regra de dependência: se Q097='Sim', abrem os próximos 2 itens (Q098 e Q099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100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</text:p>
          </table:table-cell>
          <table:table-cell office:value-type="string" table:number-columns-spanned="1" table:number-rows-spanned="2" table:style-name="ce154">
            <text:p>A escola possui Projeto Político-Pedagógico?<text:s/>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101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Seu conteúdo é discutido em reuniões?</text:p>
          </table:table-cell>
          <table:table-cell office:value-type="string" table:number-columns-spanned="1" table:number-rows-spanned="3" table:style-name="ce154">
            <text:p>Regra de dependência: se Q100='Sim', abre o próximo bloco sobre projeto pedagógico (Q101 a Q105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3">
            <text:p>Não sei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102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(As) professores(as) participaram da elaboração.</text:p>
          </table:table-cell>
          <table:table-cell office:value-type="string" table:number-columns-spanned="1" table:number-rows-spanned="3" table:style-name="ce154">
            <text:p>Regra de dependência: se Q100='Sim', abre o próximo bloco sobre projeto pedagógico (Q101 a Q105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30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3">
            <text:p>Não sei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103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 profissionais não docentes participaram da elaboração?</text:p>
          </table:table-cell>
          <table:table-cell office:value-type="string" table:number-columns-spanned="1" table:number-rows-spanned="3" table:style-name="ce154">
            <text:p>Regra de dependência: se Q100='Sim', abre o próximo bloco sobre projeto pedagógico (Q101 a Q105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3">
            <text:p>Não sei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104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 pais participaram da elaboração?</text:p>
          </table:table-cell>
          <table:table-cell office:value-type="string" table:number-columns-spanned="1" table:number-rows-spanned="3" table:style-name="ce154">
            <text:p>Regra de dependência: se Q100='Sim', abre o próximo bloco sobre projeto pedagógico (Q101 a Q105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3">
            <text:p>Não sei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3" table:style-name="ce180">
            <text:p>TX_Q105</text:p>
          </table:table-cell>
          <table:table-cell office:value-type="string" table:number-columns-spanned="1" table:number-rows-spanned="3" table:style-name="ce154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(As) estudantes participaram da elaboração?<text:s/></text:p>
          </table:table-cell>
          <table:table-cell office:value-type="string" table:number-columns-spanned="1" table:number-rows-spanned="3" table:style-name="ce154">
            <text:p>Regra de dependência: se Q100='Sim', abre o próximo bloco sobre projeto pedagógico (Q101 a Q105).</text:p>
          </table:table-cell>
          <table:table-cell office:value-type="string" table:style-name="ce54">
            <text:p>A</text:p>
          </table:table-cell>
          <table:table-cell office:value-type="string" table:style-name="ce33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33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3">
            <text:p>Não sei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2" table:style-name="ce180">
            <text:p>TX_Q106</text:p>
          </table:table-cell>
          <table:table-cell office:value-type="string" table:number-columns-spanned="1" table:number-rows-spanned="2" table:style-name="ce154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</text:p>
          </table:table-cell>
          <table:table-cell office:value-type="string" table:number-columns-spanned="1" table:number-rows-spanned="2" table:style-name="ce154">
            <text:p><text:s/>Há Conselho de Classe na sua escol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96">
            <text:p>Nã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Sim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6">
          <table:table-cell office:value-type="string" table:style-name="ce22">
            <text:p>TX_Q107</text:p>
          </table:table-cell>
          <table:table-cell office:value-type="string" table:style-name="ce24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GESTÃO</text:p>
          </table:table-cell>
          <table:table-cell office:value-type="string" table:style-name="ce24">
            <text:p>Quantas vezes o Conselho de Classe se reuniu neste ano?</text:p>
          </table:table-cell>
          <table:table-cell office:value-type="string" table:style-name="ce24">
            <text:p>Regra de dependência: se Q106 ="Sim", abrem os itens Q107 e Q108.</text:p>
          </table:table-cell>
          <table:table-cell office:value-type="string" table:style-name="ce54">
            <text:p>slidebar</text:p>
          </table:table-cell>
          <table:table-cell office:value-type="string" table:style-name="ce96">
            <text:p>0-12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6">
          <table:table-cell office:value-type="string" table:style-name="ce22">
            <text:p>TX_Q108</text:p>
          </table:table-cell>
          <table:table-cell office:value-type="string" table:style-name="ce24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GESTÃO</text:p>
          </table:table-cell>
          <table:table-cell office:value-type="string" table:style-name="ce24">
            <text:p>Quantos estudantes, NORMALMENTE, participam do Conselho de Classe por reunião?</text:p>
          </table:table-cell>
          <table:table-cell office:value-type="string" table:style-name="ce24">
            <text:p>Regra de dependência: se Q106 ="Sim", abrem os itens Q107 e Q108.</text:p>
          </table:table-cell>
          <table:table-cell office:value-type="string" table:style-name="ce54">
            <text:p>slidebar</text:p>
          </table:table-cell>
          <table:table-cell office:value-type="string" table:style-name="ce96">
            <text:p>0-100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0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Escolha do material didático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<text:s/>Metodologia de ensino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Conteúdos trabalhados em sala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Instrumentos para avaliar os(as) estudantes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Peso de cada instrumento de avaliação nas notas finais dos(as) estudantes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Seleção de conteúdos usados nas provas.</text:p>
          </table:table-cell>
          <table:table-cell office:value-type="string" table:number-columns-spanned="1" table:number-rows-spanned="4" table:style-name="ce154">
            <text:p>Neste ano e para esta escola, qual dos atores listados abaixo foi o principal responsável pelas seguintes definições pedagógic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ocente da turm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Todo o corpo docente da escol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96">
            <text:p>Equipe gestor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96">
            <text:p>Decisão externa à escola (Secretaria de Educação, sistema apostilado de ensino etc.).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debate as metas educacionais com os(as) professores(as) nas reuniões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e os(as) professores(as) tratam a qualidade de ensino como uma responsabilidade coletiva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informa aos(às) professores(as) sobre as possibilidades de aperfeiçoamento profissional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dá atenção especial a aspectos relacionados à aprendizagem dos(as) estudantes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1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dá atenção especial a aspectos relacionados às normas administrativas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me anima e me motiva para o trabalho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Tenho confiança no(a) diretor(a) como profissional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O(A) diretor(a) e os(as) professores(as) asseguram que as questões relacionadas à qualidade da convivência e gestão de conflitos sejam uma responsabilidade coletiva.</text:p>
          </table:table-cell>
          <table:table-cell office:value-type="string" table:number-columns-spanned="1" table:number-rows-spanned="4" table:style-name="ce154">
            <text:p>Neste ano, em relação a esta escola, indique o quanto você concorda ou discorda com os seguintes temas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Colaboração da família para superar problemas relacionados aos estudantes (ausências, acompanhamento das atividades escolares etc.).</text:p>
          </table:table-cell>
          <table:table-cell office:value-type="string" table:number-columns-spanned="1" table:number-rows-spanned="4" table:style-name="ce154">
            <text:p>Nesta escola e neste ano, indique a frequência em que ocorreu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Colaboração entre colegas (feedback, trocas, projetos interdisciplinares).</text:p>
          </table:table-cell>
          <table:table-cell office:value-type="string" table:number-columns-spanned="1" table:number-rows-spanned="4" table:style-name="ce154">
            <text:p>Nesta escola e neste ano, indique a frequência em que ocorreu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Colaboração da gestão da instituição (equipe gestora, equipe pedagógica) para superar dificuldades de sala de aula.</text:p>
          </table:table-cell>
          <table:table-cell office:value-type="string" table:number-columns-spanned="1" table:number-rows-spanned="4" table:style-name="ce154">
            <text:p>Nesta escola e neste ano, indique a frequência em que ocorreu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</text:p>
          </table:table-cell>
          <table:table-cell office:value-type="string" table:number-columns-spanned="1" table:number-rows-spanned="4" table:style-name="ce154">
            <text:p>Apoio da Secretaria de Educação para superar as dificuldades do cotidiano escolar.</text:p>
          </table:table-cell>
          <table:table-cell office:value-type="string" table:number-columns-spanned="1" table:number-rows-spanned="4" table:style-name="ce154">
            <text:p>Nesta escola e neste ano, indique a frequência em que ocorreu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Respeitam os acordos estabelecidos em sala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ão assíduos(as)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2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ão respeitosos(as) comigo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ão respeitosos(as) com os(as) colegas da turma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Expressam diferentes opiniões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e interessam sobre o que ensinei neste ano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entem-se motivados(as) para aprender os temas ligados à minha disciplina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São capazes de concluir a Educação Básica e prosseguir seus estudos.</text:p>
          </table:table-cell>
          <table:table-cell office:value-type="string" table:number-columns-spanned="1" table:number-rows-spanned="4" table:style-name="ce154">
            <text:p>Indique o quanto você concorda ou discorda em relação aos seguintes temas envolvendo seus(suas) estudantes nesta escola.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Dis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Dis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Concordo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Concordo fortement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Atentado à vida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Lesão corporal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Roubo ou furto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8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Tráfico de drogas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39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Permanência de pessoas sob efeito de álcool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0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Permanência de pessoas sob efeito de drogas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1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Porte de arma (revólver, faca, canivete)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2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Assédio sexual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3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Discriminação (racial, gênero, orientação sexual, econômica/social, deficiência etc.)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4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Bullying (ameaças ou ofensas verbais)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5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Invasão do espaço escolar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6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Depredação do patrimônio escolar (vandalismo)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table-cell office:value-type="string" table:number-columns-spanned="1" table:number-rows-spanned="4" table:style-name="ce180">
            <text:p>TX_Q147</text:p>
          </table:table-cell>
          <table:table-cell office:value-type="string" table:number-columns-spanned="1" table:number-rows-spanned="4" table:style-name="ce154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CLIMA ESCOLAR</text:p>
          </table:table-cell>
          <table:table-cell office:value-type="string" table:number-columns-spanned="1" table:number-rows-spanned="4" table:style-name="ce154">
            <text:p>Tiroteio ou bala perdida.</text:p>
          </table:table-cell>
          <table:table-cell office:value-type="string" table:number-columns-spanned="1" table:number-rows-spanned="4" table:style-name="ce154">
            <text:p>Nesta escola, neste ano e com relação aos episódios listados abaixo, indique a frequência com que ocorreram:</text:p>
          </table:table-cell>
          <table:table-cell office:value-type="string" table:style-name="ce54">
            <text:p>A</text:p>
          </table:table-cell>
          <table:table-cell office:value-type="string" table:style-name="ce96">
            <text:p>Nunc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96">
            <text:p>Pouc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96">
            <text:p>Muitas vezes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96">
            <text:p>Sempre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style-name="ro6">
          <table:table-cell office:value-type="string" table:style-name="ce22">
            <text:p>TX_Q148</text:p>
          </table:table-cell>
          <table:table-cell office:value-type="string" table:style-name="ce24">
            <text:p>CHAR</text:p>
          </table:table-cell>
          <table:table-cell office:value-type="float" office:value="3500" table:style-name="ce25">
            <text:p>3500</text:p>
          </table:table-cell>
          <table:table-cell office:value-type="string" table:style-name="ce24">
            <text:p>AVALIAÇÃO DO INSTRUMENTO</text:p>
          </table:table-cell>
          <table:table-cell office:value-type="string" table:style-name="ce24">
            <text:p>Sugestões de melhoria para o instrumento (inclusão de temas, estrutura do questionário etc.)</text:p>
          </table:table-cell>
          <table:table-cell table:style-name="ce24"/>
          <table:table-cell table:style-name="ce54"/>
          <table:table-cell office:value-type="string" table:style-name="ce96">
            <text:p>RESPOSTA ABERTA</text:p>
          </table:table-cell>
          <table:table-cell table:number-columns-repeated="2" table:style-name="ce91"/>
          <table:table-cell table:style-name="ce92"/>
          <table:table-cell table:number-columns-repeated="16373" table:style-name="ce91"/>
        </table:table-row>
        <table:table-row table:number-rows-repeated="1047957" table:style-name="ro24">
          <table:table-cell table:number-columns-repeated="16384"/>
        </table:table-row>
      </table:table>
      <table:table table:name="TS_DIRETOR" table:style-name="ta1">
        <table:table-column table:style-name="co40" table:default-cell-style-name="ce47"/>
        <table:table-column table:style-name="co4" table:default-cell-style-name="ce40"/>
        <table:table-column table:style-name="co20" table:default-cell-style-name="ce40"/>
        <table:table-column table:style-name="co41" table:default-cell-style-name="ce36"/>
        <table:table-column table:style-name="co42" table:default-cell-style-name="ce40"/>
        <table:table-column table:style-name="co43" table:default-cell-style-name="ce36"/>
        <table:table-column table:style-name="co44" table:default-cell-style-name="ce36"/>
        <table:table-column table:style-name="co45" table:default-cell-style-name="ce36"/>
        <table:table-column table:style-name="co46" table:number-columns-repeated="16376" table:default-cell-style-name="ce36"/>
        <table:table-row table:style-name="ro3">
          <table:table-cell office:value-type="string" table:number-columns-spanned="5" table:number-rows-spanned="1" table:style-name="ce179">
            <text:p>TS_DIRETOR</text:p>
          </table:table-cell>
          <table:covered-table-cell table:number-columns-repeated="4"/>
          <table:table-cell table:style-name="ce47"/>
          <table:table-cell table:number-columns-repeated="16378" table:style-name="ce48"/>
        </table:table-row>
        <table:table-row table:style-name="ro5">
          <table:table-cell table:number-columns-repeated="5" table:style-name="ce46"/>
          <table:table-cell table:number-columns-repeated="16379" table:style-name="ce36"/>
        </table:table-row>
        <table:table-row table:style-name="ro5">
          <table:table-cell office:value-type="string" table:style-name="ce49">
            <text:p>Variável</text:p>
          </table:table-cell>
          <table:table-cell office:value-type="string" table:style-name="ce49">
            <text:p>Tipo</text:p>
          </table:table-cell>
          <table:table-cell office:value-type="string" table:style-name="ce49">
            <text:p>Tamanho</text:p>
          </table:table-cell>
          <table:table-cell office:value-type="string" table:style-name="ce49">
            <text:p>Descrição</text:p>
          </table:table-cell>
          <table:table-cell office:value-type="string" table:style-name="ce49">
            <text:p>Código de Preenchimento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3" table:style-name="ce24">
            <text:p>2023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5" table:style-name="ce180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7" table:style-name="ce180">
            <text:p>ID_UF</text:p>
          </table:table-cell>
          <table:table-cell office:value-type="string" table:number-columns-spanned="1" table:number-rows-spanned="27" table:style-name="ce154">
            <text:p>Num</text:p>
          </table:table-cell>
          <table:table-cell office:value-type="float" office:value="2" table:number-columns-spanned="1" table:number-rows-spanned="27" table:style-name="ce153">
            <text:p>2</text:p>
          </table:table-cell>
          <table:table-cell office:value-type="string" table:number-columns-spanned="1" table:number-rows-spanned="27" table:style-name="ce154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4">
            <text:p>Máscaras dos Códigos de Municípios (são códigos fictícios)</text:p>
          </table:table-cell>
          <table:table-cell table:style-name="ce2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4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Máscaras dos Códigos de Escola (são códigos fictícios)</text:p>
          </table:table-cell>
          <table:table-cell table:style-name="ce2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UBLIC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255">
            <text:p>Indica se a escola é pública ou não</text:p>
          </table:table-cell>
          <table:table-cell office:value-type="string" table:style-name="ce24">
            <text:p>1 - Públic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0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D_LOCALIZACA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0">
            <text:p>IN_PREENCHIMENTO_QUESTIONARIO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dicador de preenchimento do questionário</text:p>
          </table:table-cell>
          <table:table-cell office:value-type="string" table:style-name="ce24">
            <text:p>0 - Não preenchido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3">
            <text:p>1 - Preenchido parcial ou totalmente</text:p>
          </table:table-cell>
          <table:table-cell table:number-columns-repeated="16379" table:style-name="ce5"/>
        </table:table-row>
        <table:table-row table:style-name="ro4">
          <table:table-cell office:value-type="string" table:number-columns-spanned="1" table:number-rows-spanned="5" table:style-name="ce180">
            <text:p>ID_SERIE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2" table:number-columns-spanned="1" table:number-rows-spanned="5" table:style-name="ce153">
            <text:p>2</text:p>
          </table:table-cell>
          <table:table-cell office:value-type="string" table:number-columns-spanned="1" table:number-rows-spanned="5" table:style-name="ce154">
            <text:p>Ano escolar para o qual a escola participou do Saeb</text:p>
          </table:table-cell>
          <table:table-cell office:value-type="string" table:style-name="ce20">
            <text:p>2 - 2º ano do Ensino Fundamen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 - 5º ano do Ensino Fundamen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9 - 9º ano do Ensino Fundamen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 - 3ª/4ª séries do Ensino Médio Tradicion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 - 3ª/4ª séries do Ensino Médio Integrado</text:p>
          </table:table-cell>
          <table:table-cell table:number-columns-repeated="16379" table:style-name="ce36"/>
        </table:table-row>
        <table:table-row table:style-name="ro31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23.</text:p>
          </table:table-cell>
          <table:table-cell table:number-columns-repeated="16379" table:style-name="ce79"/>
        </table:table-row>
        <table:table-row table:style-name="ro5">
          <table:table-cell office:value-type="string" table:style-name="ce22">
            <text:p>VL_PESO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Peso da Escola para análise do questionário de Diretor, por ano escolar avaliado</text:p>
          </table:table-cell>
          <table:table-cell table:style-name="ce20"/>
          <table:table-cell table:number-columns-repeated="16379" table:style-name="ce36"/>
        </table:table-row>
        <table:table-row table:style-name="ro28">
          <table:table-cell office:value-type="string" table:style-name="ce49">
            <text:p>Variável</text:p>
          </table:table-cell>
          <table:table-cell office:value-type="string" table:style-name="ce49">
            <text:p>Tipo</text:p>
          </table:table-cell>
          <table:table-cell office:value-type="string" table:style-name="ce49">
            <text:p>Tamanho</text:p>
          </table:table-cell>
          <table:table-cell office:value-type="string" table:style-name="ce55">
            <text:p>Grupo</text:p>
          </table:table-cell>
          <table:table-cell office:value-type="string" table:style-name="ce55">
            <text:p>Descrição do Texto da Pergunta</text:p>
          </table:table-cell>
          <table:table-cell office:value-type="string" table:style-name="ce80">
            <text:p>Rega</text:p>
          </table:table-cell>
          <table:table-cell office:value-type="string" table:style-name="ce55">
            <text:p>Código da Opção da Resposta</text:p>
          </table:table-cell>
          <table:table-cell office:value-type="string" table:style-name="ce55">
            <text:p>Resposta</text:p>
          </table:table-cell>
          <table:table-cell table:number-columns-repeated="16376" table:style-name="ce5"/>
        </table:table-row>
        <table:table-row table:style-name="ro4">
          <table:table-cell office:value-type="string" table:number-columns-spanned="1" table:number-rows-spanned="2" table:style-name="ce180">
            <text:p>TX_Q00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Educação Infantil <text:s/>- <text:s/>Creche <text:s/>(0 a 3 anos).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 table:style-name="ce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0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Educação Infantil <text:s/>- <text:s/>Pré-escola <text:s/>(4 e 5 anos) .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0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Anos Iniciais do Ensino Fundamental.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0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Anos Finais do Ensino Fundamental.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0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Ensino Médio.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0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CARACTERIZAÇÃO GERAL DA ESCOLA</text:p>
          </table:table-cell>
          <table:table-cell office:value-type="string" table:number-columns-spanned="1" table:number-rows-spanned="2" table:style-name="ce154">
            <text:p>Sua escola é:</text:p>
          </table:table-cell>
          <table:table-cell office:value-type="string" table:number-columns-spanned="1" table:number-rows-spanned="2" table:style-name="ce154">
            <text:p>Obrigatório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Públic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rivad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007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INFORMAÇÕES PESSOAIS E CONDIÇÕES DE TRABALHO</text:p>
          </table:table-cell>
          <table:table-cell office:value-type="string" table:number-columns-spanned="1" table:number-rows-spanned="3" table:style-name="ce154">
            <text:p>Qual é o seu sexo?</text:p>
          </table:table-cell>
          <table:table-cell table:number-columns-spanned="1" table:number-rows-spanned="3" table:style-name="ce154"/>
          <table:table-cell office:value-type="string" table:style-name="ce54">
            <text:p>A</text:p>
          </table:table-cell>
          <table:table-cell office:value-type="string" table:style-name="ce7">
            <text:p>Masculin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Feminin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quero declarar.</text:p>
          </table:table-cell>
          <table:table-cell table:number-columns-repeated="16376"/>
        </table:table-row>
        <table:table-row table:style-name="ro5">
          <table:table-cell office:value-type="string" table:style-name="ce22">
            <text:p>TX_Q008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Qual é a sua idade?</text:p>
          </table:table-cell>
          <table:table-cell table:style-name="ce24"/>
          <table:table-cell office:value-type="string" table:style-name="ce54">
            <text:p>slidebar</text:p>
          </table:table-cell>
          <table:table-cell office:value-type="string" table:style-name="ce7">
            <text:p>18-7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180">
            <text:p>TX_Q009</text:p>
          </table:table-cell>
          <table:table-cell office:value-type="string" table:number-columns-spanned="1" table:number-rows-spanned="6" table:style-name="ce153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INFORMAÇÕES PESSOAIS E CONDIÇÕES DE TRABALHO</text:p>
          </table:table-cell>
          <table:table-cell office:value-type="string" table:number-columns-spanned="1" table:number-rows-spanned="6" table:style-name="ce154">
            <text:p>Qual é a sua cor ou raça?</text:p>
          </table:table-cell>
          <table:table-cell table:number-columns-spanned="1" table:number-rows-spanned="6" table:style-name="ce154"/>
          <table:table-cell office:value-type="string" table:style-name="ce54">
            <text:p>A</text:p>
          </table:table-cell>
          <table:table-cell office:value-type="string" table:style-name="ce7">
            <text:p>Branc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ret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ard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marel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Indígen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F</text:p>
          </table:table-cell>
          <table:table-cell office:value-type="string" table:style-name="ce7">
            <text:p>Não quero declarar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1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PESSOAIS E CONDIÇÕES DE TRABALHO</text:p>
          </table:table-cell>
          <table:table-cell office:value-type="string" table:number-columns-spanned="1" table:number-rows-spanned="2" table:style-name="ce154">
            <text:p>Você possui deficiência, transtorno do espectro autista ou superdotação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1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PESSOAIS E CONDIÇÕES DE TRABALHO</text:p>
          </table:table-cell>
          <table:table-cell office:value-type="string" table:number-columns-spanned="1" table:number-rows-spanned="2" table:style-name="ce154">
            <text:p>Indique qual a sua condição. Deficiência.</text:p>
          </table:table-cell>
          <table:table-cell office:value-type="string" table:number-columns-spanned="1" table:number-rows-spanned="2" table:style-name="ce154">
            <text:p>Regra de dependência: se Q010= “Sim”, abre o item Q011 a Q013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1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PESSOAIS E CONDIÇÕES DE TRABALHO</text:p>
          </table:table-cell>
          <table:table-cell office:value-type="string" table:number-columns-spanned="1" table:number-rows-spanned="2" table:style-name="ce154">
            <text:p>Indique qual a sua condição. Transtorno do espectro autista.</text:p>
          </table:table-cell>
          <table:table-cell office:value-type="string" table:number-columns-spanned="1" table:number-rows-spanned="2" table:style-name="ce154">
            <text:p>Regra de dependência: se Q010= “Sim”, abre o item Q011 a Q013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1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PESSOAIS E CONDIÇÕES DE TRABALHO</text:p>
          </table:table-cell>
          <table:table-cell office:value-type="string" table:number-columns-spanned="1" table:number-rows-spanned="2" table:style-name="ce154">
            <text:p>Indique qual a sua condição. Altas habilidades/superdotação.</text:p>
          </table:table-cell>
          <table:table-cell office:value-type="string" table:number-columns-spanned="1" table:number-rows-spanned="2" table:style-name="ce154">
            <text:p>Regra de dependência: se Q010= “Sim”, abre o item Q011 a Q013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180">
            <text:p>TX_Q014</text:p>
          </table:table-cell>
          <table:table-cell office:value-type="string" table:number-columns-spanned="1" table:number-rows-spanned="6" table:style-name="ce153">
            <text:p>CHAR</text:p>
          </table:table-cell>
          <table:table-cell office:value-type="float" office:value="1" table:number-columns-spanned="1" table:number-rows-spanned="6" table:style-name="ce153">
            <text:p>1</text:p>
          </table:table-cell>
          <table:table-cell office:value-type="string" table:number-columns-spanned="1" table:number-rows-spanned="6" table:style-name="ce154">
            <text:p>INFORMAÇÕES PESSOAIS E CONDIÇÕES DE TRABALHO</text:p>
          </table:table-cell>
          <table:table-cell office:value-type="string" table:number-columns-spanned="1" table:number-rows-spanned="6" table:style-name="ce154">
            <text:p>Qual é o MAIS ALTO nível de escolaridade que você concluiu?</text:p>
          </table:table-cell>
          <table:table-cell table:number-columns-spanned="1" table:number-rows-spanned="6" table:style-name="ce154"/>
          <table:table-cell office:value-type="string" table:style-name="ce54">
            <text:p>A</text:p>
          </table:table-cell>
          <table:table-cell office:value-type="string" table:style-name="ce7">
            <text:p>Ensino Fundamental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Ensino Médi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Gradu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specializ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estrad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F</text:p>
          </table:table-cell>
          <table:table-cell office:value-type="string" table:style-name="ce7">
            <text:p>Doutorado.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015_A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Quanto anos você trabalhou como professor(a) antes de se tornar diretor(a)?</text:p>
          </table:table-cell>
          <table:table-cell table:style-name="ce24"/>
          <table:table-cell office:value-type="string" table:style-name="ce54">
            <text:p>slidebar</text:p>
          </table:table-cell>
          <table:table-cell office:value-type="string" table:style-name="ce7">
            <text:p>0-30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015_B</text:p>
          </table:table-cell>
          <table:table-cell office:value-type="string" table:style-name="ce25">
            <text:p>CHAR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Quanto anos você trabalhou como professor(a) antes de se tornar diretor(a)? Nunca trabalhei</text:p>
          </table:table-cell>
          <table:table-cell table:style-name="ce24"/>
          <table:table-cell office:value-type="string" table:style-name="ce25">
            <text:p>B</text:p>
          </table:table-cell>
          <table:table-cell office:value-type="string" table:style-name="ce21">
            <text:p>Nunca trabalhei.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016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Há quantos anos você exerce a função de diretor(a) de escola?</text:p>
          </table:table-cell>
          <table:table-cell table:style-name="ce24"/>
          <table:table-cell office:value-type="string" table:style-name="ce54">
            <text:p>slidebar</text:p>
          </table:table-cell>
          <table:table-cell office:value-type="string" table:style-name="ce7">
            <text:p>0-30</text:p>
          </table:table-cell>
          <table:table-cell table:number-columns-repeated="16376"/>
        </table:table-row>
        <table:table-row table:style-name="ro5">
          <table:table-cell office:value-type="string" table:style-name="ce22">
            <text:p>TX_Q017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Há quantos anos você é diretor(a) desta escola?</text:p>
          </table:table-cell>
          <table:table-cell table:style-name="ce24"/>
          <table:table-cell office:value-type="string" table:style-name="ce54">
            <text:p>slidebar</text:p>
          </table:table-cell>
          <table:table-cell office:value-type="string" table:style-name="ce7">
            <text:p>0-30</text:p>
          </table:table-cell>
          <table:table-cell table:number-columns-repeated="16376"/>
        </table:table-row>
        <table:table-row table:style-name="ro10">
          <table:table-cell office:value-type="string" table:style-name="ce22">
            <text:p>TX_Q018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Em uma semana normal de trabalho, quantas HORAS, no total, você gasta com TODAS as atividades de direção da escola?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19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Coordenar a gestão curricular, os métodos de aprendizagem, a avaliação e o planejamento pedagógico.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refas realizadas nos fins de semana ou noites e o limite máximo de 60 horas semanais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20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Liderar as equipes de trabalho (reunião com professores, delegar tarefas para outros profissionais etc.).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refas realizadas nos fins de semana ou noites e o limite máximo de 60 horas semanais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21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Gerenciar os recursos financeiros (prestação de contas etc.) e as atividades administrativas (merenda, segurança, manutenção predial etc.).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refas realizadas nos fins de semana ou noites e o limite máximo de 60 horas semanais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22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Atendimento à comunidade escolar – pais ou responsáveis, professores(as) e estudantes, colaboradores etc.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refas realizadas nos fins de semana ou noites e o limite máximo de 60 horas semanais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23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Outras atividades.</text:p>
          </table:table-cell>
          <table:table-cell office:value-type="string" table:style-name="ce24">
            <text:p>Para responder a esta questão, considere que a SEMANA NORMAL DE TRABALHO deste ano é aquela sem feriados, paralisações ou qualquer tipo de licença. Considere tarefas realizadas nos fins de semana ou noites e o limite máximo de 60 horas semanais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TX_Q024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INFORMAÇÕES PESSOAIS E CONDIÇÕES DE TRABALHO</text:p>
          </table:table-cell>
          <table:table-cell office:value-type="string" table:style-name="ce24">
            <text:p>Qual a sua carga horária semanal total de trabalho como diretor(a)?</text:p>
          </table:table-cell>
          <table:table-cell office:value-type="string" table:style-name="ce24">
            <text:p>Some o número de horas por semana referente a todas as jornadas que você assume atualmente como diretor(a).<text:s/>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6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8" table:style-name="ce180">
            <text:p>TX_Q025</text:p>
          </table:table-cell>
          <table:table-cell office:value-type="string" table:number-columns-spanned="1" table:number-rows-spanned="8" table:style-name="ce153">
            <text:p>CHAR</text:p>
          </table:table-cell>
          <table:table-cell office:value-type="float" office:value="1" table:number-columns-spanned="1" table:number-rows-spanned="8" table:style-name="ce153">
            <text:p>1</text:p>
          </table:table-cell>
          <table:table-cell office:value-type="string" table:number-columns-spanned="1" table:number-rows-spanned="8" table:style-name="ce154">
            <text:p>INFORMAÇÕES PESSOAIS E CONDIÇÕES DE TRABALHO</text:p>
          </table:table-cell>
          <table:table-cell office:value-type="string" table:number-columns-spanned="1" table:number-rows-spanned="8" table:style-name="ce154">
            <text:p>Qual é o seu salário bruto como diretor(a)?</text:p>
          </table:table-cell>
          <table:table-cell office:value-type="string" table:number-columns-spanned="1" table:number-rows-spanned="8" table:style-name="ce154">
            <text:p>Considere como salário bruto os valores recebidos somente como diretor(a) nas diversas escolas em que atua, sem descontos previdenciários ou de qualquer outra ordem, acrescido de eventuais gratificações. Indique a faixa salarial em que seu salário se encontra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té R$ 1.32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e R$ 1.320,01 até R$ 2.64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De R$ 2.640,01 até R$ 3.96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De R$ 3.960,01 até R$ 5.28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De R$ 5.280,01 até R$ 6.60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F</text:p>
          </table:table-cell>
          <table:table-cell office:value-type="string" table:style-name="ce7">
            <text:p>De R$ 6.600,01 até R$ 7.92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G</text:p>
          </table:table-cell>
          <table:table-cell office:value-type="string" table:style-name="ce7">
            <text:p>De R$ 7.920,01 até R$ 9.240,00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H</text:p>
          </table:table-cell>
          <table:table-cell office:value-type="string" table:style-name="ce7">
            <text:p>Acima de R$ 9.240,00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2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INFORMAÇÕES PESSOAIS E CONDIÇÕES DE TRABALHO</text:p>
          </table:table-cell>
          <table:table-cell office:value-type="string" table:number-columns-spanned="1" table:number-rows-spanned="2" table:style-name="ce154">
            <text:p>Você possui outra atividade remunerad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2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ERCEPÇÕES DO(A) DIRETOR(A)</text:p>
          </table:table-cell>
          <table:table-cell office:value-type="string" table:number-columns-spanned="1" table:number-rows-spanned="4" table:style-name="ce154">
            <text:p>Repetir de ano é bom para o(a) estudante que não apresentou desempenho satisfatório.</text:p>
          </table:table-cell>
          <table:table-cell office:value-type="string" table:number-columns-spanned="1" table:number-rows-spanned="4" table:style-name="ce154">
            <text:p>Indique o quanto concorda ou discorda com as afirmativas abaix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2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ERCEPÇÕES DO(A) DIRETOR(A)</text:p>
          </table:table-cell>
          <table:table-cell office:value-type="string" table:number-columns-spanned="1" table:number-rows-spanned="4" table:style-name="ce154">
            <text:p>As avaliações externas (municipais, estaduais ou federais) têm direcionado o que deve ser ensinado.</text:p>
          </table:table-cell>
          <table:table-cell office:value-type="string" table:number-columns-spanned="1" table:number-rows-spanned="4" table:style-name="ce154">
            <text:p>Indique o quanto concorda ou discorda com as afirmativas abaix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2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ERCEPÇÕES DO(A) DIRETOR(A)</text:p>
          </table:table-cell>
          <table:table-cell office:value-type="string" table:number-columns-spanned="1" table:number-rows-spanned="4" table:style-name="ce154">
            <text:p>As avaliações externas (federais, estaduais ou municipais) têm ajudado a melhorar o processo de ensino e aprendizagem.</text:p>
          </table:table-cell>
          <table:table-cell office:value-type="string" table:number-columns-spanned="1" table:number-rows-spanned="4" table:style-name="ce154">
            <text:p>Indique o quanto concorda ou discorda com as afirmativas abaix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30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ERCEPÇÕES DO(A) DIRETOR(A)</text:p>
          </table:table-cell>
          <table:table-cell office:value-type="string" table:number-columns-spanned="1" table:number-rows-spanned="4" table:style-name="ce154">
            <text:p>A maioria dos estudantes da escola apresenta problemas de aprendizagem.</text:p>
          </table:table-cell>
          <table:table-cell office:value-type="string" table:number-columns-spanned="1" table:number-rows-spanned="4" table:style-name="ce154">
            <text:p>Indique o quanto concorda ou discorda com as afirmativas abaix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31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PERCEPÇÕES DO(A) DIRETOR(A)</text:p>
          </table:table-cell>
          <table:table-cell office:value-type="string" table:number-columns-spanned="1" table:number-rows-spanned="4" table:style-name="ce154">
            <text:p>Eu acredito que a totalidade dos(as) estudantes da escola são capazes de concluir a Educação Básica e prosseguir seus estudos.</text:p>
          </table:table-cell>
          <table:table-cell office:value-type="string" table:number-columns-spanned="1" table:number-rows-spanned="4" table:style-name="ce154">
            <text:p>Indique o quanto concorda ou discorda com as afirmativas abaix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2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Televisão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3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Projetor multimídia (datashow)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4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Computador (de mesa ou portátil)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5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Softwares educacionais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6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Internet banda larga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7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Recursos pedagógicos para atendimento educacional especializado.</text:p>
          </table:table-cell>
          <table:table-cell office:value-type="string" table:number-columns-spanned="1" table:number-rows-spanned="5" table:style-name="ce154">
            <text:p>Avalie, abaixo, as condições dos RECURSOS d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8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Bebedouro ao alcance das crianças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39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<text:s/>Chuveiro para as crianças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0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Área sombread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1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Área externa cobert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2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Vegetação e jardim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3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Hort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4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Tanque de arei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5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Gira-gir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6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Gangorr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7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Escorregador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8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Casinha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49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Balanço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50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<text:s/>Brinquedo para escalar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51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Banheiro infantil.</text:p>
          </table:table-cell>
          <table:table-cell office:value-type="string" table:number-columns-spanned="1" table:number-rows-spanned="5" table:style-name="ce154">
            <text:p>Item exclusivo Creche = 1 e/ou Pré-escola = 1 e/ou Anos Iniciais = 1. Quando Q001=B ou Q002=B ou Q003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52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Espaço destinado à amamentação.</text:p>
          </table:table-cell>
          <table:table-cell office:value-type="string" table:number-columns-spanned="1" table:number-rows-spanned="5" table:style-name="ce154">
            <text:p>Item exclusivo Creche = 1. Quando Q001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053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RECURSOS E INFRAESTRUTURA</text:p>
          </table:table-cell>
          <table:table-cell office:value-type="string" table:number-columns-spanned="1" table:number-rows-spanned="5" table:style-name="ce154">
            <text:p>Avalie, abaixo, as condições dos EQUIPAMENTOS da sua escola: Condições para armazenamento de leite materno.</text:p>
          </table:table-cell>
          <table:table-cell office:value-type="string" table:number-columns-spanned="1" table:number-rows-spanned="5" table:style-name="ce154">
            <text:p>Item exclusivo Creche = 1. Quando Q001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te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6">
          <table:table-cell office:value-type="string" table:number-columns-spanned="1" table:number-rows-spanned="3" table:style-name="ce180">
            <text:p>TX_Q054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RECURSOS E INFRAESTRUTURA</text:p>
          </table:table-cell>
          <table:table-cell office:value-type="string" table:number-columns-spanned="1" table:number-rows-spanned="3" table:style-name="ce154">
            <text:p>Caso sua escola ofereça Ensino Fundamental e/ou Médio, a área externa (pátio, área verde e parque) é utilizada em horários diferenciados pelos(as) alunos(as) da Educação Infantil?</text:p>
          </table:table-cell>
          <table:table-cell office:value-type="string" table:number-columns-spanned="1" table:number-rows-spanned="3" table:style-name="ce154">
            <text:p>Item exclusivo Creche = 1 e/ou Pré-escola = 1. Quando Q001=B ou Q002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 escola não oferece Ensino Fundamental e/ou Médio.</text:p>
          </table:table-cell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Os(As) alunos(as) da Educação Infantil utilizam a área externa em horário diferenciado.</text:p>
          </table:table-cell>
          <table:table-cell table:number-columns-repeated="16376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Os(As) alunos(as) da Educação Infantil utilizam a área externa no mesmo horário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55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s recursos financeiros foram suficientes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56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Houve atraso no repasse de recursos financeiros para pagamento de pessoal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5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 quadro de professores estava completo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5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Havia quantidade suficiente de pessoal de apoio (serviços gerais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5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Havia quantidade suficiente de pessoal administrativo (secretaria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0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Havia quantidade suficiente de pessoal para apoio pedagógico (coordenador e orientador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1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Recebi apoio da Secretaria de Educação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2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s(As) professores(as) foram assíduos(as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3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As substituições das ausências de professores(as) foram facilmente realizadas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4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s(As) estudantes foram assíduos(as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5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A comunidade apoiou a gestão da escola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6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A comunidade executou trabalhos voluntários na escola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As famílias contribuíram com o trabalho pedagógico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s(As) estudantes com deficiência, transtorno do espectro autista ou com altas habilidades/superdotação receberam atendimento educacional especializado (AEE).</text:p>
          </table:table-cell>
          <table:table-cell office:value-type="string" table:number-columns-spanned="1" table:number-rows-spanned="4" table:style-name="ce154">
            <text:p>Indique o quanto concorda ou discorda das afirmativas relativas às condições de funcionamento desta escola neste ano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6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No início do ano letivo, todos(as) os(as) estudantes receberam os livros didáticos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Neste ano, houve a necessidade de profissionais para atendimento educacional especializado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Professor(a) de Braille.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Professor(a) bilíngue para surdos.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Professor ou Instrutor de Libras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Guia-interprete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Professor(a) da sala de recursos multifuncionais.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Professor(a) itinerante.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Caso tenha havido necessidade, indique se a quantidade de profissionais foi suficiente ou insuficiente para a necessidade da escola. Monitor(a) de apoio à educação especial.</text:p>
          </table:table-cell>
          <table:table-cell office:value-type="string" table:number-columns-spanned="1" table:number-rows-spanned="2" table:style-name="ce154">
            <text:p>Regra de dependência: se Q070= “Sim”, abre os próximos itens Q071 a Q077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Sufici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sufici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Falta de água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7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Falta de energia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Falta de merenda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Greve de professores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Episódios de violência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Problemas de infraestrutura predial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Paralisação do transporte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Eventos climáticos (inundação, desmoronamento etc.)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Eventos comemorativos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Problemas de saúde pública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08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RECURSOS E INFRAESTRUTURA</text:p>
          </table:table-cell>
          <table:table-cell office:value-type="string" table:number-columns-spanned="1" table:number-rows-spanned="2" table:style-name="ce154">
            <text:p>Outros.</text:p>
          </table:table-cell>
          <table:table-cell office:value-type="string" table:number-columns-spanned="1" table:number-rows-spanned="2" table:style-name="ce154">
            <text:p>O calendário escolar de 2023 foi interrompido durante VÁRIOS DIAS por algum dos eventos abaixo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089</text:p>
          </table:table-cell>
          <table:table-cell office:value-type="string" table:style-name="ce25">
            <text:p>CHAR</text:p>
          </table:table-cell>
          <table:table-cell office:value-type="float" office:value="3500" table:style-name="ce25">
            <text:p>3500</text:p>
          </table:table-cell>
          <table:table-cell office:value-type="string" table:style-name="ce24">
            <text:p>RECURSOS E INFRAESTRUTURA</text:p>
          </table:table-cell>
          <table:table-cell office:value-type="string" table:style-name="ce24">
            <text:p>[Descreva os outros problemas].</text:p>
          </table:table-cell>
          <table:table-cell office:value-type="string" table:style-name="ce24">
            <text:p>Regra de dependência: se Q088='Sim',abre o próximo item Q089.</text:p>
          </table:table-cell>
          <table:table-cell table:style-name="ce54"/>
          <table:table-cell office:value-type="string" table:style-name="ce7">
            <text:p>RESPOSTA ABERTA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TX_Q090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RECURSOS E INFRAESTRUTURA</text:p>
          </table:table-cell>
          <table:table-cell office:value-type="string" table:style-name="ce24">
            <text:p>Em relação a todas as interrupções que assinalou, por quantos dias o calendário escolar de 2023 foi interrompido?</text:p>
          </table:table-cell>
          <table:table-cell office:value-type="string" table:style-name="ce24">
            <text:p>Regra de dependência: se Q078= “Sim” e/ou Q079='Sim' <text:s/>e/ou Q080='Sim' <text:s/>e/ou Q081='Sim' e/ou Q082='Sim' e/ou Q083='Sim' <text:s/>e/ou Q084='Sim' e/ou Q085='Sim' e/ou Q086='Sim' e/ou Q087='Sim' <text:s/>e/ou Q088='Sim', abre o próximo item Q090.</text:p>
          </table:table-cell>
          <table:table-cell office:value-type="string" table:style-name="ce54">
            <text:p>slidebar</text:p>
          </table:table-cell>
          <table:table-cell office:value-type="string" table:style-name="ce21">
            <text:p>0-20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1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Atentado à vida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2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Lesão corporal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3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Roubo ou furto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4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Tráfico de drogas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5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Permanência de pessoas sob efeito de álcool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6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Permanência de pessoas sob efeito de drogas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Porte de arma (revólver, faca, canivete)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Assédio sexual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09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Discriminação (racial, gênero, orientação sexual, econômica/social, deficiência)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0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Bullying (ameaças ou ofensas verbais)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1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Invasão do espaço escolar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2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Depredação do patrimônio escolar (vandalismo)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3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Sobre os episódios listados abaixo, indique a frequência com que ocorreram neste ano, nesta escola: Tiroteio ou bala perdida.</text:p>
          </table:table-cell>
          <table:table-cell office:value-type="string" table:number-columns-spanned="1" table:number-rows-spanned="4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unc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Pouc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Muitas veze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Sempr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4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Condições de segurança na entrada e saída da escola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5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Muros e/ou grades que isolam a escola do ambiente externo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6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Identificação externa que caracterize o prédio como uma instituição escolar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 acesso à entrada principal adequado ao público-alvo da educação especial (rampas, marcadores no chão)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Condições de uso dos equipamentos da área externa de recreação (parque infantil, pátio, quadra poliesportiva)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0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RECURSOS E INFRAESTRUTURA</text:p>
          </table:table-cell>
          <table:table-cell office:value-type="string" table:number-columns-spanned="1" table:number-rows-spanned="4" table:style-name="ce154">
            <text:p>O acesso dos(as) estudantes público-alvo da educação especial à área externa de recreação (parque infantil, pátio, quadra poliesportiva).</text:p>
          </table:table-cell>
          <table:table-cell office:value-type="string" table:number-columns-spanned="1" table:number-rows-spanned="4" table:style-name="ce154">
            <text:p>Avalie os seguintes aspectos d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Adequa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Há Conselho Escolar na sua escol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111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Quantas vezes o Conselho Escolar se reuniu neste ano?<text:s/></text:p>
          </table:table-cell>
          <table:table-cell office:value-type="string" table:style-name="ce24">
            <text:p>Regra de dependência: se Q110= 'Sim', abre o próximo item Q111.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1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Há Conselho de Classe na sua escol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113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Quantas vezes o Conselho de Classe se reuniu neste ano?</text:p>
          </table:table-cell>
          <table:table-cell office:value-type="string" table:style-name="ce24">
            <text:p>Regra de dependência: se Q112= 'Sim', abre os próximos itens Q113 e Q114.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12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114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Quantos estudantes participam do Conselho de Classe?</text:p>
          </table:table-cell>
          <table:table-cell office:value-type="string" table:style-name="ce24">
            <text:p>Regra de dependência: se Q112= 'Sim', abre os próximos itens Q113 e Q114.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5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Existe Associação de Pais e Mestres – APM (ou caixa escolar) nesta escola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116</text:p>
          </table:table-cell>
          <table:table-cell office:value-type="string" table:style-name="ce25">
            <text:p>NUM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Quantas vezes a APM se reuniu neste ano?</text:p>
          </table:table-cell>
          <table:table-cell office:value-type="string" table:style-name="ce24">
            <text:p>Regra de dependência: se Q115= 'Sim', abre o próximo item Q116.</text:p>
          </table:table-cell>
          <table:table-cell office:value-type="string" table:style-name="ce54">
            <text:p>slidebar</text:p>
          </table:table-cell>
          <table:table-cell office:value-type="string" table:style-name="ce7">
            <text:p>0-1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<text:s/>Há grêmio estudantil na sua escola?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O grêmio estudantil está:</text:p>
          </table:table-cell>
          <table:table-cell office:value-type="string" table:number-columns-spanned="1" table:number-rows-spanned="2" table:style-name="ce154">
            <text:p>Regra de dependência: se Q117= “Sim”, abre o próximo item Q11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tiv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Inativo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1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 Com relação à gestão da escola: A escola é militar ou militarizada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 Com relação à gestão da escola: A escola é confessional ou segue uma orientação religiosa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Serviços de saúde (postos de saúde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Serviços de assistência social (CRAS e outros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Segurança pública (polícia militar, guarda municipal e outros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Conselho Tutelar (Ministério Público e outros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Instituições de apoio ao público-alvo da educação especial (Apae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Instituições de ensino superior (faculdades, universidades, IFs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Instituições privadas (empresas, ONGs, corporações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desenvolve REGULARMENTE trabalhos em conjunto com: Outros órgãos da prefeitura ou do governo estadual ou federal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2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Recursos federais (Programa Dinheiro Direto na Escola etc.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Recursos estaduais ou municipais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Eventos da escola (festa, rifa etc.)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Empresas que apoiam a escola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Organizações sem fins lucrativos que apoiam a escola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Contribuições dos familiares dos(as) estudantes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as fontes de financiamento da escola? Contribuições dos(as) profissionais da escola.</text:p>
          </table:table-cell>
          <table:table-cell office:value-type="string" table:number-columns-spanned="1" table:number-rows-spanned="2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36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Como a escola adquire os seguintes recursos: Brinquedos.</text:p>
          </table:table-cell>
          <table:table-cell office:value-type="string" table:number-columns-spanned="1" table:number-rows-spanned="3" table:style-name="ce154">
            <text:p>Item exclusivo <text:s/>Creche = 1 ou Pré-escola = 1. Quando Q001=B ou Q002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quisição pela escol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oaç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Solicitação às famílias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37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Como a escola adquire os seguintes recursos: Recursos pedagógicos.</text:p>
          </table:table-cell>
          <table:table-cell office:value-type="string" table:number-columns-spanned="1" table:number-rows-spanned="3" table:style-name="ce154">
            <text:p>Item exclusivo <text:s/>Creche = 1 ou Pré-escola = 1. Quando Q001=B ou Q002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quisição pela escol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oaç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Solicitação às famílias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38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Como a escola adquire os seguintes recursos: Materiais de higiene pessoal.</text:p>
          </table:table-cell>
          <table:table-cell office:value-type="string" table:number-columns-spanned="1" table:number-rows-spanned="3" table:style-name="ce154">
            <text:p>Item exclusivo <text:s/>Creche = 1 ou Pré-escola = 1. Quando Q001=B ou Q002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Aquisição pela escola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oaç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Solicitação às famílias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3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oferece merenda aos(às) estudantes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0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Quantas refeições são oferecidas nesta escola em relação ao tempo de permanência dos(as) estudantes? Para estudantes que permanecem até 4 horas na escola: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Uma vez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uas veze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1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Quantas refeições são oferecidas nesta escola em relação ao tempo de permanência dos(as) estudantes? Para estudantes que permanecem mais que 4 e menos que 7 horas na escola: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Uma vez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uas veze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2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Quantas refeições são oferecidas nesta escola em relação ao tempo de permanência dos(as) estudantes? Para estudantes que permanecem 7 horas ou mais na escola: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Uma vez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uas veze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3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A quantidade de alimentos é suficiente para todos(as)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4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Os alimentos são de boa qualidade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5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Há dietas específicas para estudantes com restrições alimentares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6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A cozinha atende as necessidades do preparo da merenda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7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O local de alimentação é adequado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8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O acesso ao local de alimentação é livre para estudantes com mobilidade reduzida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80">
            <text:p>TX_Q149</text:p>
          </table:table-cell>
          <table:table-cell office:value-type="string" table:number-columns-spanned="1" table:number-rows-spanned="4" table:style-name="ce153">
            <text:p>CHAR</text:p>
          </table:table-cell>
          <table:table-cell office:value-type="float" office:value="1" table:number-columns-spanned="1" table:number-rows-spanned="4" table:style-name="ce153">
            <text:p>1</text:p>
          </table:table-cell>
          <table:table-cell office:value-type="string" table:number-columns-spanned="1" table:number-rows-spanned="4" table:style-name="ce154">
            <text:p>GESTÃO E PARTICIPAÇÃO</text:p>
          </table:table-cell>
          <table:table-cell office:value-type="string" table:number-columns-spanned="1" table:number-rows-spanned="4" table:style-name="ce154">
            <text:p>Em relação à merenda escolar, como você avalia os seguintes aspectos: Há pias para higienização das mãos próximas ao local de alimentação.</text:p>
          </table:table-cell>
          <table:table-cell office:value-type="string" table:number-columns-spanned="1" table:number-rows-spanned="4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Discordo fortemente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Dis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Concord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Concordo fortemen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5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merenda escolar é preparada na própria instituição?</text:p>
          </table:table-cell>
          <table:table-cell office:value-type="string" table:number-columns-spanned="1" table:number-rows-spanned="2" table:style-name="ce154">
            <text:p>Regra de dependência: se Q139= 'Sim', abre os próximos três blocos, itens Q140 a Q150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5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 escola possui Projeto Político-Pedagógico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2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Seu conteúdo é discutido em reuniões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3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(As) professores(as) participaram da elaboração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4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 profissionais não docentes participaram da elaboração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5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 pais participaram da elaboração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6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Os(As) estudantes participaram da elaboração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7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Estabelece metas de aprendizagem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8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Considera os resultados de avaliações externas (Saeb, estaduais, municipais etc.)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180">
            <text:p>TX_Q159</text:p>
          </table:table-cell>
          <table:table-cell office:value-type="string" table:number-columns-spanned="1" table:number-rows-spanned="3" table:style-name="ce153">
            <text:p>CHAR</text:p>
          </table:table-cell>
          <table:table-cell office:value-type="float" office:value="1" table:number-columns-spanned="1" table:number-rows-spanned="3" table:style-name="ce153">
            <text:p>1</text:p>
          </table:table-cell>
          <table:table-cell office:value-type="string" table:number-columns-spanned="1" table:number-rows-spanned="3" table:style-name="ce154">
            <text:p>GESTÃO E PARTICIPAÇÃO</text:p>
          </table:table-cell>
          <table:table-cell office:value-type="string" table:number-columns-spanned="1" table:number-rows-spanned="3" table:style-name="ce154">
            <text:p>Indique se as situações abaixo se aplicam ou não ao Projeto Político-Pedagógico desta escola. Há metas de alcance de indicadores externos (Ideb, índices estaduais ou municipais)?</text:p>
          </table:table-cell>
          <table:table-cell office:value-type="string" table:number-columns-spanned="1" table:number-rows-spanned="3" table:style-name="ce154">
            <text:p>Regra de dependência: se Q151= 'Sim', abre os próximos itens Q152 a Q159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Não sei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e ano e nesta escola, todos que solicitaram vagas conseguiram se matricular?</text:p>
          </table:table-cell>
          <table:table-cell table:number-columns-spanned="1" table:number-rows-spanned="2" table:style-name="ce154"/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Sorteio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Local de moradia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Prova de conhecimentos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Ordem da inscrição/lista de espera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Características socioeconômicas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Desempenho do(a) estudante no ano anterior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Quais foram os critérios de seleção para novas matrículas neste ano e nesta escola: Outros critérios definidos pela Secretaria de Educação ou pelo Órgão Gestor de Educação.</text:p>
          </table:table-cell>
          <table:table-cell office:value-type="string" table:number-columns-spanned="1" table:number-rows-spanned="2" table:style-name="ce154">
            <text:p>Regra de dependência: se Q160= 'Não', abre os próximos itens Q161 a Q168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168</text:p>
          </table:table-cell>
          <table:table-cell office:value-type="string" table:style-name="ce25">
            <text:p>CHAR</text:p>
          </table:table-cell>
          <table:table-cell office:value-type="float" office:value="3500" table:style-name="ce25">
            <text:p>3500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Descreva os critérios.</text:p>
          </table:table-cell>
          <table:table-cell office:value-type="string" table:style-name="ce24">
            <text:p>Regra de dependência: se Q167= 'Sim', abre o próximo item Q168.</text:p>
          </table:table-cell>
          <table:table-cell table:style-name="ce54"/>
          <table:table-cell office:value-type="string" table:style-name="ce7">
            <text:p>RESPOSTA ABERTA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6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Idade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Capacidade física da sala de aula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Manter estudantes na mesma etapa de ensino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Manter as turmas existentes do ano anterior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Critérios disciplinares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Desempenho escolar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Disponibilidade de vagas na turma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Ordem da matrícula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tendimento à solicitação dos pais/responsáveis.</text:p>
          </table:table-cell>
          <table:table-cell office:value-type="string" table:number-columns-spanned="1" table:number-rows-spanned="2" table:style-name="ce154">
            <text:p>Quais critérios foram considerados para a formação das turm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Preferência dos(as) professores(as)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7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Tempo de serviço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Cursos de formação continuada realizados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Professores(as) experientes nas turmas com facilidade de aprendizagem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Professores(as) experientes nas turmas com dificuldade de aprendizagem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Manutenção do(a) professor(a) com a mesma turma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Revezamento dos(as) professores(as) entre séries/anos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8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tribuição pela gestão da escola.</text:p>
          </table:table-cell>
          <table:table-cell office:value-type="string" table:number-columns-spanned="1" table:number-rows-spanned="2" table:style-name="ce154">
            <text:p>Neste ano, quais critérios foram utilizados para atribuição das turmas aos(às) professores(as)?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86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a REPETÊNCIA ESCOLAR? Caso tenham sido realizadas, indique a eficácia das seguintes ações: Oferta de reforço escolar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87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a REPETÊNCIA ESCOLAR? <text:s/>Oferta de atendimento educacional especializado para estudantes com deficiência, transtornos do espectro autista ou com altas habilidades/superdotação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88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a REPETÊNCIA ESCOLAR? Os(As) estudantes são estimulados(as) a apoiar uns(umas) aos(às) outros(as)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89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a REPETÊNCIA ESCOLAR? Revisão dos procedimentos de avaliação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90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a REPETÊNCIA ESCOLAR? Revisão das práticas pedagógicas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91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o ABANDONO ESCOLAR? Caso tenham sido realizadas, indique a eficácia das seguintes ações: Entrar em contato com os familiares/responsáveis do(a) estudante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92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o ABANDONO ESCOLAR? Ir à residência do(a) estudante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180">
            <text:p>TX_Q193</text:p>
          </table:table-cell>
          <table:table-cell office:value-type="string" table:number-columns-spanned="1" table:number-rows-spanned="5" table:style-name="ce153">
            <text:p>CHAR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GESTÃO E PARTICIPAÇÃO</text:p>
          </table:table-cell>
          <table:table-cell office:value-type="string" table:number-columns-spanned="1" table:number-rows-spanned="5" table:style-name="ce154">
            <text:p>Neste ano, a escola realizou as seguintes ações para redução do ABANDONO ESCOLAR? Informar ao Conselho Tutelar.</text:p>
          </table:table-cell>
          <table:table-cell office:value-type="string" table:number-columns-spanned="1" table:number-rows-spanned="5" table:style-name="ce154">
            <text:p>Item exclusivo Fundamental = 1 e Médio = 1. Quando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Nada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D</text:p>
          </table:table-cell>
          <table:table-cell office:value-type="string" table:style-name="ce7">
            <text:p>Efetiva.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Ciência e tecnologia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Combate à discriminação (racial, gênero, orientação sexual, econômica/social, deficiência, religiosa)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Combate à violência (física, verbal, bullying, entre outras)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Direitos humanos (de idosos, pessoas com deficiência, mulheres, crianças, adolescentes e outros)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Educação ambiental e consumo sustentável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19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Educação para o trânsito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Mundo do trabalho (direitos, relações, entre outros)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Nutrição e alimentação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Promoção da democracia e da cidadania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Uso de drogas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esta escola, há projetos com as seguintes temáticas: Sexualidade.</text:p>
          </table:table-cell>
          <table:table-cell office:value-type="string" table:number-columns-spanned="1" table:number-rows-spanned="2" table:style-name="ce154">
            <text:p>Item exclusivo Pré-escola=1 e Fundamental = 1 e Médio = 1. Quando Q002=B ou Q003=B ou Q004=B ou Q005=B.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Preparação dos(as) estudantes para os testes de avaliação externos.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Inscrição dos(as) estudantes em olímpiadas de conhecimento.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Feira de ciências.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Feira de artes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0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Campeonatos esportivos.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Outros.</text:p>
          </table:table-cell>
          <table:table-cell office:value-type="string" table:number-columns-spanned="1" table:number-rows-spanned="2" table:style-name="ce154">
            <text:p>Indique se as ações pedagógicas ocorrem na sua escola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211</text:p>
          </table:table-cell>
          <table:table-cell office:value-type="string" table:style-name="ce25">
            <text:p>CHAR</text:p>
          </table:table-cell>
          <table:table-cell office:value-type="float" office:value="3500" table:style-name="ce25">
            <text:p>3500</text:p>
          </table:table-cell>
          <table:table-cell office:value-type="string" table:style-name="ce24">
            <text:p>GESTÃO E PARTICIPAÇÃO</text:p>
          </table:table-cell>
          <table:table-cell office:value-type="string" table:style-name="ce24">
            <text:p>[Descreva os outros tipos de ações.]</text:p>
          </table:table-cell>
          <table:table-cell office:value-type="string" table:style-name="ce24">
            <text:p>Regra de dependência: se Q210= 'Sim', abre o item Q211.</text:p>
          </table:table-cell>
          <table:table-cell table:style-name="ce54"/>
          <table:table-cell office:value-type="string" table:style-name="ce7">
            <text:p>RESPOSTA ABERTA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Conteúdo e compreensão dos conceitos da(s) área(s) de ensino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valiação da aprendizagem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4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valiação em larga escala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5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Metodologias de ensino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6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Base Nacional Comum Curricular – BNCC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7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Gestão da sala de aula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8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Educação especial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19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Novas tecnologias educacionais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20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Gestão e administração escolar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21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Ensino híbrido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22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Alfabetização e letramento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0">
            <text:p>TX_Q223</text:p>
          </table:table-cell>
          <table:table-cell office:value-type="string" table:number-columns-spanned="1" table:number-rows-spanned="2" table:style-name="ce153">
            <text:p>CHAR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GESTÃO E PARTICIPAÇÃO</text:p>
          </table:table-cell>
          <table:table-cell office:value-type="string" table:number-columns-spanned="1" table:number-rows-spanned="2" table:style-name="ce154">
            <text:p>Gestão democrática.</text:p>
          </table:table-cell>
          <table:table-cell office:value-type="string" table:number-columns-spanned="1" table:number-rows-spanned="2" table:style-name="ce154">
            <text:p>Indique se, neste ano, a equipe escolar recebeu atividades de formação nas seguintes áreas:</text:p>
          </table:table-cell>
          <table:table-cell office:value-type="string" table:style-name="ce54">
            <text:p>A</text:p>
          </table:table-cell>
          <table:table-cell office:value-type="string" table:style-name="ce7">
            <text:p>Não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B</text:p>
          </table:table-cell>
          <table:table-cell office:value-type="string" table:style-name="ce7">
            <text:p>Sim</text:p>
          </table:table-cell>
          <table:table-cell table:number-columns-repeated="16376"/>
        </table:table-row>
        <table:table-row table:style-name="ro6">
          <table:table-cell office:value-type="string" table:style-name="ce22">
            <text:p>TX_Q224</text:p>
          </table:table-cell>
          <table:table-cell office:value-type="string" table:style-name="ce25">
            <text:p>CHAR</text:p>
          </table:table-cell>
          <table:table-cell office:value-type="float" office:value="3500" table:style-name="ce25">
            <text:p>3500</text:p>
          </table:table-cell>
          <table:table-cell office:value-type="string" table:style-name="ce24">
            <text:p>AVALIAÇÃO DO INSTRUMENTO</text:p>
          </table:table-cell>
          <table:table-cell office:value-type="string" table:style-name="ce24">
            <text:p>Sugestões de melhoria para o instrumento (inclusão de temas, estrutura do questionário etc.)</text:p>
          </table:table-cell>
          <table:table-cell table:style-name="ce24"/>
          <table:table-cell table:style-name="ce54"/>
          <table:table-cell office:value-type="string" table:style-name="ce7">
            <text:p>RESPOSTA ABERTA</text:p>
          </table:table-cell>
          <table:table-cell table:number-columns-repeated="16376"/>
        </table:table-row>
        <table:table-row table:number-rows-repeated="1047878" table:style-name="ro5">
          <table:table-cell table:number-columns-repeated="16384"/>
        </table:table-row>
      </table:table>
      <table:table table:name="TS_SECRETARIO_MUNICIPAL" table:style-name="ta6">
        <table:table-column table:style-name="co47" table:default-cell-style-name="ce88"/>
        <table:table-column table:style-name="co48" table:default-cell-style-name="ce88"/>
        <table:table-column table:style-name="co49" table:default-cell-style-name="ce88"/>
        <table:table-column table:style-name="co50" table:default-cell-style-name="ce88"/>
        <table:table-column table:style-name="co51" table:default-cell-style-name="ce88"/>
        <table:table-column table:style-name="co52" table:default-cell-style-name="ce88"/>
        <table:table-column table:style-name="co53" table:default-cell-style-name="ce88"/>
        <table:table-column table:style-name="co54" table:default-cell-style-name="ce88"/>
        <table:table-column table:style-name="co55" table:default-cell-style-name="ce88"/>
        <table:table-column table:style-name="co52" table:default-cell-style-name="ce88"/>
        <table:table-column table:style-name="co3" table:number-columns-repeated="16374" table:default-cell-style-name="ce88"/>
        <table:table-row table:style-name="ro32">
          <table:table-cell office:value-type="string" table:number-columns-spanned="6" table:number-rows-spanned="1" table:style-name="ce203">
            <text:p>TS_SECRETARIO_MUNICIPAL</text:p>
          </table:table-cell>
          <table:covered-table-cell table:number-columns-repeated="5"/>
          <table:table-cell table:number-columns-repeated="4" table:style-name="ce6"/>
          <table:table-cell table:number-columns-repeated="16374" table:style-name="ce81"/>
        </table:table-row>
        <table:table-row table:style-name="ro24">
          <table:table-cell table:style-name="ce82"/>
          <table:table-cell table:number-columns-repeated="2" table:style-name="ce83"/>
          <table:table-cell table:style-name="ce81"/>
          <table:table-cell table:style-name="ce83"/>
          <table:table-cell table:number-columns-repeated="2" table:style-name="ce81"/>
          <table:table-cell table:style-name="ce82"/>
          <table:table-cell table:style-name="ce83"/>
          <table:table-cell table:number-columns-repeated="16375" table:style-name="ce81"/>
        </table:table-row>
        <table:table-row table:style-name="ro24">
          <table:table-cell office:value-type="string" table:style-name="ce84">
            <text:p>VARIÁVEL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TAMANHO</text:p>
          </table:table-cell>
          <table:table-cell office:value-type="string" table:style-name="ce84">
            <text:p>DESCRIÇÃO</text:p>
          </table:table-cell>
          <table:table-cell office:value-type="string" table:style-name="ce84">
            <text:p>CÓDIGO DE PREENCHIMENTO</text:p>
          </table:table-cell>
          <table:table-cell table:style-name="ce83"/>
          <table:table-cell table:style-name="ce82"/>
          <table:table-cell table:number-columns-repeated="16377" table:style-name="ce83"/>
        </table:table-row>
        <table:table-row table:style-name="ro24">
          <table:table-cell office:value-type="string" table:style-name="ce132">
            <text:p>ID_SAEB</text:p>
          </table:table-cell>
          <table:table-cell office:value-type="string" table:style-name="ce86">
            <text:p>NUM</text:p>
          </table:table-cell>
          <table:table-cell office:value-type="float" office:value="4" table:style-name="ce86">
            <text:p>4</text:p>
          </table:table-cell>
          <table:table-cell office:value-type="string" table:style-name="ce85">
            <text:p>Ano de aplicação do Saeb</text:p>
          </table:table-cell>
          <table:table-cell office:value-type="float" office:value="2023" table:style-name="ce85">
            <text:p>2023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4">
          <table:table-cell office:value-type="string" table:number-columns-spanned="1" table:number-rows-spanned="5" table:style-name="ce154">
            <text:p>ID_REGIAO</text:p>
          </table:table-cell>
          <table:table-cell office:value-type="string" table:number-columns-spanned="1" table:number-rows-spanned="5" table:style-name="ce153">
            <text:p>NUM</text:p>
          </table:table-cell>
          <table:table-cell office:value-type="float" office:value="1" table:number-columns-spanned="1" table:number-rows-spanned="5" table:style-name="ce153">
            <text:p>1</text:p>
          </table:table-cell>
          <table:table-cell office:value-type="string" table:number-columns-spanned="1" table:number-rows-spanned="5" table:style-name="ce154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 table:style-name="ce36"/>
        </table:table-row>
        <table:table-row table:style-name="ro24">
          <table:table-cell office:value-type="string" table:number-columns-spanned="1" table:number-rows-spanned="27" table:style-name="ce263">
            <text:p>ID_UF</text:p>
          </table:table-cell>
          <table:table-cell office:value-type="string" table:number-columns-spanned="1" table:number-rows-spanned="27" table:style-name="ce261">
            <text:p>NUM</text:p>
          </table:table-cell>
          <table:table-cell office:value-type="float" office:value="2" table:number-columns-spanned="1" table:number-rows-spanned="27" table:style-name="ce261">
            <text:p>2</text:p>
          </table:table-cell>
          <table:table-cell office:value-type="string" table:number-columns-spanned="1" table:number-rows-spanned="27" table:style-name="ce262">
            <text:p>Código da Unidade da Federação</text:p>
          </table:table-cell>
          <table:table-cell office:value-type="string" table:style-name="ce89">
            <text:p>11-RO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2-AC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3-AM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4-RR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5-PA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6-AP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17-TO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1-MA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2-PI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3-CE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4-RN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5-PB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6-PE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7-AL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8-SE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29-BA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31-MG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32-ES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33-RJ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35-SP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41-PR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42-SC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43-RS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50-MS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51-MT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52-GO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89">
            <text:p>53-DF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table-cell office:value-type="string" table:style-name="ce85">
            <text:p>CO_MUNICIPIO</text:p>
          </table:table-cell>
          <table:table-cell office:value-type="string" table:style-name="ce86">
            <text:p>NUM</text:p>
          </table:table-cell>
          <table:table-cell office:value-type="float" office:value="7" table:style-name="ce86">
            <text:p>7</text:p>
          </table:table-cell>
          <table:table-cell office:value-type="string" table:style-name="ce85">
            <text:p>Código do Município</text:p>
          </table:table-cell>
          <table:table-cell table:style-name="ce86"/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154">
            <text:p>ID_AREA</text:p>
          </table:table-cell>
          <table:table-cell office:value-type="string" table:number-columns-spanned="1" table:number-rows-spanned="2" table:style-name="ce153">
            <text:p>NUM</text:p>
          </table:table-cell>
          <table:table-cell office:value-type="float" office:value="1" table:number-columns-spanned="1" table:number-rows-spanned="2" table:style-name="ce153">
            <text:p>1</text:p>
          </table:table-cell>
          <table:table-cell office:value-type="string" table:number-columns-spanned="1" table:number-rows-spanned="2" table:style-name="ce154">
            <text:p>Área</text:p>
          </table:table-cell>
          <table:table-cell office:value-type="string" table:style-name="ce24">
            <text:p>1 - Capital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24">
            <text:p>2 - Interior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IN_PREENCHIMENTO</text:p>
          </table:table-cell>
          <table:table-cell office:value-type="string" table:number-columns-spanned="1" table:number-rows-spanned="2" table:style-name="ce261">
            <text:p>NUM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dicador de preenchimento válido do questionário</text:p>
          </table:table-cell>
          <table:table-cell office:value-type="string" table:style-name="ce90">
            <text:p>0 - Não preenchido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0">
            <text:p>1 - Preenchido parcial ou totalmente</text:p>
          </table:table-cell>
          <table:table-cell table:style-name="ce81"/>
          <table:table-cell table:style-name="ce82"/>
          <table:table-cell table:style-name="ce83"/>
          <table:table-cell table:number-columns-repeated="16376" table:style-name="ce81"/>
        </table:table-row>
        <table:table-row table:style-name="ro28">
          <table:table-cell office:value-type="string" table:style-name="ce84">
            <text:p>VARIÁVEL</text:p>
          </table:table-cell>
          <table:table-cell office:value-type="string" table:style-name="ce84">
            <text:p>TIPO</text:p>
          </table:table-cell>
          <table:table-cell table:style-name="ce84"/>
          <table:table-cell office:value-type="string" table:style-name="ce84">
            <text:p>GRUPO</text:p>
          </table:table-cell>
          <table:table-cell office:value-type="string" table:style-name="ce84">
            <text:p>DESCRICAO DO TEXTO DA PERGUNTA</text:p>
          </table:table-cell>
          <table:table-cell office:value-type="string" table:style-name="ce84">
            <text:p>REGRA</text:p>
          </table:table-cell>
          <table:table-cell office:value-type="string" table:style-name="ce84">
            <text:p>CODIGO DA OPCAO DE RESPOSTA</text:p>
          </table:table-cell>
          <table:table-cell office:value-type="string" table:style-name="ce84">
            <text:p>RESPOSTA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001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INFORMAÇÕES PESSOAIS E EXPERIÊNCIA PROFISSIONAL</text:p>
          </table:table-cell>
          <table:table-cell office:value-type="string" table:number-columns-spanned="1" table:number-rows-spanned="3" table:style-name="ce262">
            <text:p>Qual é o seu sexo?</text:p>
          </table:table-cell>
          <table:table-cell table:number-columns-spanned="1" table:number-rows-spanned="3" table:style-name="ce262"/>
          <table:table-cell office:value-type="string" table:style-name="ce86">
            <text:p>A</text:p>
          </table:table-cell>
          <table:table-cell office:value-type="string" table:style-name="ce87">
            <text:p>Masculin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Feminin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 quero declarar.</text:p>
          </table:table-cell>
          <table:table-cell table:number-columns-repeated="16376" table:style-name="ce81"/>
        </table:table-row>
        <table:table-row table:style-name="ro28">
          <table:table-cell office:value-type="string" table:style-name="ce85">
            <text:p>TX_Q002</text:p>
          </table:table-cell>
          <table:table-cell office:value-type="string" table:style-name="ce86">
            <text:p>NUM</text:p>
          </table:table-cell>
          <table:table-cell office:value-type="float" office:value="2" table:style-name="ce86">
            <text:p>2</text:p>
          </table:table-cell>
          <table:table-cell office:value-type="string" table:style-name="ce85">
            <text:p>INFORMAÇÕES PESSOAIS E EXPERIÊNCIA PROFISSIONAL</text:p>
          </table:table-cell>
          <table:table-cell office:value-type="string" table:style-name="ce85">
            <text:p>Qual é a sua idade?</text:p>
          </table:table-cell>
          <table:table-cell table:style-name="ce85"/>
          <table:table-cell office:value-type="string" table:style-name="ce86">
            <text:p>Slidebar</text:p>
          </table:table-cell>
          <table:table-cell office:value-type="string" table:style-name="ce87">
            <text:p>18-70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6" table:style-name="ce262">
            <text:p>TX_Q003</text:p>
          </table:table-cell>
          <table:table-cell office:value-type="string" table:number-columns-spanned="1" table:number-rows-spanned="6" table:style-name="ce261">
            <text:p>CHAR</text:p>
          </table:table-cell>
          <table:table-cell office:value-type="float" office:value="1" table:number-columns-spanned="1" table:number-rows-spanned="6" table:style-name="ce261">
            <text:p>1</text:p>
          </table:table-cell>
          <table:table-cell office:value-type="string" table:number-columns-spanned="1" table:number-rows-spanned="6" table:style-name="ce262">
            <text:p>INFORMAÇÕES PESSOAIS E EXPERIÊNCIA PROFISSIONAL</text:p>
          </table:table-cell>
          <table:table-cell office:value-type="string" table:number-columns-spanned="1" table:number-rows-spanned="6" table:style-name="ce262">
            <text:p>Qual é a sua cor ou raça?</text:p>
          </table:table-cell>
          <table:table-cell table:number-columns-spanned="1" table:number-rows-spanned="6" table:style-name="ce262"/>
          <table:table-cell office:value-type="string" table:style-name="ce86">
            <text:p>A</text:p>
          </table:table-cell>
          <table:table-cell office:value-type="string" table:style-name="ce87">
            <text:p>Branca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Preta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Parda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Amarela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E</text:p>
          </table:table-cell>
          <table:table-cell office:value-type="string" table:style-name="ce87">
            <text:p> Indígena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7">
            <text:p>Não quero declarar.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0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Você possui deficiência, transtorno do espectro autista ou superdotação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0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qual é a sua condição: <text:s/>Deficiência.</text:p>
          </table:table-cell>
          <table:table-cell office:value-type="string" table:number-columns-spanned="1" table:number-rows-spanned="2" table:style-name="ce262">
            <text:p>Regra de dependência: se Q004="B", então abre o bloco (Q005 a Q007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0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qual é a sua condição: Transtorno do espectro autista.</text:p>
          </table:table-cell>
          <table:table-cell office:value-type="string" table:number-columns-spanned="1" table:number-rows-spanned="2" table:style-name="ce262">
            <text:p>Regra de dependência: se Q004="B", então abre o bloco (Q005 a Q007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0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qual é a sua condição: Altas habilidades/superdotação.</text:p>
          </table:table-cell>
          <table:table-cell office:value-type="string" table:number-columns-spanned="1" table:number-rows-spanned="2" table:style-name="ce262">
            <text:p>Regra de dependência: se Q004="B", então abre o bloco (Q005 a Q007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6" table:style-name="ce262">
            <text:p>TX_Q008</text:p>
          </table:table-cell>
          <table:table-cell office:value-type="string" table:number-columns-spanned="1" table:number-rows-spanned="6" table:style-name="ce261">
            <text:p>CHAR</text:p>
          </table:table-cell>
          <table:table-cell office:value-type="float" office:value="1" table:number-columns-spanned="1" table:number-rows-spanned="6" table:style-name="ce261">
            <text:p>1</text:p>
          </table:table-cell>
          <table:table-cell office:value-type="string" table:number-columns-spanned="1" table:number-rows-spanned="6" table:style-name="ce262">
            <text:p>INFORMAÇÕES PESSOAIS E EXPERIÊNCIA PROFISSIONAL</text:p>
          </table:table-cell>
          <table:table-cell office:value-type="string" table:number-columns-spanned="1" table:number-rows-spanned="6" table:style-name="ce262">
            <text:p>Qual é o MAIS ALTO nível de escolaridade que você concluiu?</text:p>
          </table:table-cell>
          <table:table-cell table:number-columns-spanned="1" table:number-rows-spanned="6" table:style-name="ce262"/>
          <table:table-cell office:value-type="string" table:style-name="ce86">
            <text:p>A</text:p>
          </table:table-cell>
          <table:table-cell office:value-type="string" table:style-name="ce87">
            <text:p>Ensino Fundamental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Ensino Médi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Graduaçã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Especializaçã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E</text:p>
          </table:table-cell>
          <table:table-cell office:value-type="string" table:style-name="ce87">
            <text:p>Mestrado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7">
            <text:p>Doutorado.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0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Este mais alto nível de escolaridade é relacionado ao campo educacional?</text:p>
          </table:table-cell>
          <table:table-cell office:value-type="string" table:number-columns-spanned="1" table:number-rows-spanned="2" table:style-name="ce262">
            <text:p>Regra de dependência: se possui graduação ou escolaridade superior (Q008='C' e/ou Q008='D' e/ou Q008='E' e/ou Q008='F', abre o item Q009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Além de Secretário (a) Municipal de Educação neste município, você exerceu alguma outra função na área de educação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Professor(a) da Educação Básica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Professor(a) da Educação Superior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Diretor(a) ou vice-diretor(a) de escola de Educação Básica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Membro de equipe pedagógica de escola de Educação Básica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Membro de equipe da Secretaria de Educação ou Órgão Gestor de Educação municipal ou estadual (direção, pedagógico, administrativo etc.)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Membro de equipe de Instituição de Educação Superior (direção, pedagógico, administrativo etc.)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1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Indique as funções que exerceu: Secretário (a) Municipal de Educação em outra rede.</text:p>
          </table:table-cell>
          <table:table-cell office:value-type="string" table:number-columns-spanned="1" table:number-rows-spanned="2" table:style-name="ce262">
            <text:p>Regra de dependência: se Q010='Sim', abre o bloco de itens Q011 a Q01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8">
          <table:table-cell office:value-type="string" table:style-name="ce85">
            <text:p>TX_Q018</text:p>
          </table:table-cell>
          <table:table-cell office:value-type="string" table:style-name="ce86">
            <text:p>NUM</text:p>
          </table:table-cell>
          <table:table-cell office:value-type="float" office:value="2" table:style-name="ce86">
            <text:p>2</text:p>
          </table:table-cell>
          <table:table-cell office:value-type="string" table:style-name="ce85">
            <text:p>INFORMAÇÕES PESSOAIS E EXPERIÊNCIA PROFISSIONAL</text:p>
          </table:table-cell>
          <table:table-cell office:value-type="string" table:style-name="ce85">
            <text:p>Qual o seu tempo total de experiência, em ano, na área de educação?</text:p>
          </table:table-cell>
          <table:table-cell office:value-type="string" table:style-name="ce85">
            <text:p>Regra de dependência: se Q010='Sim', abre o bloco de itens Q011 a Q018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0-40</text:p>
          </table:table-cell>
          <table:table-cell table:number-columns-repeated="16376" table:style-name="ce81"/>
        </table:table-row>
        <table:table-row table:style-name="ro33">
          <table:table-cell office:value-type="string" table:style-name="ce85">
            <text:p>TX_Q019</text:p>
          </table:table-cell>
          <table:table-cell office:value-type="string" table:style-name="ce86">
            <text:p>NUM</text:p>
          </table:table-cell>
          <table:table-cell office:value-type="float" office:value="2" table:style-name="ce86">
            <text:p>2</text:p>
          </table:table-cell>
          <table:table-cell office:value-type="string" table:style-name="ce85">
            <text:p>INFORMAÇÕES PESSOAIS E EXPERIÊNCIA PROFISSIONAL</text:p>
          </table:table-cell>
          <table:table-cell office:value-type="string" table:style-name="ce85">
            <text:p>Qual o seu tempo de experiência, em ano, como Secretário (a) Municipal de Educação neste ou em outro município?</text:p>
          </table:table-cell>
          <table:table-cell table:style-name="ce85"/>
          <table:table-cell office:value-type="string" table:style-name="ce86">
            <text:p>Slidebar</text:p>
          </table:table-cell>
          <table:table-cell office:value-type="string" table:style-name="ce87">
            <text:p>0-40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2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Você ocupa o cargo de Secretário (a) Municipal de Educação desde o início da gestão do atual prefeito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2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INFORMAÇÕES PESSOAIS E EXPERIÊNCIA PROFISSIONAL</text:p>
          </table:table-cell>
          <table:table-cell office:value-type="string" table:number-columns-spanned="1" table:number-rows-spanned="2" table:style-name="ce262">
            <text:p>Além de atividades como Secretário (a) Municipal de Educação, você exerce OUTRA atividade profissional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22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ERCEPÇÕES DO(A) SECRETÁRIO(A) MUNICIPAL DE EDUCAÇÃO</text:p>
          </table:table-cell>
          <table:table-cell office:value-type="string" table:number-columns-spanned="1" table:number-rows-spanned="4" table:style-name="ce262">
            <text:p>Repetir de ano é bom para o(a) estudante que não apresentou desempenho satisfatório.</text:p>
          </table:table-cell>
          <table:table-cell office:value-type="string" table:number-columns-spanned="1" table:number-rows-spanned="4" table:style-name="ce262">
            <text:p>Indique o quanto vocë discorda, ou concorda, em relação a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Discordo fortemente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Dis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Con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Concordo fortement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23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ERCEPÇÕES DO(A) SECRETÁRIO(A) MUNICIPAL DE EDUCAÇÃO</text:p>
          </table:table-cell>
          <table:table-cell office:value-type="string" table:number-columns-spanned="1" table:number-rows-spanned="4" table:style-name="ce262">
            <text:p>As avaliações externas (municipais, estaduais ou federais) têm direcionado o que deve ser ensinado na rede municipal.</text:p>
          </table:table-cell>
          <table:table-cell office:value-type="string" table:number-columns-spanned="1" table:number-rows-spanned="4" table:style-name="ce262">
            <text:p>Indique o quanto vocë discorda, ou concorda, em relação a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Discordo fortemente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Dis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Con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Concordo fortement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24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ERCEPÇÕES DO(A) SECRETÁRIO(A) MUNICIPAL DE EDUCAÇÃO</text:p>
          </table:table-cell>
          <table:table-cell office:value-type="string" table:number-columns-spanned="1" table:number-rows-spanned="4" table:style-name="ce262">
            <text:p>As avaliações externas (federal, estadual ou municipal) têm ajudado a melhorar o processo de ensino e aprendizagem na rede municipal.</text:p>
          </table:table-cell>
          <table:table-cell office:value-type="string" table:number-columns-spanned="1" table:number-rows-spanned="4" table:style-name="ce262">
            <text:p>Indique o quanto vocë discorda, ou concorda, em relação a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Discordo fortemente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Dis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Con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Concordo fortement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25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ERCEPÇÕES DO(A) SECRETÁRIO(A) MUNICIPAL DE EDUCAÇÃO</text:p>
          </table:table-cell>
          <table:table-cell office:value-type="string" table:number-columns-spanned="1" table:number-rows-spanned="4" table:style-name="ce262">
            <text:p>A maioria dos estudantes da rede municipal apresenta problemas de aprendizagem.</text:p>
          </table:table-cell>
          <table:table-cell office:value-type="string" table:number-columns-spanned="1" table:number-rows-spanned="4" table:style-name="ce262">
            <text:p>Indique o quanto vocë discorda, ou concorda, em relação a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Discordo fortemente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Dis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Con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Concordo fortement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26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ERCEPÇÕES DO(A) SECRETÁRIO(A) MUNICIPAL DE EDUCAÇÃO</text:p>
          </table:table-cell>
          <table:table-cell office:value-type="string" table:number-columns-spanned="1" table:number-rows-spanned="4" table:style-name="ce262">
            <text:p>Eu acredito que a totalidade dos estudantes da rede municipal são capazes de concluir a Educação Básica e prosseguir seus estudos.</text:p>
          </table:table-cell>
          <table:table-cell office:value-type="string" table:number-columns-spanned="1" table:number-rows-spanned="4" table:style-name="ce262">
            <text:p>Indique o quanto vocë discorda, ou concorda, em relação a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Discordo fortemente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Dis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Concord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Concordo fortement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2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Autonomia em relação ao Conselho Estadual de Educação?</text:p>
          </table:table-cell>
          <table:table-cell office:value-type="string" table:number-columns-spanned="1" table:number-rows-spanned="2" table:style-name="ce262">
            <text:p>O município possui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2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Sistema Municipal de Ensino (define normas municipais, regras de funcionamento da rede, acompanha a execução dos programas do órgão gestor etc.)?</text:p>
          </table:table-cell>
          <table:table-cell office:value-type="string" table:number-columns-spanned="1" table:number-rows-spanned="2" table:style-name="ce262">
            <text:p>O município possui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2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Plano Municipal de Educação?</text:p>
          </table:table-cell>
          <table:table-cell office:value-type="string" table:number-columns-spanned="1" table:number-rows-spanned="2" table:style-name="ce262">
            <text:p>O município possui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Fórum Permanente ou Municipal de Educação?</text:p>
          </table:table-cell>
          <table:table-cell office:value-type="string" table:number-columns-spanned="1" table:number-rows-spanned="2" table:style-name="ce262">
            <text:p>O município possui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nselho Municipal de Educação?</text:p>
          </table:table-cell>
          <table:table-cell office:value-type="string" table:number-columns-spanned="1" table:number-rows-spanned="2" table:style-name="ce262">
            <text:p>O município possui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32</text:p>
          </table:table-cell>
          <table:table-cell office:value-type="string" table:style-name="ce86">
            <text:p>NUM</text:p>
          </table:table-cell>
          <table:table-cell office:value-type="float" office:value="3" table:style-name="ce86">
            <text:p>3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Quantos servidores/funcionários SEM FUNÇÕES DOCENTES estão lotados na sede da Secretaria de Educação ou do Órgão Gestor de Educação?</text:p>
          </table:table-cell>
          <table:table-cell office:value-type="string" table:style-name="ce85">
            <text:p>Para responder a esta questão, considere os servidores que trabalham EXCLUSIVAMENTE na sede da Secretaria de Educação ou do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0-500</text:p>
          </table:table-cell>
          <table:table-cell table:number-columns-repeated="16376" table:style-name="ce81"/>
        </table:table-row>
        <table:table-row table:style-name="ro35">
          <table:table-cell office:value-type="string" table:style-name="ce85">
            <text:p>TX_Q033</text:p>
          </table:table-cell>
          <table:table-cell office:value-type="string" table:style-name="ce86">
            <text:p>NUM</text:p>
          </table:table-cell>
          <table:table-cell office:value-type="float" office:value="3" table:style-name="ce86">
            <text:p>3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Quantos servidores/funcionários SEM FUNÇÕES DOCENTES lotados na sede da Secretaria de Educação ou Órgão Gestor de Educação desenvolvem atividades de apoio pedagógico às escolas?</text:p>
          </table:table-cell>
          <table:table-cell office:value-type="string" table:style-name="ce85">
            <text:p>Para responder a esta questão, considere os servidores que trabalham EXCLUSIVAMENTE na sede da Secretaria de Educação ou do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0-400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034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ORGANIZAÇÃO E PLANEJAMENTO</text:p>
          </table:table-cell>
          <table:table-cell office:value-type="string" table:number-columns-spanned="1" table:number-rows-spanned="4" table:style-name="ce262">
            <text:p>O(A) Secretário (a) Municipal de Educação determina quanto, quando e como usar os recursos financeiros disponíveis no orçamento anual da educação?</text:p>
          </table:table-cell>
          <table:table-cell table:number-columns-spanned="1" table:number-rows-spanned="4" table:style-name="ce262"/>
          <table:table-cell office:value-type="string" table:style-name="ce86">
            <text:p>A</text:p>
          </table:table-cell>
          <table:table-cell office:value-type="string" table:style-name="ce87">
            <text:p>Nunca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Poucas vezes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Muitas vezes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Sempre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O município repassa recursos municipais diretamente às suas escolas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Serviços de saúde (postos de saúde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Serviços de assistência social (CRAS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Segurança pública (polícia militar, guarda municipal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3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nselho Tutelar (Ministério Público e outros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Instituições de apoio ao público-alvo da educação especial (APAE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Instituições de ensino superior (faculdades, universidades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Instituições privadas (empresas, ONGs, corporações etc.)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Outros órgãos da prefeitura ou dos governos estadual ou federal.</text:p>
          </table:table-cell>
          <table:table-cell office:value-type="string" table:number-columns-spanned="1" table:number-rows-spanned="2" table:style-name="ce262">
            <text:p>A Secretaria de Educação ou Órgão Gestor de Educação desenvolve REGULARMENTE trabalhos em conjunto com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Livre indicação pelo Executivo (prefeito, Secretário (a) Municipal de Educação etc.).</text:p>
          </table:table-cell>
          <table:table-cell office:value-type="string" table:number-columns-spanned="1" table:number-rows-spanned="2" table:style-name="ce262">
            <text:p>Qual a forma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ncurso público para o cargo de diretor(a).</text:p>
          </table:table-cell>
          <table:table-cell office:value-type="string" table:number-columns-spanned="1" table:number-rows-spanned="2" table:style-name="ce262">
            <text:p>Qual a forma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nsulta pública/eleição.</text:p>
          </table:table-cell>
          <table:table-cell office:value-type="string" table:number-columns-spanned="1" table:number-rows-spanned="2" table:style-name="ce262">
            <text:p>Qual a forma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Nenhum critério técnico.</text:p>
          </table:table-cell>
          <table:table-cell office:value-type="string" table:number-columns-spanned="1" table:number-rows-spanned="2" table:style-name="ce262">
            <text:p>Quais os critérios utilizados no processo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Titulação acadêmica.</text:p>
          </table:table-cell>
          <table:table-cell office:value-type="string" table:number-columns-spanned="1" table:number-rows-spanned="2" table:style-name="ce262">
            <text:p>Quais os critérios utilizados no processo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4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Participação/aprovação em curso de formação para diretor(a) escolar.</text:p>
          </table:table-cell>
          <table:table-cell office:value-type="string" table:number-columns-spanned="1" table:number-rows-spanned="2" table:style-name="ce262">
            <text:p>Quais os critérios utilizados no processo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Tempo de serviço.</text:p>
          </table:table-cell>
          <table:table-cell office:value-type="string" table:number-columns-spanned="1" table:number-rows-spanned="2" table:style-name="ce262">
            <text:p>Quais os critérios utilizados no processo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Experiência em gestão.</text:p>
          </table:table-cell>
          <table:table-cell office:value-type="string" table:number-columns-spanned="1" table:number-rows-spanned="2" table:style-name="ce262">
            <text:p>Quais os critérios utilizados no processo de provimento ao cargo, ou função, do(a) diretor(a) de escola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052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ORGANIZAÇÃO E PLANEJAMENTO</text:p>
          </table:table-cell>
          <table:table-cell office:value-type="string" table:number-columns-spanned="1" table:number-rows-spanned="3" table:style-name="ce262">
            <text:p>Os critérios utilizados para o provimento ao cargo, ou função, de diretor(a) de escola estão definidos em legislação municipal?</text:p>
          </table:table-cell>
          <table:table-cell table:number-columns-spanned="1" table:number-rows-spanned="3" table:style-name="ce262"/>
          <table:table-cell office:value-type="string" table:style-name="ce86">
            <text:p>A</text:p>
          </table:table-cell>
          <table:table-cell office:value-type="string" table:style-name="ce87">
            <text:p>Sim, a legislação contempla todos os critérios utilizados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, a legislação contempla uma parte dos critérios utilizados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, não há legislação municipal para escolha dos(as) diretores(as).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053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ORGANIZAÇÃO E PLANEJAMENTO</text:p>
          </table:table-cell>
          <table:table-cell office:value-type="string" table:number-columns-spanned="1" table:number-rows-spanned="3" table:style-name="ce262">
            <text:p>O município possui legislação que disciplina a gestão democrática da educação pública?</text:p>
          </table:table-cell>
          <table:table-cell table:number-columns-spanned="1" table:number-rows-spanned="3" table:style-name="ce262"/>
          <table:table-cell office:value-type="string" table:style-name="ce86">
            <text:p>A</text:p>
          </table:table-cell>
          <table:table-cell office:value-type="string" table:style-name="ce87">
            <text:p>Não sei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nteúdo e compreensão dos conceitos da(s) área(s) de ensino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Avaliação da aprendizagem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Avaliação em larga escala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Metodologias de ensino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Base Nacional Comum Curricular – BNCC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5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Gestão da sala de aula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Educação especial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Novas tecnologias educacionais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Gestão e administração escolar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Ensino híbrido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Alfabetização e letramento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Gestão democrática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6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Outros.</text:p>
          </table:table-cell>
          <table:table-cell office:value-type="string" table:number-columns-spanned="1" table:number-rows-spanned="2" table:style-name="ce262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8">
          <table:table-cell office:value-type="string" table:style-name="ce85">
            <text:p>TX_Q067</text:p>
          </table:table-cell>
          <table:table-cell office:value-type="string" table:style-name="ce86">
            <text:p>CHAR</text:p>
          </table:table-cell>
          <table:table-cell office:value-type="float" office:value="3500" table:style-name="ce86">
            <text:p>3500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Descreva outros cursos de formação continuada.</text:p>
          </table:table-cell>
          <table:table-cell office:value-type="string" table:style-name="ce85">
            <text:p>Regra de dependência: se Q066='Sim', abre Q067.</text:p>
          </table:table-cell>
          <table:table-cell table:style-name="ce86"/>
          <table:table-cell office:value-type="string" table:style-name="ce87">
            <text:p>RESPOSTA ABERTA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68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Construção de escolas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69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Reforma de escolas (melhoria e/ou adequação do espaço físico etc.)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0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Aquisição de mobiliário para as escolas (carteiras, armários etc.)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1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Aquisição de material de higiene, limpeza e equipamento de proteção individual (álcool, sabonete, máscara etc)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2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Aquisição de material pedagógico (livros, software, material audiovisual etc.)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3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Aquisição de equipamentos para estudantes e/ou professores (computador, tablet, celular, chip para internet etc.)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4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Produção de material didático audiovisual ou impresso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5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Contratação de profissionais para a educação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6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Distribuição da alimentação para os estudantes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4">
          <table:table-cell office:value-type="string" table:style-name="ce85">
            <text:p>TX_Q077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ORGANIZAÇÃO E PLANEJAMENTO</text:p>
          </table:table-cell>
          <table:table-cell office:value-type="string" table:style-name="ce85">
            <text:p>Formação continuada dos(as) professores(as) da rede.</text:p>
          </table:table-cell>
          <table:table-cell office:value-type="string" table:style-name="ce85">
            <text:p>Neste ano, dentre as despesas listadas abaixo, indique os graus de prioridade de cada uma, segundo a Secretaria de Educação ou Órgão Gestor de Educação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7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Garantia da liberdade religiosa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7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Inclusão das pessoas público-alvo da educação especial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mbate ao abuso e à violência sexual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mbate ao preconceito ou à discriminação baseada no sexo ou no gênero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mbate ao racismo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Mediação de conflitos ou problemas de relacionamento na escola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Combate ao bullying e outras formas de violência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Promoção da cultura da paz e da não violência.</text:p>
          </table:table-cell>
          <table:table-cell office:value-type="string" table:number-columns-spanned="1" table:number-rows-spanned="2" table:style-name="ce262">
            <text:p>Neste ano, dentre as ações listadas a seguir, indique quais foram executadas, ou não, pela Secretaria de Educação ou pelo Órgão Gestor de Educação junto às escol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Levantamento de conhecimentos prévios dos estudantes antes de iniciar um conteúdo curricular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Apresentação aos estudantes do currículo e das atividades a serem executadas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Incentivo aos estudantes para perguntar, comentar, sugerir e divergir durante as aulas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8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Estímulo aos estudantes para dialogar e tirar dúvidas com colegas durante as aulas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Organização de trabalhos em grupo nas aulas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E PLANEJAMENTO</text:p>
          </table:table-cell>
          <table:table-cell office:value-type="string" table:number-columns-spanned="1" table:number-rows-spanned="2" table:style-name="ce262">
            <text:p>Diversificação das metodologias de ensino conforme as dificuldades que os(as) estudantes evidenciam.</text:p>
          </table:table-cell>
          <table:table-cell office:value-type="string" table:number-columns-spanned="1" table:number-rows-spanned="2" table:style-name="ce262">
            <text:p><text:s/>Neste ano, indique se a Secretaria de Educação ou Órgão Gestor de Educação disponibilizou, ou não, orientações para as escolas sobre os seguintes temas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A Secretaria de Educação ou Órgão Gestor de Educação possui instituições de Educação Infantil sob sua responsabilidade direta ou indireta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36">
          <table:table-cell office:value-type="string" table:style-name="ce85">
            <text:p>TX_Q093</text:p>
          </table:table-cell>
          <table:table-cell office:value-type="string" table:style-name="ce86">
            <text:p>NUM</text:p>
          </table:table-cell>
          <table:table-cell office:value-type="float" office:value="3" table:style-name="ce86">
            <text:p>3</text:p>
          </table:table-cell>
          <table:table-cell office:value-type="string" table:style-name="ce85">
            <text:p>ORGANIZAÇÃO DA EDUCAÇÃO INFANTIL</text:p>
          </table:table-cell>
          <table:table-cell office:value-type="string" table:style-name="ce85">
            <text:p>Para responder a esta questão, considere os funcionários/servidores que trabalham EXCLUSIVAMENTE na sede da Secretaria de Educação ou do Órgão Gestor de Educação. Quantos servidores/funcionários SEM FUNÇÕES DOCENTES lotados na sede da Secretaria de Educação ou do Órgão Gestor de Educação estão dedicados EXCLUSIVAMENTE à Educação Infantil?</text:p>
          </table:table-cell>
          <table:table-cell office:value-type="string" table:style-name="ce85">
            <text:p>Regra de dependência: se Q092="Sim", abre blocos de itens Q093 a Q102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0-100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Cálculo da demanda por vagas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Supervisão escolar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Programa de formação de professores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Busca ativa de crianças para a pré-escola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Comitê Intersetorial de Políticas Públicas para a Primeira Infância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09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Transporte escolar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ara a EDUCAÇÃO INFANTIL, o município possui: Ações para atingir metas de matrícula (garantia de acesso)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O município possui currículo municipal para a Educação Infantil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O currículo municipal da educação infantil está atualizado conforme a BNCC - Base Nacional Comum Curricular?</text:p>
          </table:table-cell>
          <table:table-cell office:value-type="string" table:number-columns-spanned="1" table:number-rows-spanned="2" table:style-name="ce262">
            <text:p>Regra de dependência: se Q092="Sim", abre blocos de itens Q093 a Q102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reche - Crianças de 0 a 3 anos?</text:p>
          </table:table-cell>
          <table:table-cell office:value-type="string" table:number-columns-spanned="1" table:number-rows-spanned="2" table:style-name="ce262">
            <text:p>O município firma convênios e/ou parcerias com instituições para o atendimento de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Pré-escola - Crianças 4 a 5 anos?</text:p>
          </table:table-cell>
          <table:table-cell office:value-type="string" table:number-columns-spanned="1" table:number-rows-spanned="2" table:style-name="ce262">
            <text:p>O município firma convênios e/ou parcerias com instituições para o atendimento de: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As instituições conveniadas e/ou aquelas que celebram parcerias com o município são selecionadas através de chamada pública?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Existem normas para o funcionamento das conveniadas e/ou aquelas que celebram parcerias com o município?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Propriedade das instalações.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Manutenção das instalações.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0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Pagamento dos professores.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Capacitação dos professores.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Fornecimento de recursos pedagógicos.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Oferta de merenda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A EDUCAÇÃO INFANTIL</text:p>
          </table:table-cell>
          <table:table-cell office:value-type="string" table:number-columns-spanned="1" table:number-rows-spanned="2" table:style-name="ce262">
            <text:p>Com relação à maior parte das instituições conveniadas e/ou aquelas que celebram parcerias com o município, indique o principal responsável pelas ações abaixo: Transporte escolar</text:p>
          </table:table-cell>
          <table:table-cell office:value-type="string" table:number-columns-spanned="1" table:number-rows-spanned="2" table:style-name="ce262">
            <text:p>Regra de dependência: se Q103="Sim" e/ou Q104="Sim", abre itens Q105 a Q113. (se creche = sim e/ou pré-escola = sim)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Municípi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ões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A Secretaria de Educação ou Órgão Gestor de Educação possui escolas de Ensino Fundamental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O Ensino Fundamental é oferecido em ciclos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A rede municipal de ensino utiliza um sistema apostilado desenvolvido por empresa, ONG ou instituição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37">
          <table:table-cell office:value-type="string" table:style-name="ce85">
            <text:p>TX_Q117</text:p>
          </table:table-cell>
          <table:table-cell office:value-type="string" table:style-name="ce86">
            <text:p>NUM</text:p>
          </table:table-cell>
          <table:table-cell office:value-type="float" office:value="3" table:style-name="ce86">
            <text:p>3</text:p>
          </table:table-cell>
          <table:table-cell office:value-type="string" table:style-name="ce85">
            <text:p>ORGANIZAÇÃO DO ENSINO FUNDAMENTAL</text:p>
          </table:table-cell>
          <table:table-cell office:value-type="string" table:style-name="ce85">
            <text:p>Para responder a esta questão, considere os funcionários/servidores que trabalham EXCLUSIVAMENTE na sede da Secretaria de Educação ou do Órgão Gestor de Educação. Quantos servidores/funcionários SEM FUNÇÕES DOCENTES lotados na sede da Secretaria de Educação ou do Órgão Gestor de Educação estão dedicados EXCLUSIVAMENTE ao Ensino Fundamental?</text:p>
          </table:table-cell>
          <table:table-cell office:value-type="string" table:style-name="ce85">
            <text:p>Regra de dependência: se Q114="Sim", abre itens da seção, Q115 a Q125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0-300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Cálculo da demanda por vagas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1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Supervisão escolar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Programa de formação de professores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Busca ativa de crianças e jovens para o Ensino Fundamental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Transporte escolar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Para o ENSINO FUNDAMENTAL, o município possui: Ações para atingir metas de matrícula (garantia de acesso)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O município possui currículo municipal para o Ensino Fundamental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2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ORGANIZAÇÃO DO ENSINO FUNDAMENTAL</text:p>
          </table:table-cell>
          <table:table-cell office:value-type="string" table:number-columns-spanned="1" table:number-rows-spanned="2" table:style-name="ce262">
            <text:p>O currículo municipal está atualizado conforme a BNCC – Base Nacional Comum Curricular?</text:p>
          </table:table-cell>
          <table:table-cell office:value-type="string" table:number-columns-spanned="1" table:number-rows-spanned="2" table:style-name="ce262">
            <text:p>Regra de dependência: se Q114="Sim", abre itens da seção, Q115 a Q12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126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PLANO DE CARREIRA</text:p>
          </table:table-cell>
          <table:table-cell office:value-type="string" table:number-columns-spanned="1" table:number-rows-spanned="3" table:style-name="ce262">
            <text:p>Auxiliares e assistentes da Educação Infantil.</text:p>
          </table:table-cell>
          <table:table-cell office:value-type="string" table:number-columns-spanned="1" table:number-rows-spanned="3" table:style-name="ce262">
            <text:p>Dentre os profissionais listados abaixo, indique quais possuem plano de carreira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 se aplica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127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PLANO DE CARREIRA</text:p>
          </table:table-cell>
          <table:table-cell office:value-type="string" table:number-columns-spanned="1" table:number-rows-spanned="3" table:style-name="ce262">
            <text:p>Professores(as) da Educação Infantil.</text:p>
          </table:table-cell>
          <table:table-cell office:value-type="string" table:number-columns-spanned="1" table:number-rows-spanned="3" table:style-name="ce262">
            <text:p>Dentre os profissionais listados abaixo, indique quais possuem plano de carreira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 se aplica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128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PLANO DE CARREIRA</text:p>
          </table:table-cell>
          <table:table-cell office:value-type="string" table:number-columns-spanned="1" table:number-rows-spanned="3" table:style-name="ce262">
            <text:p>Professores(as) do Ensino Fundamental.</text:p>
          </table:table-cell>
          <table:table-cell office:value-type="string" table:number-columns-spanned="1" table:number-rows-spanned="3" table:style-name="ce262">
            <text:p>Dentre os profissionais listados abaixo, indique quais possuem plano de carreira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 se aplica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3" table:style-name="ce262">
            <text:p>TX_Q129</text:p>
          </table:table-cell>
          <table:table-cell office:value-type="string" table:number-columns-spanned="1" table:number-rows-spanned="3" table:style-name="ce261">
            <text:p>CHAR</text:p>
          </table:table-cell>
          <table:table-cell office:value-type="float" office:value="1" table:number-columns-spanned="1" table:number-rows-spanned="3" table:style-name="ce261">
            <text:p>1</text:p>
          </table:table-cell>
          <table:table-cell office:value-type="string" table:number-columns-spanned="1" table:number-rows-spanned="3" table:style-name="ce262">
            <text:p>PLANO DE CARREIRA</text:p>
          </table:table-cell>
          <table:table-cell office:value-type="string" table:number-columns-spanned="1" table:number-rows-spanned="3" table:style-name="ce262">
            <text:p>Profissionais não docentes.</text:p>
          </table:table-cell>
          <table:table-cell office:value-type="string" table:number-columns-spanned="1" table:number-rows-spanned="3" table:style-name="ce262">
            <text:p>Dentre os profissionais listados abaixo, indique quais possuem plano de carreira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Não se aplica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Até 20 horas semanais.</text:p>
          </table:table-cell>
          <table:table-cell office:value-type="string" table:number-columns-spanned="1" table:number-rows-spanned="2" table:style-name="ce262">
            <text:p>Para os(as) professores(as), quais as jornadas de trabalho semanais estipuladas pela legislação municipal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De 21 a 30 horas semanais.</text:p>
          </table:table-cell>
          <table:table-cell office:value-type="string" table:number-columns-spanned="1" table:number-rows-spanned="2" table:style-name="ce262">
            <text:p>Para os(as) professores(as), quais as jornadas de trabalho semanais estipuladas pela legislação municipal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De 31 a 40 horas semanais.</text:p>
          </table:table-cell>
          <table:table-cell office:value-type="string" table:number-columns-spanned="1" table:number-rows-spanned="2" table:style-name="ce262">
            <text:p>Para os(as) professores(as), quais as jornadas de trabalho semanais estipuladas pela legislação municipal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Mais de 40 horas semanais.</text:p>
          </table:table-cell>
          <table:table-cell office:value-type="string" table:number-columns-spanned="1" table:number-rows-spanned="2" table:style-name="ce262">
            <text:p>Para os(as) professores(as), quais as jornadas de trabalho semanais estipuladas pela legislação municipal?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Para os(as) professores(as), está previsto o limite máximo de 2/3 da jornada de trabalho semanal em sala de aula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Tempo de efetivo exercício no cargo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Qualificação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Titulação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Assiduidade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3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Avaliação de desempenho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4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Prova de conhecimentos para professores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4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Quais critérios de progressão ou promoção são utilizados no plano de carreira do magistério? Desempenho dos alunos em avaliações externas.</text:p>
          </table:table-cell>
          <table:table-cell office:value-type="string" table:number-columns-spanned="1" table:number-rows-spanned="2" table:style-name="ce262">
            <text:p>Regra de dependência: se Q127="Sim" e/ou Q128='Sim', abre itens do bloco Q135 a Q141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4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PLANO DE CARREIRA</text:p>
          </table:table-cell>
          <table:table-cell office:value-type="string" table:number-columns-spanned="1" table:number-rows-spanned="2" table:style-name="ce262">
            <text:p>Para os(as) professores(as) com jornada de trabalho de 40 HORAS SEMANAIS, o VENCIMENTO INICIAL é igual ou superior a R$ 4.420,55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4" table:style-name="ce262">
            <text:p>TX_Q143</text:p>
          </table:table-cell>
          <table:table-cell office:value-type="string" table:number-columns-spanned="1" table:number-rows-spanned="4" table:style-name="ce261">
            <text:p>CHAR</text:p>
          </table:table-cell>
          <table:table-cell office:value-type="float" office:value="1" table:number-columns-spanned="1" table:number-rows-spanned="4" table:style-name="ce261">
            <text:p>1</text:p>
          </table:table-cell>
          <table:table-cell office:value-type="string" table:number-columns-spanned="1" table:number-rows-spanned="4" table:style-name="ce262">
            <text:p>PLANO DE CARREIRA</text:p>
          </table:table-cell>
          <table:table-cell office:value-type="string" table:number-columns-spanned="1" table:number-rows-spanned="4" table:style-name="ce262">
            <text:p>O VENCIMENTO INICIAL dos(as) professores(as) de EDUCAÇÃO INFANTIL, comparado com o dos(as) professores(as) do Ensino Fundamental:</text:p>
          </table:table-cell>
          <table:table-cell table:number-columns-spanned="1" table:number-rows-spanned="4" table:style-name="ce262"/>
          <table:table-cell office:value-type="string" table:style-name="ce86">
            <text:p>A</text:p>
          </table:table-cell>
          <table:table-cell office:value-type="string" table:style-name="ce87">
            <text:p>É inferior ao dos(as) professores(as) do Ensino Fundamental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É equivalente ao dos(as) professores(as) do Ensino Fundamental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7">
            <text:p>É superior ao dos(as) professores(as) do Ensino Fundamental.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87">
            <text:p>Não existe este profissional na rede.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4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A Secretaria utiliza os resultados do IDEB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38">
          <table:table-cell office:value-type="string" table:style-name="ce85">
            <text:p>TX_Q145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Coletar informações para a formação continuada de professore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8">
          <table:table-cell office:value-type="string" table:style-name="ce85">
            <text:p>TX_Q146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Avaliar programas ou projetos da Secretaria de Educação ou Órgão Gestor de Educação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8">
          <table:table-cell office:value-type="string" table:style-name="ce85">
            <text:p>TX_Q147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Produzir materiais didáticos e pedagógicos pela Secretaria de Educação ou Órgão Gestor de Educação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8">
          <table:table-cell office:value-type="string" table:style-name="ce85">
            <text:p>TX_Q148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Adquirir materiais didáticos e pedagógicos de empresas ou instituiçõe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9">
          <table:table-cell office:value-type="string" table:style-name="ce85">
            <text:p>TX_Q149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Premiar escolas com melhores resultado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8">
          <table:table-cell office:value-type="string" table:style-name="ce85">
            <text:p>TX_Q150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Desenvolver ações pedagógicas voltadas para unidades escolares com piores resultado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9">
          <table:table-cell office:value-type="string" table:style-name="ce85">
            <text:p>TX_Q151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Definir pagamento de bonificação para professore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9">
          <table:table-cell office:value-type="string" table:style-name="ce85">
            <text:p>TX_Q152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Definir remanejamento de diretores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39">
          <table:table-cell office:value-type="string" table:style-name="ce85">
            <text:p>TX_Q153</text:p>
          </table:table-cell>
          <table:table-cell office:value-type="string" table:style-name="ce86">
            <text:p>NUM</text:p>
          </table:table-cell>
          <table:table-cell office:value-type="float" office:value="1" table:style-name="ce86">
            <text:p>1</text:p>
          </table:table-cell>
          <table:table-cell office:value-type="string" table:style-name="ce85">
            <text:p>AVALIAÇÃO EDUCACIONAL</text:p>
          </table:table-cell>
          <table:table-cell office:value-type="string" table:style-name="ce85">
            <text:p>Indique o grau de importância que tem o Ideb para que a Secretaria de Educação ou Órgão Gestor de Educação do seu município possa desenvolver cada uma das seguintes ações: Autoavaliação da rede municipal.</text:p>
          </table:table-cell>
          <table:table-cell office:value-type="string" table:style-name="ce85">
            <text:p>Regra de dependência: se Q144="Sim", abre Q145 a Q153.</text:p>
          </table:table-cell>
          <table:table-cell office:value-type="string" table:style-name="ce86">
            <text:p>Slidebar</text:p>
          </table:table-cell>
          <table:table-cell office:value-type="string" table:style-name="ce87">
            <text:p>1-4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5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O município aplica PROVAS EXTERNAS, preparadas pela Secretaria de Educação ou pelo Órgão Gestor de Educação ou por instituição contratada, aos estudantes da rede municipal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4">
          <table:table-cell office:value-type="string" table:number-columns-spanned="1" table:number-rows-spanned="2" table:style-name="ce262">
            <text:p>TX_Q15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etapa da Educação Básica, indique se são aplicadas, ou não, PROVAS EXTERNAS aos estudantes da rede municipal. Pré-escola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Aplicam-se provas externas<text:s/>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Não se aplicam provas externas</text:p>
          </table:table-cell>
          <table:table-cell table:number-columns-repeated="16376" table:style-name="ce81"/>
        </table:table-row>
        <table:table-row table:style-name="ro40">
          <table:table-cell office:value-type="string" table:number-columns-spanned="1" table:number-rows-spanned="2" table:style-name="ce262">
            <text:p>TX_Q15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Quem é responsável por elaborar as PROVAS EXTERNAS aplicadas aos estudantes da pré-escola?</text:p>
          </table:table-cell>
          <table:table-cell office:value-type="string" table:number-columns-spanned="1" table:number-rows-spanned="2" table:style-name="ce262">
            <text:p>Regra de dependência: se Q155="Aplicam-se provas externas ", abre Q15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Secretaria de Educação ou Órgão Gestor de Educaç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ão contratada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5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s etapas da Educação Básica nas quais são aplicadas as provas preparadas pela secretaria ou instituicao contratada: Ensino Fundamental – Anos Iniciais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Aplicam-se provas externas<text:s/>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Não se aplicam provas externas</text:p>
          </table:table-cell>
          <table:table-cell table:number-columns-repeated="16376" table:style-name="ce81"/>
        </table:table-row>
        <table:table-row table:style-name="ro41">
          <table:table-cell office:value-type="string" table:number-columns-spanned="1" table:number-rows-spanned="2" table:style-name="ce262">
            <text:p>TX_Q15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Quem é responsável por elaborar as PROVAS EXTERNAS aplicadas aos estudantes dos anos iniciais do Ensino Fundamental?</text:p>
          </table:table-cell>
          <table:table-cell office:value-type="string" table:number-columns-spanned="1" table:number-rows-spanned="2" table:style-name="ce262">
            <text:p>Regra de dependência: se Q157="Aplicam-se provas externas ", abre Q158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Secretaria de Educação ou Órgão Gestor de Educação</text:p>
          </table:table-cell>
          <table:table-cell table:number-columns-repeated="16376" table:style-name="ce81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ão contratada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5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s etapas da Educação Básica nas quais são aplicadas as provas preparadas pela secretaria ou instituicao contratada: Ensino Fundamental - Anos finais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Aplicam-se provas externas<text:s/></text:p>
          </table:table-cell>
          <table:table-cell table:number-columns-repeated="16376" table:style-name="ce81"/>
        </table:table-row>
        <table:table-row table:style-name="ro2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Não se aplicam provas externas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6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Quem é responsável por elaborar as PROVAS EXTERNAS aplicadas aos estudantes dos anos finais do Ensino Fundamental?</text:p>
          </table:table-cell>
          <table:table-cell office:value-type="string" table:number-columns-spanned="1" table:number-rows-spanned="2" table:style-name="ce262">
            <text:p>Regra de dependência: se Q159="Aplicam-se provas externas ", abre Q160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Secretaria de Educação ou Órgão Gestor de Educaç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Instituição contratada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Mens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Bimestr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Trimestr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Semestr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Anu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6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Indique a periodicidade da aplicação das PROVAS EXTERNAS elaboradas pelo Secretaria de Educação ou pelo Órgão Gestor de Educação ou por instituição contratada: Bianual</text:p>
          </table:table-cell>
          <table:table-cell office:value-type="string" table:number-columns-spanned="1" table:number-rows-spanned="2" table:style-name="ce262">
            <text:p>Regra de dependência: se Q154="Sim", abre Q155 a Q166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67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A Secretaria de Educação ou Órgão Gestor de Educação realiza PERIODICAMENTE monitoramento ou avaliação da sua rede de ensino?</text:p>
          </table:table-cell>
          <table:table-cell table:number-columns-spanned="1" table:number-rows-spanned="2" table:style-name="ce262"/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68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Autoavaliação das escolas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69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Avaliação do Projeto Pedagógico das escolas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70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Desempenho dos(as) professores(as)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71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Desempenho dos(as) diretores(as) das escolas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72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Infraestrutura das escolas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73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Transporte escolar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29">
          <table:table-cell office:value-type="string" table:number-columns-spanned="1" table:number-rows-spanned="2" table:style-name="ce262">
            <text:p>TX_Q174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Merenda escolar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42">
          <table:table-cell office:value-type="string" table:number-columns-spanned="1" table:number-rows-spanned="2" table:style-name="ce262">
            <text:p>TX_Q175</text:p>
          </table:table-cell>
          <table:table-cell office:value-type="string" table:number-columns-spanned="1" table:number-rows-spanned="2" table:style-name="ce261">
            <text:p>CHAR</text:p>
          </table:table-cell>
          <table:table-cell office:value-type="float" office:value="1" table:number-columns-spanned="1" table:number-rows-spanned="2" table:style-name="ce261">
            <text:p>1</text:p>
          </table:table-cell>
          <table:table-cell office:value-type="string" table:number-columns-spanned="1" table:number-rows-spanned="2" table:style-name="ce262">
            <text:p>AVALIAÇÃO EDUCACIONAL</text:p>
          </table:table-cell>
          <table:table-cell office:value-type="string" table:number-columns-spanned="1" table:number-rows-spanned="2" table:style-name="ce262">
            <text:p>Para cada uma das ações a seguir, indique se são, ou não, PERIODICAMENTE realizadas para monitorar ou avaliar a sua rede: Organização administrativa das escolas.</text:p>
          </table:table-cell>
          <table:table-cell office:value-type="string" table:number-columns-spanned="1" table:number-rows-spanned="2" table:style-name="ce262">
            <text:p>Regra de dependência: se Q167="Sim", abre Q168 a Q175.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Não</text:p>
          </table:table-cell>
          <table:table-cell table:number-columns-repeated="16376" table:style-name="ce81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7">
            <text:p>Sim</text:p>
          </table:table-cell>
          <table:table-cell table:number-columns-repeated="16376" table:style-name="ce81"/>
        </table:table-row>
        <table:table-row table:style-name="ro33">
          <table:table-cell office:value-type="string" table:style-name="ce85">
            <text:p>TX_Q176</text:p>
          </table:table-cell>
          <table:table-cell office:value-type="string" table:style-name="ce86">
            <text:p>CHAR</text:p>
          </table:table-cell>
          <table:table-cell office:value-type="float" office:value="3500" table:style-name="ce86">
            <text:p>3500</text:p>
          </table:table-cell>
          <table:table-cell office:value-type="string" table:style-name="ce85">
            <text:p>AVALIAÇÃO DO QUESTIONÁRIO</text:p>
          </table:table-cell>
          <table:table-cell office:value-type="string" table:style-name="ce254">
            <text:p>Sugestões de melhoria para o instrumento (inclusão de temas, estrutura do questionário etc.)</text:p>
          </table:table-cell>
          <table:table-cell table:style-name="ce85"/>
          <table:table-cell table:style-name="ce86"/>
          <table:table-cell office:value-type="string" table:style-name="ce87">
            <text:p>RESPOSTA ABERTA</text:p>
          </table:table-cell>
          <table:table-cell table:number-columns-repeated="16376" table:style-name="ce81"/>
        </table:table-row>
        <table:table-row table:number-rows-repeated="1048181" table:style-name="ro24">
          <table:table-cell table:number-columns-repeated="16384"/>
        </table:table-row>
      </table:table>
      <table:table table:name="TS_ITEM" table:style-name="ta6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number-columns-repeated="16379" table:default-cell-style-name="ce1"/>
        <table:table-row table:style-name="ro3">
          <table:table-cell office:value-type="string" table:number-columns-spanned="5" table:number-rows-spanned="1" table:style-name="ce241">
            <text:p>TS_IT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3">
            <text:p>Variável</text:p>
          </table:table-cell>
          <table:table-cell office:value-type="string" table:style-name="ce23">
            <text:p>Tipo</text:p>
          </table:table-cell>
          <table:table-cell office:value-type="string" table:style-name="ce23">
            <text:p>Tamanho</text:p>
          </table:table-cell>
          <table:table-cell office:value-type="string" table:style-name="ce23">
            <text:p>Descrição</text:p>
          </table:table-cell>
          <table:table-cell office:value-type="string" table:style-name="ce23">
            <text:p>Código de Preenchimento</text:p>
          </table:table-cell>
          <table:table-cell table:number-columns-repeated="16379"/>
        </table:table-row>
        <table:table-row table:style-name="ro43">
          <table:table-cell office:value-type="string" table:style-name="ce69">
            <text:p>ID_SAEB</text:p>
          </table:table-cell>
          <table:table-cell office:value-type="string" table:style-name="ce71">
            <text:p>Num</text:p>
          </table:table-cell>
          <table:table-cell office:value-type="float" office:value="4" table:style-name="ce71">
            <text:p>4</text:p>
          </table:table-cell>
          <table:table-cell office:value-type="string" table:style-name="ce72">
            <text:p>Ano de aplicação do Saeb</text:p>
          </table:table-cell>
          <table:table-cell office:value-type="float" office:value="2023" table:style-name="ce70">
            <text:p>2023</text:p>
          </table:table-cell>
          <table:table-cell table:number-columns-repeated="16379"/>
        </table:table-row>
        <table:table-row table:style-name="ro43">
          <table:table-cell office:value-type="string" table:number-columns-spanned="1" table:number-rows-spanned="4" table:style-name="ce237">
            <text:p>ID_SERIE<text:span text:style-name="T1">1</text:span></text:p>
          </table:table-cell>
          <table:table-cell office:value-type="string" table:number-columns-spanned="1" table:number-rows-spanned="4" table:style-name="ce238">
            <text:p>Num</text:p>
          </table:table-cell>
          <table:table-cell office:value-type="float" office:value="1" table:number-columns-spanned="1" table:number-rows-spanned="4" table:style-name="ce239">
            <text:p>1</text:p>
          </table:table-cell>
          <table:table-cell office:value-type="string" table:number-columns-spanned="1" table:number-rows-spanned="4" table:style-name="ce264">
            <text:p>Série em que a prova foi aplicada</text:p>
          </table:table-cell>
          <table:table-cell office:value-type="string" table:style-name="ce28">
            <text:p>2 - 2º ano EF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5 - 5º ano EF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9 - 9º ano EF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3 - 3ª/4ª série EM</text:p>
          </table:table-cell>
          <table:table-cell table:number-columns-repeated="16379"/>
        </table:table-row>
        <table:table-row table:style-name="ro43">
          <table:table-cell office:value-type="string" table:number-columns-spanned="1" table:number-rows-spanned="4" table:style-name="ce237">
            <text:p>TP_DISCIPLINA</text:p>
          </table:table-cell>
          <table:table-cell office:value-type="string" table:number-columns-spanned="1" table:number-rows-spanned="4" table:style-name="ce238">
            <text:p>Char</text:p>
          </table:table-cell>
          <table:table-cell office:value-type="float" office:value="2" table:number-columns-spanned="1" table:number-rows-spanned="4" table:style-name="ce239">
            <text:p>2</text:p>
          </table:table-cell>
          <table:table-cell office:value-type="string" table:number-columns-spanned="1" table:number-rows-spanned="4" table:style-name="ce240">
            <text:p>Disciplina do item</text:p>
          </table:table-cell>
          <table:table-cell office:value-type="string" table:style-name="ce12">
            <text:p>LP - Língua Portuguesa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MT - Matemática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CH - Ciências Humanas</text:p>
          </table:table-cell>
          <table:table-cell table:number-columns-repeated="16379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28">
            <text:p>CN - Ciências da Natureza</text:p>
          </table:table-cell>
          <table:table-cell table:number-columns-repeated="16379"/>
        </table:table-row>
        <table:table-row table:style-name="ro43">
          <table:table-cell office:value-type="string" table:style-name="ce50">
            <text:p>NU_BLOCO</text:p>
          </table:table-cell>
          <table:table-cell office:value-type="string" table:style-name="ce10">
            <text:p>Num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Identificador do bloco<text:s/></text:p>
          </table:table-cell>
          <table:table-cell office:value-type="string" table:style-name="ce24">
            <text:p>De 1 a 9</text:p>
          </table:table-cell>
          <table:table-cell table:number-columns-repeated="16379"/>
        </table:table-row>
        <table:table-row table:style-name="ro43">
          <table:table-cell office:value-type="string" table:style-name="ce74">
            <text:p>NU_POSICAO</text:p>
          </table:table-cell>
          <table:table-cell office:value-type="string" table:style-name="ce10">
            <text:p>Num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Identificador da posição do item no bloco<text:s/></text:p>
          </table:table-cell>
          <table:table-cell office:value-type="string" table:style-name="ce28">
            <text:p>De 1 a 15</text:p>
          </table:table-cell>
          <table:table-cell table:number-columns-repeated="16379"/>
        </table:table-row>
        <table:table-row table:style-name="ro43">
          <table:table-cell office:value-type="string" table:style-name="ce74">
            <text:p>ID_ITEM</text:p>
          </table:table-cell>
          <table:table-cell office:value-type="string" table:style-name="ce51">
            <text:p>Char</text:p>
          </table:table-cell>
          <table:table-cell office:value-type="float" office:value="10" table:style-name="ce9">
            <text:p>10</text:p>
          </table:table-cell>
          <table:table-cell office:value-type="string" table:style-name="ce8">
            <text:p>Identificador do item</text:p>
          </table:table-cell>
          <table:table-cell table:style-name="ce12"/>
          <table:table-cell table:number-columns-repeated="16379"/>
        </table:table-row>
        <table:table-row table:style-name="ro43">
          <table:table-cell office:value-type="string" table:style-name="ce74">
            <text:p>NU_DESCRITOR_HABILIDADE</text:p>
          </table:table-cell>
          <table:table-cell office:value-type="string" table:style-name="ce51">
            <text:p>Char</text:p>
          </table:table-cell>
          <table:table-cell office:value-type="float" office:value="6" table:style-name="ce9">
            <text:p>6</text:p>
          </table:table-cell>
          <table:table-cell office:value-type="string" table:style-name="ce8">
            <text:p>Identificador do descritor do item</text:p>
          </table:table-cell>
          <table:table-cell table:style-name="ce12"/>
          <table:table-cell table:number-columns-repeated="16379"/>
        </table:table-row>
        <table:table-row table:style-name="ro10">
          <table:table-cell office:value-type="string" table:style-name="ce74">
            <text:p>TX_GABARITO</text:p>
          </table:table-cell>
          <table:table-cell office:value-type="string" table:style-name="ce14">
            <text:p>Char</text:p>
          </table:table-cell>
          <table:table-cell office:value-type="float" office:value="3" table:style-name="ce13">
            <text:p>3</text:p>
          </table:table-cell>
          <table:table-cell office:value-type="string" table:style-name="ce28">
            <text:p>Gabarito do Item</text:p>
          </table:table-cell>
          <table:table-cell office:value-type="string" table:style-name="ce28">
            <text:p>A, B, C, D ,E<text:s/></text:p>
            <text:p>X - <text:s/>(item anulado ou abandonado na análise psicométrica)</text:p>
            <text:p>A/B - Item permite respostas de acerto total e acerto parcial</text:p>
          </table:table-cell>
          <table:table-cell table:number-columns-repeated="16379"/>
        </table:table-row>
        <table:table-row table:style-name="ro9">
          <table:table-cell office:value-type="string" table:style-name="ce75">
            <text:p>TP_ITEM</text:p>
          </table:table-cell>
          <table:table-cell office:value-type="string" table:style-name="ce76">
            <text:p>Char</text:p>
          </table:table-cell>
          <table:table-cell office:value-type="float" office:value="20" table:style-name="ce76">
            <text:p>20</text:p>
          </table:table-cell>
          <table:table-cell office:value-type="string" table:style-name="ce78">
            <text:p>Tipo de resposta esperada para o Item</text:p>
          </table:table-cell>
          <table:table-cell office:value-type="string" table:style-name="ce77">
            <text:p>Produção Textual</text:p>
            <text:p>Resposta Construída</text:p>
            <text:p>Resposta Objetiva</text:p>
          </table:table-cell>
          <table:table-cell table:number-columns-repeated="16379"/>
        </table:table-row>
        <table:table-row table:style-name="ro27">
          <table:table-cell office:value-type="string" table:style-name="ce74">
            <text:p>TP_ITEM_MODELO</text:p>
          </table:table-cell>
          <table:table-cell office:value-type="string" table:style-name="ce73">
            <text:p>Char</text:p>
          </table:table-cell>
          <table:table-cell office:value-type="float" office:value="4" table:style-name="ce13">
            <text:p>4</text:p>
          </table:table-cell>
          <table:table-cell office:value-type="string" table:style-name="ce28">
            <text:p>Modelos da Teoria de Resposta ao Item</text:p>
          </table:table-cell>
          <table:table-cell office:value-type="string" table:style-name="ce28">
            <text:p>M2PL - Modelo logístico de 2 parâmetros</text:p>
            <text:p>M3PL - Modelo Logístico de 3 parâmetros</text:p>
            <text:p>MRG - Modelo de resposta gradual</text:p>
            <text:p>M3P - modelo normal de 3 parâmetros</text:p>
          </table:table-cell>
          <table:table-cell table:number-columns-repeated="16379"/>
        </table:table-row>
        <table:table-row table:style-name="ro27">
          <table:table-cell office:value-type="string" table:style-name="ce74">
            <text:p>A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scriminação: é o poder de discriminação do item para diferenciar os participantes que dominam dos participantes que não dominam a habilidade avaliada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9">
          <table:table-cell office:value-type="string" table:style-name="ce74">
            <text:p>B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1">
            <text:p>Parâmetro de dificuldade: associado à dificuldade do item, sendo que quanto maior seu valor, mais difícil é o item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9">
          <table:table-cell office:value-type="string" table:style-name="ce74">
            <text:p>C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1">
            <text:p>Parâmetro de acerto ao acaso: é a probabilidade de um participante acertar o item não dominando a habilidade exigida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6">
          <table:table-cell office:value-type="string" table:style-name="ce74">
            <text:p>B1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ficuldade da transição entre as categorias de “erro” e <text:s/>“acerto parcial”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6">
          <table:table-cell office:value-type="string" table:style-name="ce74">
            <text:p>B2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ficuldade da transição entre as categorias de “acerto parcial” e <text:s/>“acerto total”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6">
          <table:table-cell office:value-type="string" table:style-name="ce74">
            <text:p>B3</text:p>
          </table:table-cell>
          <table:table-cell office:value-type="string" table:style-name="ce73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ficuldade da transição entre as categorias de “acerto parcial” e <text:s/>“acerto total”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1 - Há itens comuns aplicados nas diferentes séries.</text:p>
          </table:table-cell>
          <table:table-cell table:style-name="ce18"/>
          <table:table-cell table:style-name="ce19"/>
          <table:table-cell table:number-columns-repeated="2" table:style-name="ce18"/>
          <table:table-cell table:number-columns-repeated="16379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number-rows-repeated="104854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5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6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ichele.coelho</meta:initial-creator>
    <dc:creator>Giordano Alan Barbosa Sereno</dc:creator>
    <meta:creation-date>2009-04-28T13:20:11Z</meta:creation-date>
    <dc:date>2024-10-11T20:13:47Z</dc:date>
    <meta:print-date>2021-01-12T20:52:24Z</meta:print-date>
  </office:meta>
</office:document-meta>
</file>